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&quot;Times New Roman&quot;" svg:font-family="'&quot;Times New Roman&quot;'"/>
    <style:font-face style:name="&quot;Trebuchet MS&quot;" svg:font-family="'&quot;Trebuchet MS&quot;'"/>
    <style:font-face style:name="&quot;open sans&quot;" svg:font-family="'&quot;ope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7.26pt"/>
    </style:style>
    <style:style style:name="co2" style:family="table-column">
      <style:table-column-properties fo:break-before="auto" style:column-width="312.49pt"/>
    </style:style>
    <style:style style:name="co3" style:family="table-column">
      <style:table-column-properties fo:break-before="auto" style:column-width="43.74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33.36pt"/>
    </style:style>
    <style:style style:name="co6" style:family="table-column">
      <style:table-column-properties fo:break-before="auto" style:column-width="168.0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134.05pt"/>
    </style:style>
    <style:style style:name="co10" style:family="table-column">
      <style:table-column-properties fo:break-before="auto" style:column-width="156.95pt"/>
    </style:style>
    <style:style style:name="co11" style:family="table-column">
      <style:table-column-properties fo:break-before="auto" style:column-width="131.95pt"/>
    </style:style>
    <style:style style:name="co12" style:family="table-column">
      <style:table-column-properties fo:break-before="auto" style:column-width="263.25pt"/>
    </style:style>
    <style:style style:name="co13" style:family="table-column">
      <style:table-column-properties fo:break-before="auto" style:column-width="188.9pt"/>
    </style:style>
    <style:style style:name="co14" style:family="table-column">
      <style:table-column-properties fo:break-before="auto" style:column-width="172.94pt"/>
    </style:style>
    <style:style style:name="co15" style:family="table-column">
      <style:table-column-properties fo:break-before="auto" style:column-width="140.29pt"/>
    </style:style>
    <style:style style:name="co16" style:family="table-column">
      <style:table-column-properties fo:break-before="auto" style:column-width="216pt"/>
    </style:style>
    <style:style style:name="co17" style:family="table-column">
      <style:table-column-properties fo:break-before="auto" style:column-width="147.94pt"/>
    </style:style>
    <style:style style:name="co18" style:family="table-column">
      <style:table-column-properties fo:break-before="auto" style:column-width="99.35pt"/>
    </style:style>
    <style:style style:name="co19" style:family="table-column">
      <style:table-column-properties fo:break-before="auto" style:column-width="97.26pt"/>
    </style:style>
    <style:style style:name="co20" style:family="table-column">
      <style:table-column-properties fo:break-before="auto" style:column-width="111.09pt"/>
    </style:style>
    <style:style style:name="co21" style:family="table-column">
      <style:table-column-properties fo:break-before="auto" style:column-width="86.85pt"/>
    </style:style>
    <style:style style:name="co22" style:family="table-column">
      <style:table-column-properties fo:break-before="auto" style:column-width="97.94pt"/>
    </style:style>
    <style:style style:name="co23" style:family="table-column">
      <style:table-column-properties fo:break-before="auto" style:column-width="189.61pt"/>
    </style:style>
    <style:style style:name="co24" style:family="table-column">
      <style:table-column-properties fo:break-before="auto" style:column-width="219.46pt"/>
    </style:style>
    <style:style style:name="co25" style:family="table-column">
      <style:table-column-properties fo:break-before="auto" style:column-width="61.8pt"/>
    </style:style>
    <style:style style:name="co26" style:family="table-column">
      <style:table-column-properties fo:break-before="auto" style:column-width="100.69pt"/>
    </style:style>
    <style:style style:name="co27" style:family="table-column">
      <style:table-column-properties fo:break-before="auto" style:column-width="47.25pt"/>
    </style:style>
    <style:style style:name="co28" style:family="table-column">
      <style:table-column-properties fo:break-before="auto" style:column-width="75.71pt"/>
    </style:style>
    <style:style style:name="co29" style:family="table-column">
      <style:table-column-properties fo:break-before="auto" style:column-width="13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IN_20_PROCESS">
      <style:table-properties table:display="true" style:writing-mode="lr-tb"/>
    </style:style>
    <style:style style:name="ta2" style:family="table" style:master-page-name="PageStyle_5f_SPECIFICATIONS">
      <style:table-properties table:display="true" style:writing-mode="lr-tb"/>
    </style:style>
    <style:style style:name="ta3" style:family="table" style:master-page-name="PageStyle_5f_Dave_20_barron">
      <style:table-properties table:display="true" style:writing-mode="lr-tb"/>
    </style:style>
    <style:style style:name="ta4" style:family="table" style:master-page-name="PageStyle_5f_TASK_20_SCHEDULED">
      <style:table-properties table:display="true" style:writing-mode="lr-tb"/>
    </style:style>
    <style:style style:name="ta5" style:family="table" style:master-page-name="PageStyle_5f_BACK_20_UP">
      <style:table-properties table:display="true" style:writing-mode="lr-tb"/>
    </style:style>
    <style:style style:name="ta6" style:family="table" style:master-page-name="PageStyle_5f_ROBERT_20_CAMPBELL">
      <style:table-properties table:display="true" style:writing-mode="lr-tb"/>
    </style:style>
    <style:style style:name="ta7" style:family="table" style:master-page-name="PageStyle_5f_Robert_20_Campbel_20_Final">
      <style:table-properties table:display="true" style:writing-mode="lr-tb"/>
    </style:style>
    <style:style style:name="ta8" style:family="table" style:master-page-name="PageStyle_5f_weeks">
      <style:table-properties table:display="true" style:writing-mode="lr-tb"/>
    </style:style>
    <style:style style:name="ta9" style:family="table" style:master-page-name="PageStyle_5f_AMANDA">
      <style:table-properties table:display="true" style:writing-mode="lr-tb"/>
    </style:style>
    <style:style style:name="ta10" style:family="table" style:master-page-name="PageStyle_5f_SUBCONTRACTORS">
      <style:table-properties table:display="true" style:writing-mode="lr-tb"/>
    </style:style>
    <style:style style:name="ta11" style:family="table" style:master-page-name="PageStyle_5f_NEW">
      <style:table-properties table:display="true" style:writing-mode="lr-tb"/>
    </style:style>
    <style:style style:name="ta12" style:family="table" style:master-page-name="PageStyle_5f_PATT_20_CRUMPTOM">
      <style:table-properties table:display="true" style:writing-mode="lr-tb"/>
    </style:style>
    <style:style style:name="ta13" style:family="table" style:master-page-name="PageStyle_5f_Sheet5">
      <style:table-properties table:display="true" style:writing-mode="lr-tb"/>
    </style:style>
    <style:style style:name="ta14" style:family="table" style:master-page-name="PageStyle_5f_Sheet6">
      <style:table-properties table:display="true" style:writing-mode="lr-tb"/>
    </style:style>
    <style:style style:name="ta15" style:family="table" style:master-page-name="PageStyle_5f_Sheet4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7" style:family="table" style:master-page-name="PageStyle_5f_ADDIT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1155cc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7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1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1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9pt" fo:font-style="normal" fo:text-shadow="none" style:text-underline-style="none" fo:font-weight="normal" style:font-size-asian="9pt" style:font-style-asian="normal" style:font-weight-asian="normal" style:font-name-complex="&quot;Times New Roman&quot;" style:font-size-complex="9pt" style:font-style-complex="normal" style:font-weight-complex="normal"/>
    </style:style>
    <style:style style:name="ce14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&quot;Times New Roman&quot;" fo:font-size="9pt" fo:font-style="normal" fo:text-shadow="none" style:text-underline-style="none" fo:font-weight="normal" style:font-size-asian="9pt" style:font-style-asian="normal" style:font-weight-asian="normal" style:font-name-complex="&quot;Times New Roman&quot;" style:font-size-complex="9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5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8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7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9pt" fo:font-style="normal" fo:text-shadow="none" style:text-underline-style="none" fo:font-weight="normal" style:font-size-asian="9pt" style:font-style-asian="normal" style:font-weight-asian="normal" style:font-name-complex="&quot;Times New Roman&quot;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order-bottom="0.74pt solid #000000" fo:background-color="#6666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7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27272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1" style:family="table-cell" style:parent-style-name="Default">
      <style:table-cell-properties fo:background-color="#f8f8f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9cb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9cb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27272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5" style:family="table-cell" style:parent-style-name="Default" style:data-style-name="N76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27272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6" style:family="table-cell" style:parent-style-name="Default" style:data-style-name="N76">
      <style:table-cell-properties fo:background-color="#f8f8f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7" style:family="table-cell" style:parent-style-name="Default" style:data-style-name="N76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8" style:family="table-cell" style:parent-style-name="Default" style:data-style-name="N76">
      <style:table-cell-properties fo:background-color="#fff9cb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19" style:family="table-cell" style:parent-style-name="Default" style:data-style-name="N76">
      <style:table-cell-properties fo:background-color="#fff9cb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27272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 PROC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RAD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tart week</text:p>
          </table:table-cell>
          <table:table-cell table:style-name="ce1" office:value-type="string" calcext:value-type="string">
            <text:p>End week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Actual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Negotiated</text:p>
          </table:table-cell>
          <table:table-cell table:style-name="ce1" office:value-type="string" calcext:value-type="string">
            <text:p>Ball Park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O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O1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O1]+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lace Dumpst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Inground Plumb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2" calcext:value-type="float">
            <text:p>42</text:p>
          </table:table-cell>
          <table:table-cell/>
          <table:table-cell table:number-columns-repeated="2"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we wait 3 weeks af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For remodel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for remodeling is week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same week as fram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same week as fram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DING / BRICK</text:p>
          </table:table-cell>
          <table:table-cell table:style-name="ce2" office:value-type="string" calcext:value-type="string">
            <text:p>Siding or bric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6]+1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next week after fram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next week after fram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 and Top ou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t can be the same week as roof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t can be the same week as roof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one week after rought ins</text:p>
          </table:table-cell>
          <table:table-cell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8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At anymoment after rought ins</text:p>
          </table:table-cell>
          <table:table-cell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8]+1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one week after the insulaiton 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0]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same as sheet r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0]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same as sheet r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0]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same as sheet r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/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one week after sheetr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one week after sheetr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one week after sheetr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one week after interior door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5]+1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Same week as paint pre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7]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Same week as paint pre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One week after pait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0]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Same week as floor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One wee after floor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Trim, baseboards and Mantel Paint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2]+1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Fabric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5" table:formula="of:=[.E28]+1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At any moment after drywal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Cabinets Fabric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8]+1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At any moment after drywal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After Floor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1]+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After Floor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7]+1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After Kitcen and Vanitie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 Backsplash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+1"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+1"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Gutt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+1"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LASS</text:p>
          </table:table-cell>
          <table:table-cell table:style-name="ce2" office:value-type="string" calcext:value-type="string">
            <text:p>Shower Glass, Mirrors and other accesorie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5" table:formula="of:=[.E48]+1"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0]"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#REF!" office:value-type="string" office:string-value="" calcext:value-type="error">
            <text:p>#REF!</text:p>
          </table:table-cell>
          <table:table-cell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54]+1" office:value-type="string" office:string-value="" calcext:value-type="error">
            <text:p>#REF!</text:p>
          </table:table-cell>
          <table:table-cell/>
          <table:table-cell table:style-name="ce2" office:value-type="string" calcext:value-type="string">
            <text:p>After all accesories Install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5]+1" office:value-type="string" office:string-value="" calcext:value-type="error">
            <text:p>#REF!</text:p>
          </table:table-cell>
          <table:table-cell/>
          <table:table-cell table:style-name="ce2" office:value-type="string" calcext:value-type="string">
            <text:p>One week after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B87EFE03_E252_44B4_B8D3_4549805F1631_.wvu.FilterData" table:base-cell-address="$'MAIN PROCESS'.$A$1" table:cell-range-address="$'MAIN PROCESS'.$A$1:.$H$56"/>
          <table:named-range table:name="_xlnm._FilterDatabase" table:base-cell-address="$'MAIN PROCESS'.$A$1" table:cell-range-address="$'MAIN PROCESS'.$B$1:.$B$1006"/>
        </table:named-expressions>
      </table:table>
      <table:table table:name="SPECIFICATIONS" table:style-name="ta2">
        <table:table-column table:style-name="co7" table:number-columns-repeated="1024" table:default-cell-style-name="Default"/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OVEN</text:p>
          </table:table-cell>
          <table:table-cell table:style-name="ce2" office:value-type="string" calcext:value-type="string">
            <text:p>60 AMP</text:p>
          </table:table-cell>
          <table:table-cell table:style-name="ce2" office:value-type="string" calcext:value-type="string">
            <text:p>60/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DISHWASHER</text:p>
          </table:table-cell>
          <table:table-cell table:style-name="ce2" office:value-type="string" calcext:value-type="string">
            <text:p>20AMP</text:p>
          </table:table-cell>
          <table:table-cell table:style-name="ce6" office:value-type="date" office:date-value="2023-12-02" calcext:value-type="date">
            <text:p>12/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OKTOP</text:p>
          </table:table-cell>
          <table:table-cell table:style-name="ce2" office:value-type="string" calcext:value-type="string">
            <text:p>60 AMP</text:p>
          </table:table-cell>
          <table:table-cell table:style-name="ce2" office:value-type="string" calcext:value-type="string">
            <text:p>60/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OKTOP</text:p>
          </table:table-cell>
          <table:table-cell table:style-name="ce2" office:value-type="string" calcext:value-type="string">
            <text:p>40 AMP</text:p>
          </table:table-cell>
          <table:table-cell table:style-name="ce6" office:value-type="date" office:date-value="2023-10-03" calcext:value-type="date">
            <text:p>10/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OKTOP</text:p>
          </table:table-cell>
          <table:table-cell table:style-name="ce2" office:value-type="string" calcext:value-type="string">
            <text:p>50AMP</text:p>
          </table:table-cell>
          <table:table-cell table:style-name="ce6" office:value-type="date" office:date-value="2023-08-03" calcext:value-type="date">
            <text:p>8/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REFRIGERATOR</text:p>
          </table:table-cell>
          <table:table-cell table:style-name="ce2" office:value-type="string" calcext:value-type="string">
            <text:p>20AMP</text:p>
          </table:table-cell>
          <table:table-cell table:style-name="ce6" office:value-type="date" office:date-value="2023-12-02" calcext:value-type="date">
            <text:p>12/2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ve barron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1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/>
          <table:table-cell table:style-name="ce1" office:value-type="string" calcext:value-type="string">
            <text:p>START WEEK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J1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J1]+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lace Dumpst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43" calcext:value-type="float">
            <text:p>43</text:p>
          </table:table-cell>
          <table:table-cell table:style-name="ce2" office:value-type="string" calcext:value-type="string">
            <text:p>we wait 3 weeks af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44" calcext:value-type="float">
            <text:p>44</text:p>
          </table:table-cell>
          <table:table-cell table:style-name="ce2" office:value-type="string" calcext:value-type="string">
            <text:p>For remode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44" calcext:value-type="float">
            <text:p>44</text:p>
          </table:table-cell>
          <table:table-cell table:style-name="ce2" office:value-type="string" calcext:value-type="string">
            <text:p>for remodeling is week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44" calcext:value-type="float">
            <text:p>44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44" calcext:value-type="float">
            <text:p>44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44" calcext:value-type="float">
            <text:p>44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45" calcext:value-type="float">
            <text:p>45</text:p>
          </table:table-cell>
          <table:table-cell table:style-name="ce2" office:value-type="string" calcext:value-type="string">
            <text:p>next week after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1]" office:value-type="float" office:value="45" calcext:value-type="float">
            <text:p>45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+1" office:value-type="float" office:value="46" calcext:value-type="float">
            <text:p>46</text:p>
          </table:table-cell>
          <table:table-cell table:style-name="ce2" office:value-type="string" calcext:value-type="string">
            <text:p>one week after the insulaiton insp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" office:value-type="float" office:value="46" calcext:value-type="float">
            <text:p>46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46" calcext:value-type="float">
            <text:p>46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46" calcext:value-type="float">
            <text:p>46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47" calcext:value-type="float">
            <text:p>47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47" calcext:value-type="float">
            <text:p>47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47" calcext:value-type="float">
            <text:p>47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4]+1" office:value-type="float" office:value="48" calcext:value-type="float">
            <text:p>48</text:p>
          </table:table-cell>
          <table:table-cell table:style-name="ce2" office:value-type="string" calcext:value-type="string">
            <text:p>one week after interior d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48" calcext:value-type="float">
            <text:p>48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6]" office:value-type="float" office:value="48" calcext:value-type="float">
            <text:p>48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8]" office:value-type="float" office:value="48" calcext:value-type="float">
            <text:p>48</text:p>
          </table:table-cell>
          <table:table-cell table:style-name="ce2" office:value-type="string" calcext:value-type="string">
            <text:p>One week after pai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48" calcext:value-type="float">
            <text:p>48</text:p>
          </table:table-cell>
          <table:table-cell table:style-name="ce2" office:value-type="string" calcext:value-type="string">
            <text:p>Same week as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0]+1" office:value-type="float" office:value="49" calcext:value-type="float">
            <text:p>49</text:p>
          </table:table-cell>
          <table:table-cell table:style-name="ce2" office:value-type="string" calcext:value-type="string">
            <text:p>One wee 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50" calcext:value-type="float">
            <text:p>50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0]+2" office:value-type="float" office:value="50" calcext:value-type="float">
            <text:p>50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4]+1" office:value-type="float" office:value="51" calcext:value-type="float">
            <text:p>51</text:p>
          </table:table-cell>
          <table:table-cell table:style-name="ce2" office:value-type="string" calcext:value-type="string">
            <text:p>After Kitcen and Vanitie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5]+1" office:value-type="float" office:value="52" calcext:value-type="float">
            <text:p>52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6]" office:value-type="float" office:value="52" calcext:value-type="float">
            <text:p>52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7]" office:value-type="float" office:value="52" calcext:value-type="float">
            <text:p>52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" office:value-type="float" office:value="52" calcext:value-type="float">
            <text:p>52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9]+1" office:value-type="float" office:value="53" calcext:value-type="float">
            <text:p>53</text:p>
          </table:table-cell>
          <table:table-cell table:style-name="ce2" office:value-type="string" calcext:value-type="string">
            <text:p>After all accesories Instal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0]+1" office:value-type="float" office:value="54" calcext:value-type="float">
            <text:p>54</text:p>
          </table:table-cell>
          <table:table-cell table:style-name="ce2" office:value-type="string" calcext:value-type="string">
            <text:p>One week after</text:p>
          </table:table-cell>
          <table:table-cell table:number-columns-repeated="1018"/>
        </table:table-row>
        <table:table-row table:style-name="ro2" table:number-rows-repeated="185">
          <table:table-cell table:number-columns-repeated="1024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concreto</text:p>
          </table:table-cell>
          <table:table-cell table:number-columns-repeated="3"/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Framing</text:p>
          </table:table-cell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exterior sheeting 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door windows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Roofing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Gutters</text:p>
          </table:table-cell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Bricks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electrical rough in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plumbing rough in and top out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hvac rough in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Insulation</text:p>
          </table:table-cell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Sheetrock tape and bet texture</text:p>
          </table:table-cell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Paint</text:p>
          </table:table-cell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Tiles</text:p>
          </table:table-cell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Finishing electrical</text:p>
          </table:table-cell>
          <table:table-cell table:number-columns-repeated="3"/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Finish plumbing</text:p>
          </table:table-cell>
          <table:table-cell table:number-columns-repeated="3"/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iel Powell</text:p>
          </table:table-cell>
          <table:table-cell table:style-name="ce2" office:value-type="string" calcext:value-type="string">
            <text:p>Other touch ups</text:p>
          </table:table-cell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number-columns-repeated="1018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 SCHEDULED" table:style-name="ta4"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1019" table:default-cell-style-name="Default"/>
        <table:table-row table:style-name="ro1">
          <table:table-cell table:style-name="ce8" office:value-type="string" office:string-value="WO" calcext:value-type="string">
            <text:p><text:s/>WO </text:p>
          </table:table-cell>
          <table:table-cell table:style-name="ce25" office:value-type="string" calcext:value-type="string">
            <text:p>CUSTOMER NAME</text:p>
          </table:table-cell>
          <table:table-cell table:style-name="ce25" office:value-type="string" calcext:value-type="string">
            <text:p>CUSTOMER ADDRESS</text:p>
          </table:table-cell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DESCRIPTION</text:p>
          </table:table-cell>
          <table:table-cell table:style-name="ce50" office:value-type="string" calcext:value-type="string">
            <text:p>UNIT / WEEK</text:p>
          </table:table-cell>
          <table:table-cell table:style-name="ce67" office:value-type="string" calcext:value-type="string">
            <text:p>QUANTITY</text:p>
          </table:table-cell>
          <table:table-cell table:style-name="ce8" office:value-type="string" office:string-value="TYPE" calcext:value-type="string">
            <text:p><text:s/>TYPE </text:p>
          </table:table-cell>
          <table:table-cell table:style-name="ce8" office:value-type="string" office:string-value="BUDGET" calcext:value-type="string">
            <text:p><text:s/>BUDGET 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PLUMBING</text:p>
          </table:table-cell>
          <table:table-cell table:style-name="ce9" office:value-type="string" calcext:value-type="string">
            <text:p>Inground Plumbing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PLUMBING</text:p>
          </table:table-cell>
          <table:table-cell table:style-name="ce9" office:value-type="string" calcext:value-type="string">
            <text:p>Plumbing Rough In &amp; Top out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PLUMBING</text:p>
          </table:table-cell>
          <table:table-cell table:style-name="ce9" office:value-type="string" calcext:value-type="string">
            <text:p>Fixture Instal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LABOR PER SERVICE - ADDITION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125" calcext:value-type="float">
            <text:p>1,125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LABOR PER SERVICE -REMOVE AND REPLACE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6" calcext:value-type="float">
            <text:p>6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540" calcext:value-type="float">
            <text:p>54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LABOR PER SERVICE - INSTALL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BUILD UP SHOWER BASE</text:p>
          </table:table-cell>
          <table:table-cell table:style-name="ce53" office:value-type="string" calcext:value-type="string">
            <text:p>SQ FT</text:p>
          </table:table-cell>
          <table:table-cell table:style-name="ce68" office:value-type="float" office:value="28" calcext:value-type="float">
            <text:p>28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770" calcext:value-type="float">
            <text:p>77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SHOWER FAUCET - BG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75" calcext:value-type="float">
            <text:p>275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BATHROOM FAUCET - BG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2" calcext:value-type="float">
            <text:p>2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50" calcext:value-type="float">
            <text:p>25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SINK <text:s/>- BG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00" calcext:value-type="float">
            <text:p>20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LUMBING</text:p>
          </table:table-cell>
          <table:table-cell table:style-name="ce36" office:value-type="string" calcext:value-type="string">
            <text:p>ROMAN FAUCET <text:s/>- BG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AINT</text:p>
          </table:table-cell>
          <table:table-cell table:style-name="ce36" office:value-type="string" calcext:value-type="string">
            <text:p>LABOR - NEW CONSTRUCTION (BUILDING SQ FT)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625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312.5" calcext:value-type="float">
            <text:p>1,312.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AINT</text:p>
          </table:table-cell>
          <table:table-cell table:style-name="ce36" office:value-type="string" calcext:value-type="string">
            <text:p>LABOR - TRIM PAINT</text:p>
          </table:table-cell>
          <table:table-cell table:style-name="ce52" office:value-type="string" calcext:value-type="string">
            <text:p>LNFT</text:p>
          </table:table-cell>
          <table:table-cell table:style-name="ce69" office:value-type="string" calcext:value-type="string">
            <text:p>92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66.24" calcext:value-type="float">
            <text:p>66.2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AINT</text:p>
          </table:table-cell>
          <table:table-cell table:style-name="ce36" office:value-type="string" calcext:value-type="string">
            <text:p>LABOR - FRONT DOOR PAINT</text:p>
          </table:table-cell>
          <table:table-cell table:style-name="ce52" office:value-type="string" calcext:value-type="string">
            <text:p>EA</text:p>
          </table:table-cell>
          <table:table-cell table:style-name="ce9"/>
          <table:table-cell table:style-name="ce89" office:value-type="string" calcext:value-type="string">
            <text:p>LABOR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AINT</text:p>
          </table:table-cell>
          <table:table-cell table:style-name="ce36" office:value-type="string" calcext:value-type="string">
            <text:p>MATERIAL - WALL PAINT</text:p>
          </table:table-cell>
          <table:table-cell table:style-name="ce52" office:value-type="string" calcext:value-type="string">
            <text:p>UNIT</text:p>
          </table:table-cell>
          <table:table-cell table:style-name="ce69" office:value-type="string" calcext:value-type="string">
            <text:p>2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10" calcext:value-type="float">
            <text:p>21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AINT</text:p>
          </table:table-cell>
          <table:table-cell table:style-name="ce36" office:value-type="string" calcext:value-type="string">
            <text:p>MATERIAL - CEILING PAINT</text:p>
          </table:table-cell>
          <table:table-cell table:style-name="ce52" office:value-type="string" calcext:value-type="string">
            <text:p>UNIT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AINT</text:p>
          </table:table-cell>
          <table:table-cell table:style-name="ce36" office:value-type="string" calcext:value-type="string">
            <text:p>MATERIAL - TRIM PAINT</text:p>
          </table:table-cell>
          <table:table-cell table:style-name="ce52" office:value-type="string" calcext:value-type="string">
            <text:p>UNIT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PAINT</text:p>
          </table:table-cell>
          <table:table-cell table:style-name="ce36" office:value-type="string" calcext:value-type="string">
            <text:p>OTHER MATERIALS</text:p>
          </table:table-cell>
          <table:table-cell table:style-name="ce52" office:value-type="string" calcext:value-type="string">
            <text:p>GLOBAL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348" calcext:value-type="float">
            <text:p>348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OUNDATION</text:p>
          </table:table-cell>
          <table:table-cell table:style-name="ce9" office:value-type="string" calcext:value-type="string">
            <text:p>Foundation Form and Excav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OUNDATION</text:p>
          </table:table-cell>
          <table:table-cell table:style-name="ce9" office:value-type="string" calcext:value-type="string">
            <text:p>Concrete Pier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OUNDATION</text:p>
          </table:table-cell>
          <table:table-cell table:style-name="ce9" office:value-type="string" calcext:value-type="string">
            <text:p>Trenching and Rebar Post Tension or Vanilla Rebar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OUNDATION</text:p>
          </table:table-cell>
          <table:table-cell table:style-name="ce9" office:value-type="string" calcext:value-type="string">
            <text:p>Concrete Pour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OUNDATION TOTAL</text:p>
          </table:table-cell>
          <table:table-cell table:style-name="ce36" office:value-type="string" calcext:value-type="string">
            <text:p>FORM WORK</text:p>
          </table:table-cell>
          <table:table-cell table:style-name="ce54" office:value-type="string" calcext:value-type="string">
            <text:p>SQ FT</text:p>
          </table:table-cell>
          <table:table-cell table:style-name="ce70" office:value-type="float" office:value="204" calcext:value-type="float">
            <text:p>204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128.52" calcext:value-type="float">
            <text:p>128.5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OUNDATION TOTAL</text:p>
          </table:table-cell>
          <table:table-cell table:style-name="ce36" office:value-type="string" calcext:value-type="string">
            <text:p>PIERS</text:p>
          </table:table-cell>
          <table:table-cell table:style-name="ce54" office:value-type="string" calcext:value-type="string">
            <text:p>UNIT</text:p>
          </table:table-cell>
          <table:table-cell table:style-name="ce70" office:value-type="float" office:value="12" calcext:value-type="float">
            <text:p>12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2688" calcext:value-type="float">
            <text:p>2,688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OUNDATION TOTAL</text:p>
          </table:table-cell>
          <table:table-cell table:style-name="ce36" office:value-type="string" calcext:value-type="string">
            <text:p>GRADE BEAMS / FOOTINGS</text:p>
          </table:table-cell>
          <table:table-cell table:style-name="ce54" office:value-type="string" calcext:value-type="string">
            <text:p>LF</text:p>
          </table:table-cell>
          <table:table-cell table:style-name="ce70" office:value-type="float" office:value="99" calcext:value-type="float">
            <text:p>99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519.75" calcext:value-type="float">
            <text:p>519.7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OUNDATION TOTAL</text:p>
          </table:table-cell>
          <table:table-cell table:style-name="ce36" office:value-type="string" calcext:value-type="string">
            <text:p>CONCRETE SLAB</text:p>
          </table:table-cell>
          <table:table-cell table:style-name="ce54" office:value-type="string" calcext:value-type="string">
            <text:p>SQ FT</text:p>
          </table:table-cell>
          <table:table-cell table:style-name="ce70" office:value-type="float" office:value="204" calcext:value-type="float">
            <text:p>204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1356.6" calcext:value-type="float">
            <text:p>1,356.6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ELECTRICAL</text:p>
          </table:table-cell>
          <table:table-cell table:style-name="ce9" office:value-type="string" calcext:value-type="string">
            <text:p>Electrical Rough I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ELECTRICAL</text:p>
          </table:table-cell>
          <table:table-cell table:style-name="ce9" office:value-type="string" calcext:value-type="string">
            <text:p>HVAC ROugh I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ELECTRICAL</text:p>
          </table:table-cell>
          <table:table-cell table:style-name="ce9" office:value-type="string" calcext:value-type="string">
            <text:p>Accesories and Fixture Instal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LECTRICAL</text:p>
          </table:table-cell>
          <table:table-cell table:style-name="ce36" office:value-type="string" calcext:value-type="string">
            <text:p>LABOR - ADDITION - WIRING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204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020" calcext:value-type="float">
            <text:p>1,02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LECTRICAL</text:p>
          </table:table-cell>
          <table:table-cell table:style-name="ce36" office:value-type="string" calcext:value-type="string">
            <text:p>LED RECESSED LIGHT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5" calcext:value-type="float">
            <text:p>15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LECTRICAL</text:p>
          </table:table-cell>
          <table:table-cell table:style-name="ce36" office:value-type="string" calcext:value-type="string">
            <text:p>DECORATIVE LIGHT FIXTURE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2" calcext:value-type="float">
            <text:p>2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LECTRICAL</text:p>
          </table:table-cell>
          <table:table-cell table:style-name="ce36" office:value-type="string" calcext:value-type="string">
            <text:p>CEILING EXHAUST FAN, REF. M.E.P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2" calcext:value-type="float">
            <text:p>2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350" calcext:value-type="float">
            <text:p>35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LECTRICAL</text:p>
          </table:table-cell>
          <table:table-cell table:style-name="ce36" office:value-type="string" calcext:value-type="string">
            <text:p>ELECTRICAL - MINOR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1" calcext:value-type="float">
            <text:p>11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375" calcext:value-type="float">
            <text:p>1,375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LECTRICAL</text:p>
          </table:table-cell>
          <table:table-cell table:style-name="ce36" office:value-type="string" calcext:value-type="string">
            <text:p>EXAUST FAN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30" calcext:value-type="float">
            <text:p>3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RAMING</text:p>
          </table:table-cell>
          <table:table-cell table:style-name="ce9" office:value-type="string" calcext:value-type="string">
            <text:p>Framing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EXTERIOR SHEATING</text:p>
          </table:table-cell>
          <table:table-cell table:style-name="ce9" office:value-type="string" calcext:value-type="string">
            <text:p>Exterior Sheating (Walls and Roof)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DOORS AND WINDOWS</text:p>
          </table:table-cell>
          <table:table-cell table:style-name="ce9" office:value-type="string" calcext:value-type="string">
            <text:p>Exterior Windows and Door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EXTERIOR SHEATING</text:p>
          </table:table-cell>
          <table:table-cell table:style-name="ce9" office:value-type="string" calcext:value-type="string">
            <text:p>External Water Proofing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RAMING</text:p>
          </table:table-cell>
          <table:table-cell table:style-name="ce36" office:value-type="string" calcext:value-type="string">
            <text:p>NEW CONSTRUCTION FRAMING - LABOR</text:p>
          </table:table-cell>
          <table:table-cell table:style-name="ce54" office:value-type="string" calcext:value-type="string">
            <text:p>SF</text:p>
          </table:table-cell>
          <table:table-cell table:style-name="ce70" office:value-type="float" office:value="308" calcext:value-type="float">
            <text:p>308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101.1" calcext:value-type="float">
            <text:p>1,101.1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RAMING</text:p>
          </table:table-cell>
          <table:table-cell table:style-name="ce36" office:value-type="string" calcext:value-type="string">
            <text:p>NEW CONSTRUCTION FRAMING - MATERIAL</text:p>
          </table:table-cell>
          <table:table-cell table:style-name="ce54" office:value-type="string" calcext:value-type="string">
            <text:p>SF</text:p>
          </table:table-cell>
          <table:table-cell table:style-name="ce70" office:value-type="float" office:value="338" calcext:value-type="float">
            <text:p>338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2230.8" calcext:value-type="float">
            <text:p>2,230.8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RAMING</text:p>
          </table:table-cell>
          <table:table-cell table:style-name="ce36" office:value-type="string" calcext:value-type="string">
            <text:p>ADDITION REFRAME - STRUCTURAL - LABOR</text:p>
          </table:table-cell>
          <table:table-cell table:style-name="ce54" office:value-type="string" calcext:value-type="string">
            <text:p>SF</text:p>
          </table:table-cell>
          <table:table-cell table:style-name="ce70" office:value-type="float" office:value="204" calcext:value-type="float">
            <text:p>204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065.9" calcext:value-type="float">
            <text:p>1,065.9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RAMING</text:p>
          </table:table-cell>
          <table:table-cell table:style-name="ce36" office:value-type="string" calcext:value-type="string">
            <text:p>ADDITION REFRAME - STRUCTURAL - MATERIAL</text:p>
          </table:table-cell>
          <table:table-cell table:style-name="ce54" office:value-type="string" calcext:value-type="string">
            <text:p>SF</text:p>
          </table:table-cell>
          <table:table-cell table:style-name="ce70" office:value-type="float" office:value="225" calcext:value-type="float">
            <text:p>225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485" calcext:value-type="float">
            <text:p>1,485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XTERIOR SHEATING</text:p>
          </table:table-cell>
          <table:table-cell table:style-name="ce36" office:value-type="string" calcext:value-type="string">
            <text:p>LABOR (SURFACE SQ FT) - SHEATING</text:p>
          </table:table-cell>
          <table:table-cell table:style-name="ce52" office:value-type="string" calcext:value-type="string">
            <text:p>SQ FT</text:p>
          </table:table-cell>
          <table:table-cell table:style-name="ce68" office:value-type="float" office:value="232" calcext:value-type="float">
            <text:p>232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208.8" calcext:value-type="float">
            <text:p>208.8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XTERIOR SHEATING</text:p>
          </table:table-cell>
          <table:table-cell table:style-name="ce36" office:value-type="string" calcext:value-type="string">
            <text:p>ZIP SYSTEM 4FT X 8 FT - ROOF SHEATING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24" calcext:value-type="float">
            <text:p>24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348.48" calcext:value-type="float">
            <text:p>348.48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XTERIOR SHEATING</text:p>
          </table:table-cell>
          <table:table-cell table:style-name="ce36" office:value-type="string" calcext:value-type="string">
            <text:p>ZIP SYSTEM 4FT X 8 FT - WALL SHEATING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8" calcext:value-type="float">
            <text:p>8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16.16" calcext:value-type="float">
            <text:p>116.1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EXTERIOR SHEATING</text:p>
          </table:table-cell>
          <table:table-cell table:style-name="ce36" office:value-type="string" calcext:value-type="string">
            <text:p>ZIP SYSTEM TAPE X 90 FT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4" calcext:value-type="float">
            <text:p>4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59.4" calcext:value-type="float">
            <text:p>59.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OORS AND WINDOWS</text:p>
          </table:table-cell>
          <table:table-cell table:style-name="ce36" office:value-type="string" calcext:value-type="string">
            <text:p>INTERIOR MDP PREFAB DOORS 80¨</text:p>
          </table:table-cell>
          <table:table-cell table:style-name="ce54" office:value-type="string" calcext:value-type="string">
            <text:p>UN</text:p>
          </table:table-cell>
          <table:table-cell table:style-name="ce70" office:value-type="float" office:value="3" calcext:value-type="float">
            <text:p>3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648" calcext:value-type="float">
            <text:p>648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OORS AND WINDOWS</text:p>
          </table:table-cell>
          <table:table-cell table:style-name="ce36" office:value-type="string" calcext:value-type="string">
            <text:p>POCKET DOOR</text:p>
          </table:table-cell>
          <table:table-cell table:style-name="ce54" office:value-type="string" calcext:value-type="string">
            <text:p>UN</text:p>
          </table:table-cell>
          <table:table-cell table:style-name="ce70" office:value-type="float" office:value="1" calcext:value-type="float">
            <text:p>1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510" calcext:value-type="float">
            <text:p>51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OORS AND WINDOWS</text:p>
          </table:table-cell>
          <table:table-cell table:style-name="ce36" office:value-type="string" calcext:value-type="string">
            <text:p>VYNIL WINDOWS - NEW CONSTRUCTION</text:p>
          </table:table-cell>
          <table:table-cell table:style-name="ce54" office:value-type="string" calcext:value-type="string">
            <text:p>UN</text:p>
          </table:table-cell>
          <table:table-cell table:style-name="ce70" office:value-type="float" office:value="2" calcext:value-type="float">
            <text:p>2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816" calcext:value-type="float">
            <text:p>816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OORS AND WINDOWS</text:p>
          </table:table-cell>
          <table:table-cell table:style-name="ce36" office:value-type="string" calcext:value-type="string">
            <text:p>VYNIL WINDOWS - <text:s/>REMOVE AND REPLACE</text:p>
          </table:table-cell>
          <table:table-cell table:style-name="ce54" office:value-type="string" calcext:value-type="string">
            <text:p>UN</text:p>
          </table:table-cell>
          <table:table-cell table:style-name="ce70" office:value-type="float" office:value="1" calcext:value-type="float">
            <text:p>1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588" calcext:value-type="float">
            <text:p>588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5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SIDING / BRICK</text:p>
          </table:table-cell>
          <table:table-cell table:style-name="ce9" office:value-type="string" calcext:value-type="string">
            <text:p>Siding or brick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5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STUCCO / SIDING</text:p>
          </table:table-cell>
          <table:table-cell table:style-name="ce36" office:value-type="string" calcext:value-type="string">
            <text:p>LABOR - WALL - BRICKS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328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885.6" calcext:value-type="float">
            <text:p>885.6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5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STUCCO / SIDING</text:p>
          </table:table-cell>
          <table:table-cell table:style-name="ce36" office:value-type="string" calcext:value-type="string">
            <text:p>MATERIALS - WALL - BRICKS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360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188" calcext:value-type="float">
            <text:p>1,188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ROOFING</text:p>
          </table:table-cell>
          <table:table-cell table:style-name="ce9" office:value-type="string" calcext:value-type="string">
            <text:p>Roofing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ROOFING</text:p>
          </table:table-cell>
          <table:table-cell table:style-name="ce36" office:value-type="string" calcext:value-type="string">
            <text:p>LABOR (CONSTRUCTION SQ FT) - SHINGLES</text:p>
          </table:table-cell>
          <table:table-cell table:style-name="ce52" office:value-type="string" calcext:value-type="string">
            <text:p>SQ FT</text:p>
          </table:table-cell>
          <table:table-cell table:style-name="ce68" office:value-type="float" office:value="771" calcext:value-type="float">
            <text:p>771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763.29" calcext:value-type="float">
            <text:p>763.2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ROOFING</text:p>
          </table:table-cell>
          <table:table-cell table:style-name="ce36" office:value-type="string" calcext:value-type="string">
            <text:p>SHINGLES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9" calcext:value-type="float">
            <text:p>9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504.9" calcext:value-type="float">
            <text:p>504.9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ROOFING</text:p>
          </table:table-cell>
          <table:table-cell table:style-name="ce36" office:value-type="string" calcext:value-type="string">
            <text:p>ROOF PROTECTOR UNDERLAYMENT</text:p>
          </table:table-cell>
          <table:table-cell table:style-name="ce52" office:value-type="string" calcext:value-type="string">
            <text:p>SQ FT</text:p>
          </table:table-cell>
          <table:table-cell table:style-name="ce68" office:value-type="float" office:value="771" calcext:value-type="float">
            <text:p>771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339.24" calcext:value-type="float">
            <text:p>339.2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ROOFING</text:p>
          </table:table-cell>
          <table:table-cell table:style-name="ce36" office:value-type="string" calcext:value-type="string">
            <text:p>GALVANIZED FLASHING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462" calcext:value-type="float">
            <text:p>462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ROOFING</text:p>
          </table:table-cell>
          <table:table-cell table:style-name="ce36" office:value-type="string" calcext:value-type="string">
            <text:p>GAF WEATHERWATCH 100 LN FT (200 SQFT)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231" calcext:value-type="float">
            <text:p>231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ROOFING</text:p>
          </table:table-cell>
          <table:table-cell table:style-name="ce36" office:value-type="string" calcext:value-type="string">
            <text:p>GAF PRO START 120 LN FT - STARTER TRIP SHINGLES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6" calcext:value-type="float">
            <text:p>6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145.134" calcext:value-type="float">
            <text:p>145.1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ROOFING</text:p>
          </table:table-cell>
          <table:table-cell table:style-name="ce36" office:value-type="string" calcext:value-type="string">
            <text:p>COBRA EXHAUST VENT - RIDGE VENT 20 LN FT</text:p>
          </table:table-cell>
          <table:table-cell table:style-name="ce52" office:value-type="string" calcext:value-type="string">
            <text:p>UNIT</text:p>
          </table:table-cell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30.25" calcext:value-type="float">
            <text:p>30.2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7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INSULATION</text:p>
          </table:table-cell>
          <table:table-cell table:style-name="ce9" office:value-type="string" calcext:value-type="string">
            <text:p>Wall Insu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7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INSULATION</text:p>
          </table:table-cell>
          <table:table-cell table:style-name="ce36" office:value-type="string" calcext:value-type="string">
            <text:p>LABOR - INSTALLATION COST PER WALL ROLL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232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11.36" calcext:value-type="float">
            <text:p>111.3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7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INSULATION</text:p>
          </table:table-cell>
          <table:table-cell table:style-name="ce36" office:value-type="string" calcext:value-type="string">
            <text:p>R15 WALL INSULATION (33 BAGS X 1000 SQ FT)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15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71" calcext:value-type="float">
            <text:p>171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8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INSULATION</text:p>
          </table:table-cell>
          <table:table-cell table:style-name="ce9" office:value-type="string" calcext:value-type="string">
            <text:p>Roof Insu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8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INSULATION</text:p>
          </table:table-cell>
          <table:table-cell table:style-name="ce36" office:value-type="string" calcext:value-type="string">
            <text:p>LABOR - INSTALLATION COST PER CEILING BLOWING-IN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204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34.64" calcext:value-type="float">
            <text:p>134.6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8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INSULATION</text:p>
          </table:table-cell>
          <table:table-cell table:style-name="ce36" office:value-type="string" calcext:value-type="string">
            <text:p>R30 BLOWN INSULATION (15 BAGS X 1000 SQ FT)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12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309.6" calcext:value-type="float">
            <text:p>309.6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DRYWALL</text:p>
          </table:table-cell>
          <table:table-cell table:style-name="ce9" office:value-type="string" calcext:value-type="string">
            <text:p>Sheet Rock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DRYWALL</text:p>
          </table:table-cell>
          <table:table-cell table:style-name="ce9" office:value-type="string" calcext:value-type="string">
            <text:p>Tape Bet and Texture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DOORS AND WINDOWS</text:p>
          </table:table-cell>
          <table:table-cell table:style-name="ce9" office:value-type="string" calcext:value-type="string">
            <text:p>Interior Doors Instal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RYWALL</text:p>
          </table:table-cell>
          <table:table-cell table:style-name="ce36" office:value-type="string" calcext:value-type="string">
            <text:p>LABOR - ADDITION <text:s/>WALL - PER SHEET (HANG TAPE BED AND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5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765" calcext:value-type="float">
            <text:p>765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RYWALL</text:p>
          </table:table-cell>
          <table:table-cell table:style-name="ce36" office:value-type="string" calcext:value-type="string">
            <text:p>LABOR - ADDITION CEILING - PER SHEET (HANG, TAPE, BED A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7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504" calcext:value-type="float">
            <text:p>504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RYWALL</text:p>
          </table:table-cell>
          <table:table-cell table:style-name="ce36" office:value-type="string" calcext:value-type="string">
            <text:p>LABOR - PATCH CEILING - PER SHEET (HANG, TAPE, BED AND</text:p>
          </table:table-cell>
          <table:table-cell table:style-name="ce52" office:value-type="string" calcext:value-type="string">
            <text:p>EA</text:p>
          </table:table-cell>
          <table:table-cell table:style-name="ce9"/>
          <table:table-cell table:style-name="ce89" office:value-type="string" calcext:value-type="string">
            <text:p>LABOR</text:p>
          </table:table-cell>
          <table:table-cell table:style-name="ce89" office:value-type="float" office:value="373.5" calcext:value-type="float">
            <text:p>373.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RYWALL</text:p>
          </table:table-cell>
          <table:table-cell table:style-name="ce36" office:value-type="string" calcext:value-type="string">
            <text:p>MATERIALS - WALLS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7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09.1" calcext:value-type="float">
            <text:p>209.1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RYWALL</text:p>
          </table:table-cell>
          <table:table-cell table:style-name="ce36" office:value-type="string" calcext:value-type="string">
            <text:p>MATERIALS - CEILINGS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8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98.4" calcext:value-type="float">
            <text:p>98.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09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RYWALL</text:p>
          </table:table-cell>
          <table:table-cell table:style-name="ce36" office:value-type="string" calcext:value-type="string">
            <text:p>OTHER MATERIALS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10" calcext:value-type="float">
            <text:p>21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TILES</text:p>
          </table:table-cell>
          <table:table-cell table:style-name="ce9" office:value-type="string" calcext:value-type="string">
            <text:p>Tile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TILES</text:p>
          </table:table-cell>
          <table:table-cell table:style-name="ce36" office:value-type="string" calcext:value-type="string">
            <text:p>LABOR - FLOOR TILES INSTALLATION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98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705.6" calcext:value-type="float">
            <text:p>705.6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TILES</text:p>
          </table:table-cell>
          <table:table-cell table:style-name="ce36" office:value-type="string" calcext:value-type="string">
            <text:p>LABOR - SHOWER FLOOR TILES INSTALLATION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28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588" calcext:value-type="float">
            <text:p>588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TILES</text:p>
          </table:table-cell>
          <table:table-cell table:style-name="ce36" office:value-type="string" calcext:value-type="string">
            <text:p>LABOR - SHOWER WALL TILES INSTALLATION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120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1116" calcext:value-type="float">
            <text:p>1,116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TILES</text:p>
          </table:table-cell>
          <table:table-cell table:style-name="ce36" office:value-type="string" calcext:value-type="string">
            <text:p>TILES - FLOOR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107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88.9" calcext:value-type="float">
            <text:p>288.9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TILES</text:p>
          </table:table-cell>
          <table:table-cell table:style-name="ce36" office:value-type="string" calcext:value-type="string">
            <text:p>TILES - SHOWER WALLS</text:p>
          </table:table-cell>
          <table:table-cell table:style-name="ce52" office:value-type="string" calcext:value-type="string">
            <text:p>SQFT</text:p>
          </table:table-cell>
          <table:table-cell table:style-name="ce69" office:value-type="string" calcext:value-type="string">
            <text:p>132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594" calcext:value-type="float">
            <text:p>594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TILES</text:p>
          </table:table-cell>
          <table:table-cell table:style-name="ce36" office:value-type="string" calcext:value-type="string">
            <text:p>TILES - SHOWER FLOOR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31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23.2" calcext:value-type="float">
            <text:p>223.2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0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TILES</text:p>
          </table:table-cell>
          <table:table-cell table:style-name="ce36" office:value-type="string" calcext:value-type="string">
            <text:p>OTHER MATERIALS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330" calcext:value-type="float">
            <text:p>33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1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PAINT</text:p>
          </table:table-cell>
          <table:table-cell table:style-name="ce9" office:value-type="string" calcext:value-type="string">
            <text:p>Painting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LOORING</text:p>
          </table:table-cell>
          <table:table-cell table:style-name="ce9" office:value-type="string" calcext:value-type="string">
            <text:p>Leveling and floating of floor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LOORING</text:p>
          </table:table-cell>
          <table:table-cell table:style-name="ce9" office:value-type="string" calcext:value-type="string">
            <text:p>Floor Instal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LOORING</text:p>
          </table:table-cell>
          <table:table-cell table:style-name="ce9" office:value-type="string" calcext:value-type="string">
            <text:p>Moldures and Baseboard Instal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FLOORING</text:p>
          </table:table-cell>
          <table:table-cell table:style-name="ce9" office:value-type="string" calcext:value-type="string">
            <text:p>Trim, baseboards and Mantel Painting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LOORING</text:p>
          </table:table-cell>
          <table:table-cell table:style-name="ce36" office:value-type="string" calcext:value-type="string">
            <text:p>LABOR - INSTALLATION CLICK FLOORING LVP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336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504" calcext:value-type="float">
            <text:p>504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LOORING</text:p>
          </table:table-cell>
          <table:table-cell table:style-name="ce36" office:value-type="string" calcext:value-type="string">
            <text:p>LABOR - INSTALLATION CARPET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522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689.04" calcext:value-type="float">
            <text:p>689.0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LOORING</text:p>
          </table:table-cell>
          <table:table-cell table:style-name="ce36" office:value-type="string" calcext:value-type="string">
            <text:p>LABOR - INSTALLATION VINYL FLOOR INSTALLATION</text:p>
          </table:table-cell>
          <table:table-cell table:style-name="ce52" office:value-type="string" calcext:value-type="string">
            <text:p>LN FT</text:p>
          </table:table-cell>
          <table:table-cell table:style-name="ce69" office:value-type="string" calcext:value-type="string">
            <text:p>89 '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96.12" calcext:value-type="float">
            <text:p>96.1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LOORING</text:p>
          </table:table-cell>
          <table:table-cell table:style-name="ce36" office:value-type="string" calcext:value-type="string">
            <text:p>LUXURY VINYL FLOORING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370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221" calcext:value-type="float">
            <text:p>1,221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LOORING</text:p>
          </table:table-cell>
          <table:table-cell table:style-name="ce36" office:value-type="string" calcext:value-type="string">
            <text:p>CARPET</text:p>
          </table:table-cell>
          <table:table-cell table:style-name="ce52" office:value-type="string" calcext:value-type="string">
            <text:p>SQ FT</text:p>
          </table:table-cell>
          <table:table-cell table:style-name="ce69" office:value-type="string" calcext:value-type="string">
            <text:p>575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1345.5" calcext:value-type="float">
            <text:p>1,345.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LOORING</text:p>
          </table:table-cell>
          <table:table-cell table:style-name="ce36" office:value-type="string" calcext:value-type="string">
            <text:p>CUSTOM BASEBOARDS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92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231.84" calcext:value-type="float">
            <text:p>231.8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2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FLOORING</text:p>
          </table:table-cell>
          <table:table-cell table:style-name="ce36" office:value-type="string" calcext:value-type="string">
            <text:p>OTHER MATERIAL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MATERIAL</text:p>
          </table:table-cell>
          <table:table-cell table:style-name="ce89" office:value-type="float" office:value="330" calcext:value-type="float">
            <text:p>33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CABINETS</text:p>
          </table:table-cell>
          <table:table-cell table:style-name="ce9" office:value-type="string" calcext:value-type="string">
            <text:p>Custom Cabinets Fabrication</text:p>
          </table:table-cell>
          <table:table-cell table:style-name="ce51" office:value-type="string" calcext:value-type="string">
            <text:p>WEEK</text:p>
          </table:table-cell>
          <table:table-cell table:style-name="ce71" office:value-type="float" office:value="48" calcext:value-type="float">
            <text:p>48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CABINETS</text:p>
          </table:table-cell>
          <table:table-cell table:style-name="ce9" office:value-type="string" calcext:value-type="string">
            <text:p>Resurface Kitchen Cabinet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CABINETS</text:p>
          </table:table-cell>
          <table:table-cell table:style-name="ce9" office:value-type="string" calcext:value-type="string">
            <text:p>Vanities Instal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CABINETS</text:p>
          </table:table-cell>
          <table:table-cell table:style-name="ce36" office:value-type="string" calcext:value-type="string">
            <text:p>CUSTOM PANTRY CABINET PER LN FT</text:p>
          </table:table-cell>
          <table:table-cell table:style-name="ce52" office:value-type="string" calcext:value-type="string">
            <text:p>LN FT</text:p>
          </table:table-cell>
          <table:table-cell table:style-name="ce69" office:value-type="string" calcext:value-type="string">
            <text:p>2 '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648" calcext:value-type="float">
            <text:p>648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CABINETS</text:p>
          </table:table-cell>
          <table:table-cell table:style-name="ce36" office:value-type="string" calcext:value-type="string">
            <text:p>RESURFACE KITCHEN CABINETS</text:p>
          </table:table-cell>
          <table:table-cell table:style-name="ce52" office:value-type="string" calcext:value-type="string">
            <text:p>LN FT</text:p>
          </table:table-cell>
          <table:table-cell table:style-name="ce69" office:value-type="string" calcext:value-type="string">
            <text:p>45 '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3510" calcext:value-type="float">
            <text:p>3,51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3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CABINETS</text:p>
          </table:table-cell>
          <table:table-cell table:style-name="ce36" office:value-type="string" calcext:value-type="string">
            <text:p>PRE FAB VANITY 72 IN W/QUARTZ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1530" calcext:value-type="float">
            <text:p>1,53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4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ROOFING</text:p>
          </table:table-cell>
          <table:table-cell table:style-name="ce9" office:value-type="string" calcext:value-type="string">
            <text:p>Gutter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5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GLASS</text:p>
          </table:table-cell>
          <table:table-cell table:style-name="ce9" office:value-type="string" calcext:value-type="string">
            <text:p>Glass Installation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5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DRAIN SYSTEM</text:p>
          </table:table-cell>
          <table:table-cell table:style-name="ce9" office:value-type="string" calcext:value-type="string">
            <text:p>Install Drain System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PALO015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GLASS</text:p>
          </table:table-cell>
          <table:table-cell table:style-name="ce36" office:value-type="string" calcext:value-type="string">
            <text:p>SHOWER GLASS PANEL 3FT TO 4FT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510" calcext:value-type="float">
            <text:p>51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ALO016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DRAIN SYSTEM</text:p>
          </table:table-cell>
          <table:table-cell table:style-name="ce36" office:value-type="string" calcext:value-type="string">
            <text:p>BASIN DRAIN</text:p>
          </table:table-cell>
          <table:table-cell table:style-name="ce52" office:value-type="string" calcext:value-type="string">
            <text:p>EA</text:p>
          </table:table-cell>
          <table:table-cell table:style-name="ce69" office:value-type="string" calcext:value-type="string">
            <text:p>1 '</text:p>
          </table:table-cell>
          <table:table-cell table:style-name="ce89" office:value-type="string" calcext:value-type="string">
            <text:p>ALL INCLUDED</text:p>
          </table:table-cell>
          <table:table-cell table:style-name="ce89" office:value-type="float" office:value="1080" calcext:value-type="float">
            <text:p>1,08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GENERAL CONDITIONS</text:p>
          </table:table-cell>
          <table:table-cell table:style-name="ce9" office:value-type="string" calcext:value-type="string">
            <text:p>Surveyor Document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GENERAL CONDITIONS</text:p>
          </table:table-cell>
          <table:table-cell table:style-name="ce9" office:value-type="string" calcext:value-type="string">
            <text:p>Architecture, MEP, RES Check, Structural, Cover Sheet and Scope of work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GENERAL CONDITIONS</text:p>
          </table:table-cell>
          <table:table-cell table:style-name="ce9" office:value-type="string" calcext:value-type="string">
            <text:p>Permits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GENERAL CONDITIONS</text:p>
          </table:table-cell>
          <table:table-cell table:style-name="ce9" office:value-type="string" calcext:value-type="string">
            <text:p>DEMO OF STRUCTURE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DELIVERY</text:p>
          </table:table-cell>
          <table:table-cell table:style-name="ce51" office:value-type="string" calcext:value-type="string">
            <text:p>WEEK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TASK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GENERAL CONDITIONS TOTAL</text:p>
          </table:table-cell>
          <table:table-cell table:style-name="ce36" office:value-type="string" calcext:value-type="string">
            <text:p>DUMPSTER FEES - ISYD</text:p>
          </table:table-cell>
          <table:table-cell table:style-name="ce54" office:value-type="string" calcext:value-type="string">
            <text:p>EA</text:p>
          </table:table-cell>
          <table:table-cell table:style-name="ce70" office:value-type="float" office:value="4" calcext:value-type="float">
            <text:p>4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2112" calcext:value-type="float">
            <text:p>2,112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GENERAL CONDITIONS TOTAL</text:p>
          </table:table-cell>
          <table:table-cell table:style-name="ce36" office:value-type="string" calcext:value-type="string">
            <text:p>GENERAL PROJECT CLEANING - M</text:p>
          </table:table-cell>
          <table:table-cell table:style-name="ce54" office:value-type="string" calcext:value-type="string">
            <text:p>EA</text:p>
          </table:table-cell>
          <table:table-cell table:style-name="ce70" office:value-type="float" office:value="1" calcext:value-type="float">
            <text:p>1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280" calcext:value-type="float">
            <text:p>28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GENERAL CONDITIONS TOTAL</text:p>
          </table:table-cell>
          <table:table-cell table:style-name="ce36" office:value-type="string" calcext:value-type="string">
            <text:p>CITY PERMITS</text:p>
          </table:table-cell>
          <table:table-cell table:style-name="ce54" office:value-type="string" calcext:value-type="string">
            <text:p>EA</text:p>
          </table:table-cell>
          <table:table-cell table:style-name="ce70" office:value-type="float" office:value="1" calcext:value-type="float">
            <text:p>1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2800" calcext:value-type="float">
            <text:p>2,800.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nthony Romo</text:p>
          </table:table-cell>
          <table:table-cell table:style-name="ce9" office:value-type="string" calcext:value-type="string">
            <text:p>1731 Palo Duro Trail Grapevine, TX 76051</text:p>
            <text:p/>
          </table:table-cell>
          <table:table-cell table:style-name="ce36" office:value-type="string" calcext:value-type="string">
            <text:p>GENERAL CONDITIONS TOTAL</text:p>
          </table:table-cell>
          <table:table-cell table:style-name="ce36" office:value-type="string" calcext:value-type="string">
            <text:p>DEMO</text:p>
          </table:table-cell>
          <table:table-cell table:style-name="ce54" office:value-type="string" calcext:value-type="string">
            <text:p>CY</text:p>
          </table:table-cell>
          <table:table-cell table:style-name="ce70" office:value-type="float" office:value="7" calcext:value-type="float">
            <text:p>7</text:p>
          </table:table-cell>
          <table:table-cell table:style-name="ce89" office:value-type="string" calcext:value-type="string">
            <text:p>LABOR</text:p>
          </table:table-cell>
          <table:table-cell table:style-name="ce89" office:value-type="float" office:value="840" calcext:value-type="float">
            <text:p>840.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3.00 <text:s text:c="3"/>FOUNDATION TOTAL</text:p>
          </table:table-cell>
          <table:table-cell table:style-name="ce10" office:value-type="string" calcext:value-type="string">
            <text:p>FORM WORK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3.00 <text:s text:c="3"/>FOUNDATION TOTAL</text:p>
          </table:table-cell>
          <table:table-cell table:style-name="ce10" office:value-type="string" calcext:value-type="string">
            <text:p>PIERS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16" calcext:value-type="float">
            <text:p>16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3.00 <text:s text:c="3"/>FOUNDATION TOTAL</text:p>
          </table:table-cell>
          <table:table-cell table:style-name="ce10" office:value-type="string" calcext:value-type="string">
            <text:p>GRADE BEAMS / FOOTINGS</text:p>
          </table:table-cell>
          <table:table-cell table:style-name="ce55" office:value-type="string" calcext:value-type="string">
            <text:p>LF</text:p>
          </table:table-cell>
          <table:table-cell table:style-name="ce72" office:value-type="float" office:value="108" calcext:value-type="float">
            <text:p>108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3.00 <text:s text:c="3"/>FOUNDATION TOTAL</text:p>
          </table:table-cell>
          <table:table-cell table:style-name="ce10" office:value-type="string" calcext:value-type="string">
            <text:p>CONCRETE SLAB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FOUNDATION</text:p>
          </table:table-cell>
          <table:table-cell table:style-name="ce10" office:value-type="string" calcext:value-type="string">
            <text:p>Foundation Form and Excavation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38" calcext:value-type="float">
            <text:p>38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FOUNDATION</text:p>
          </table:table-cell>
          <table:table-cell table:style-name="ce10" office:value-type="string" calcext:value-type="string">
            <text:p>Trenching and Rebar Post Tension or Vanilla Rebar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39" calcext:value-type="float">
            <text:p>39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FOUNDATION</text:p>
          </table:table-cell>
          <table:table-cell table:style-name="ce10" office:value-type="string" calcext:value-type="string">
            <text:p>Concrete Pour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39" calcext:value-type="float">
            <text:p>39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2.0 <text:s text:c="3"/>FLOORING</text:p>
          </table:table-cell>
          <table:table-cell table:style-name="ce10" office:value-type="string" calcext:value-type="string">
            <text:p>LABOR - POLISHED AND SEALED CONCRETE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2.0 <text:s text:c="3"/>FLOORING</text:p>
          </table:table-cell>
          <table:table-cell table:style-name="ce10" office:value-type="string" calcext:value-type="string">
            <text:p>LABOR - INSTALLATION TRIM AND BASEBOARDS</text:p>
          </table:table-cell>
          <table:table-cell table:style-name="ce55" office:value-type="string" calcext:value-type="string">
            <text:p>LN FT</text:p>
          </table:table-cell>
          <table:table-cell table:style-name="ce72" office:value-type="float" office:value="64" calcext:value-type="float">
            <text:p>64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2.0 <text:s text:c="3"/>FLOORING</text:p>
          </table:table-cell>
          <table:table-cell table:style-name="ce10" office:value-type="string" calcext:value-type="string">
            <text:p>POLISHED AND SEALED CONCRETE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64" calcext:value-type="float">
            <text:p>264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2.0 <text:s text:c="3"/>FLOORING</text:p>
          </table:table-cell>
          <table:table-cell table:style-name="ce10" office:value-type="string" calcext:value-type="string">
            <text:p>SOLID WOOD BASEBOARDS</text:p>
          </table:table-cell>
          <table:table-cell table:style-name="ce55" office:value-type="string" calcext:value-type="string">
            <text:p>LN FT</text:p>
          </table:table-cell>
          <table:table-cell table:style-name="ce72" office:value-type="float" office:value="70" calcext:value-type="float">
            <text:p>70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1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2.0 <text:s text:c="3"/>FLOORING</text:p>
          </table:table-cell>
          <table:table-cell table:style-name="ce10" office:value-type="string" calcext:value-type="string">
            <text:p>OTHER MATERIAL 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DEMO</text:p>
          </table:table-cell>
          <table:table-cell table:style-name="ce55" office:value-type="string" calcext:value-type="string">
            <text:p>CY</text:p>
          </table:table-cell>
          <table:table-cell table:style-name="ce72" office:value-type="float" office:value="6" calcext:value-type="float">
            <text:p>6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6.0 <text:s text:c="4"/>FRAMING</text:p>
          </table:table-cell>
          <table:table-cell table:style-name="ce10" office:value-type="string" calcext:value-type="string">
            <text:p>ADDITION REFRAME - STRUCTURAL - LABOR </text:p>
          </table:table-cell>
          <table:table-cell table:style-name="ce55" office:value-type="string" calcext:value-type="string">
            <text:p>SF</text:p>
          </table:table-cell>
          <table:table-cell table:style-name="ce72" office:value-type="float" office:value="240" calcext:value-type="float">
            <text:p>240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6.0 <text:s text:c="4"/>FRAMING</text:p>
          </table:table-cell>
          <table:table-cell table:style-name="ce10" office:value-type="string" calcext:value-type="string">
            <text:p>ADDITION REFRAME - STRUCTURAL - MATERIAL </text:p>
          </table:table-cell>
          <table:table-cell table:style-name="ce55" office:value-type="string" calcext:value-type="string">
            <text:p>SF</text:p>
          </table:table-cell>
          <table:table-cell table:style-name="ce72" office:value-type="float" office:value="264" calcext:value-type="float">
            <text:p>264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7.0 <text:s text:c="5"/>EXTERIOR SHEATING</text:p>
          </table:table-cell>
          <table:table-cell table:style-name="ce10" office:value-type="string" calcext:value-type="string">
            <text:p>LABOR (SURFACE SQ FT) - SHEATING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512" calcext:value-type="float">
            <text:p>512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7.0 <text:s text:c="5"/>EXTERIOR SHEATING</text:p>
          </table:table-cell>
          <table:table-cell table:style-name="ce10" office:value-type="string" calcext:value-type="string">
            <text:p>ZIP SYSTEM 4FT X 8 FT - ROOF SHEATING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8" calcext:value-type="float">
            <text:p>8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7.0 <text:s text:c="5"/>EXTERIOR SHEATING</text:p>
          </table:table-cell>
          <table:table-cell table:style-name="ce10" office:value-type="string" calcext:value-type="string">
            <text:p>ZIP SYSTEM 4FT X 8 FT - WALL SHEATING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16" calcext:value-type="float">
            <text:p>16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7.0 <text:s text:c="5"/>EXTERIOR SHEATING</text:p>
          </table:table-cell>
          <table:table-cell table:style-name="ce10" office:value-type="string" calcext:value-type="string">
            <text:p>ZIP SYSTEM TAPE X 90 FT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7" calcext:value-type="float">
            <text:p>7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9.0 <text:s text:c="3"/>DOORS AND WINDOWS</text:p>
          </table:table-cell>
          <table:table-cell table:style-name="ce10" office:value-type="string" calcext:value-type="string">
            <text:p>INTERIOR MDP PREFAB DOORS 80¨</text:p>
          </table:table-cell>
          <table:table-cell table:style-name="ce55" office:value-type="string" calcext:value-type="string">
            <text:p>UN</text:p>
          </table:table-cell>
          <table:table-cell table:style-name="ce72" office:value-type="float" office:value="2" calcext:value-type="float">
            <text:p>2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9.0 <text:s text:c="3"/>DOORS AND WINDOWS</text:p>
          </table:table-cell>
          <table:table-cell table:style-name="ce10" office:value-type="string" calcext:value-type="string">
            <text:p>EXTERIOR ALUMINUM PREFAB DOORS 80¨</text:p>
          </table:table-cell>
          <table:table-cell table:style-name="ce55" office:value-type="string" calcext:value-type="string">
            <text:p>UN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9.0 <text:s text:c="3"/>DOORS AND WINDOWS</text:p>
          </table:table-cell>
          <table:table-cell table:style-name="ce10" office:value-type="string" calcext:value-type="string">
            <text:p>VYNIL WINDOWS - NEW CONSTRUCTION </text:p>
          </table:table-cell>
          <table:table-cell table:style-name="ce55" office:value-type="string" calcext:value-type="string">
            <text:p>UN</text:p>
          </table:table-cell>
          <table:table-cell table:style-name="ce72" office:value-type="float" office:value="2" calcext:value-type="float">
            <text:p>2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GENERAL CONDITIONS</text:p>
          </table:table-cell>
          <table:table-cell table:style-name="ce10" office:value-type="string" calcext:value-type="string">
            <text:p>DEMO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1" calcext:value-type="float">
            <text:p>41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FRAMING</text:p>
          </table:table-cell>
          <table:table-cell table:style-name="ce10" office:value-type="string" calcext:value-type="string">
            <text:p>Framing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1" calcext:value-type="float">
            <text:p>41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EXTERIOR SHEATING</text:p>
          </table:table-cell>
          <table:table-cell table:style-name="ce10" office:value-type="string" calcext:value-type="string">
            <text:p>Exterior Sheating (Walls and Roof)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3" calcext:value-type="float">
            <text:p>43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DOORS AND WINDOWS</text:p>
          </table:table-cell>
          <table:table-cell table:style-name="ce10" office:value-type="string" calcext:value-type="string">
            <text:p>Exterior Windows and Doors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3" calcext:value-type="float">
            <text:p>43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3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3.0 <text:s text:c="3"/>STUCCO / SIDING</text:p>
          </table:table-cell>
          <table:table-cell table:style-name="ce10" office:value-type="string" calcext:value-type="string">
            <text:p>LABOR - WALL - BRICKS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512" calcext:value-type="float">
            <text:p>512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3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3.0 <text:s text:c="3"/>STUCCO / SIDING</text:p>
          </table:table-cell>
          <table:table-cell table:style-name="ce10" office:value-type="string" calcext:value-type="string">
            <text:p>MATERIALS - WALL - BRICKS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563" calcext:value-type="float">
            <text:p>563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3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SIDING / BRICK</text:p>
          </table:table-cell>
          <table:table-cell table:style-name="ce10" office:value-type="string" calcext:value-type="string">
            <text:p>Bricks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3" calcext:value-type="float">
            <text:p>43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4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8.0 <text:s text:c="3"/>ROOFING</text:p>
          </table:table-cell>
          <table:table-cell table:style-name="ce10" office:value-type="string" calcext:value-type="string">
            <text:p>LABOR (CONSTRUCTION SQ FT) - SHINGLES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343" calcext:value-type="float">
            <text:p>343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4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8.0 <text:s text:c="3"/>ROOFING</text:p>
          </table:table-cell>
          <table:table-cell table:style-name="ce10" office:value-type="string" calcext:value-type="string">
            <text:p>SHINGLES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6" calcext:value-type="float">
            <text:p>6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4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8.0 <text:s text:c="3"/>ROOFING</text:p>
          </table:table-cell>
          <table:table-cell table:style-name="ce10" office:value-type="string" calcext:value-type="string">
            <text:p>ROOF PROTECTOR UNDERLAYMENT 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98" calcext:value-type="float">
            <text:p>298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4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ROOFING</text:p>
          </table:table-cell>
          <table:table-cell table:style-name="ce10" office:value-type="string" calcext:value-type="string">
            <text:p>Roofing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3" calcext:value-type="float">
            <text:p>43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5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4.00 <text:s text:c="3"/>ELECTRICAL</text:p>
          </table:table-cell>
          <table:table-cell table:style-name="ce10" office:value-type="string" calcext:value-type="string">
            <text:p>LABOR - ADDITION - SUBPANEL 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5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4.00 <text:s text:c="3"/>ELECTRICAL</text:p>
          </table:table-cell>
          <table:table-cell table:style-name="ce10" office:value-type="string" calcext:value-type="string">
            <text:p>LABOR - ADDITION - WIRING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5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4.00 <text:s text:c="3"/>ELECTRICAL</text:p>
          </table:table-cell>
          <table:table-cell table:style-name="ce10" office:value-type="string" calcext:value-type="string">
            <text:p>LED RECESSED LIGHT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4" calcext:value-type="float">
            <text:p>4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5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ELECTRICAL</text:p>
          </table:table-cell>
          <table:table-cell table:style-name="ce10" office:value-type="string" calcext:value-type="string">
            <text:p>Electrical Rough In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3" calcext:value-type="float">
            <text:p>43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5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ELECTRICAL</text:p>
          </table:table-cell>
          <table:table-cell table:style-name="ce10" office:value-type="string" calcext:value-type="string">
            <text:p>Accesories Installation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7" calcext:value-type="float">
            <text:p>47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6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4.0 <text:s text:c="3"/>HVAC</text:p>
          </table:table-cell>
          <table:table-cell table:style-name="ce10" office:value-type="string" calcext:value-type="string">
            <text:p>A/C DUCTING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ALL INCLUDED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6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MECHANICAL</text:p>
          </table:table-cell>
          <table:table-cell table:style-name="ce10" office:value-type="string" calcext:value-type="string">
            <text:p>Mechanic (HVAC) Rough in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3" calcext:value-type="float">
            <text:p>43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7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1.0 <text:s text:c="3"/>INSULATION</text:p>
          </table:table-cell>
          <table:table-cell table:style-name="ce10" office:value-type="string" calcext:value-type="string">
            <text:p>LABOR - INSTALLATION COST PER WALL ROLL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512" calcext:value-type="float">
            <text:p>512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7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1.0 <text:s text:c="3"/>INSULATION</text:p>
          </table:table-cell>
          <table:table-cell table:style-name="ce10" office:value-type="string" calcext:value-type="string">
            <text:p>R15 WALL INSULATION (33 BAGS X 1000 SQ FT)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19" calcext:value-type="float">
            <text:p>19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7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INSULATION</text:p>
          </table:table-cell>
          <table:table-cell table:style-name="ce10" office:value-type="string" calcext:value-type="string">
            <text:p>Wall Insulation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4" calcext:value-type="float">
            <text:p>44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8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1.0 <text:s text:c="3"/>INSULATION</text:p>
          </table:table-cell>
          <table:table-cell table:style-name="ce10" office:value-type="string" calcext:value-type="string">
            <text:p>LABOR - INSTALLATION COST PER CEILING BLOWING-IN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8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1.0 <text:s text:c="3"/>INSULATION</text:p>
          </table:table-cell>
          <table:table-cell table:style-name="ce10" office:value-type="string" calcext:value-type="string">
            <text:p>R30 BLOWN INSULATION (15 BAGS X 1000 SQ FT)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9" calcext:value-type="float">
            <text:p>9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8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INSULATION</text:p>
          </table:table-cell>
          <table:table-cell table:style-name="ce10" office:value-type="string" calcext:value-type="string">
            <text:p>Roof Insulation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4" calcext:value-type="float">
            <text:p>44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0.0 <text:s text:c="3"/>PAINT</text:p>
          </table:table-cell>
          <table:table-cell table:style-name="ce10" office:value-type="string" calcext:value-type="string">
            <text:p>LABOR - WALLS UP TO 10 FT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512" calcext:value-type="float">
            <text:p>512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0.0 <text:s text:c="3"/>PAINT</text:p>
          </table:table-cell>
          <table:table-cell table:style-name="ce10" office:value-type="string" calcext:value-type="string">
            <text:p>LABOR - CEILING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0.0 <text:s text:c="3"/>PAINT</text:p>
          </table:table-cell>
          <table:table-cell table:style-name="ce10" office:value-type="string" calcext:value-type="string">
            <text:p>LABOR - TRIM PAINT</text:p>
          </table:table-cell>
          <table:table-cell table:style-name="ce55" office:value-type="string" calcext:value-type="string">
            <text:p>LNFT</text:p>
          </table:table-cell>
          <table:table-cell table:style-name="ce72" office:value-type="float" office:value="64" calcext:value-type="float">
            <text:p>64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0.0 <text:s text:c="3"/>PAINT</text:p>
          </table:table-cell>
          <table:table-cell table:style-name="ce10" office:value-type="string" calcext:value-type="string">
            <text:p>MATERIAL - WALL PAINT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2" calcext:value-type="float">
            <text:p>2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0.0 <text:s text:c="3"/>PAINT</text:p>
          </table:table-cell>
          <table:table-cell table:style-name="ce10" office:value-type="string" calcext:value-type="string">
            <text:p>MATERIAL - CEILING PAINT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0.0 <text:s text:c="3"/>PAINT</text:p>
          </table:table-cell>
          <table:table-cell table:style-name="ce10" office:value-type="string" calcext:value-type="string">
            <text:p>MATERIAL - TRIM PAINT</text:p>
          </table:table-cell>
          <table:table-cell table:style-name="ce55" office:value-type="string" calcext:value-type="string">
            <text:p>UNIT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0.0 <text:s text:c="3"/>PAINT</text:p>
          </table:table-cell>
          <table:table-cell table:style-name="ce10" office:value-type="string" calcext:value-type="string">
            <text:p>OTHER MATERIALS </text:p>
          </table:table-cell>
          <table:table-cell table:style-name="ce55" office:value-type="string" calcext:value-type="string">
            <text:p>GLOBAL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20.0 <text:s text:c="5"/>DRYWALL</text:p>
          </table:table-cell>
          <table:table-cell table:style-name="ce10" office:value-type="string" calcext:value-type="string">
            <text:p>LABOR - ADDITION <text:s/>WALL - PER SHEET (HANG TAPE BED AND TEXTURE)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7" calcext:value-type="float">
            <text:p>17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20.0 <text:s text:c="5"/>DRYWALL</text:p>
          </table:table-cell>
          <table:table-cell table:style-name="ce10" office:value-type="string" calcext:value-type="string">
            <text:p>LABOR - ADDITION CEILING - PER SHEET (HANG, TAPE, BED AND TEXTURE)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9" calcext:value-type="float">
            <text:p>9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20.0 <text:s text:c="5"/>DRYWALL</text:p>
          </table:table-cell>
          <table:table-cell table:style-name="ce10" office:value-type="string" calcext:value-type="string">
            <text:p>MATERIALS - WALLS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9" calcext:value-type="float">
            <text:p>19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20.0 <text:s text:c="5"/>DRYWALL</text:p>
          </table:table-cell>
          <table:table-cell table:style-name="ce10" office:value-type="string" calcext:value-type="string">
            <text:p>MATERIALS - CEILINGS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1" calcext:value-type="float">
            <text:p>11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20.0 <text:s text:c="5"/>DRYWALL</text:p>
          </table:table-cell>
          <table:table-cell table:style-name="ce10" office:value-type="string" calcext:value-type="string">
            <text:p>OTHER MATERIALS 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 office:value-type="string" calcext:value-type="string">
            <text:p>MATERIAL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DRYWALL</text:p>
          </table:table-cell>
          <table:table-cell table:style-name="ce10" office:value-type="string" calcext:value-type="string">
            <text:p>Sheet Rock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6" calcext:value-type="float">
            <text:p>46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DRYWALL</text:p>
          </table:table-cell>
          <table:table-cell table:style-name="ce10" office:value-type="string" calcext:value-type="string">
            <text:p>Tape Bet and Texture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6" calcext:value-type="float">
            <text:p>46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09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PAINT</text:p>
          </table:table-cell>
          <table:table-cell table:style-name="ce10" office:value-type="string" calcext:value-type="string">
            <text:p>Painting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6" calcext:value-type="float">
            <text:p>46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10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5.0 <text:s text:c="5"/>TILES</text:p>
          </table:table-cell>
          <table:table-cell table:style-name="ce10" office:value-type="string" calcext:value-type="string">
            <text:p>LABOR - FLOOR TILES INSTALLATION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5" calcext:value-type="float">
            <text:p>25</text:p>
          </table:table-cell>
          <table:table-cell table:style-name="ce10" office:value-type="string" calcext:value-type="string">
            <text:p>LABOR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10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TILES</text:p>
          </table:table-cell>
          <table:table-cell table:style-name="ce10" office:value-type="string" calcext:value-type="string">
            <text:p>Tiles Installation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6" calcext:value-type="float">
            <text:p>46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11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ROOFING</text:p>
          </table:table-cell>
          <table:table-cell table:style-name="ce10" office:value-type="string" calcext:value-type="string">
            <text:p>Gutters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7" calcext:value-type="float">
            <text:p>47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LAKE012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FLOORING</text:p>
          </table:table-cell>
          <table:table-cell table:style-name="ce10" office:value-type="string" calcext:value-type="string">
            <text:p>Flooring Polished Concrete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7" calcext:value-type="float">
            <text:p>47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FORM SURVEY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DUMPSTER FEES - ISYD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3" calcext:value-type="float">
            <text:p>3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GENERAL PROJECT CLEANING - M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ARCHITECTURAL SET OF PLANS - ADDITION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STRUCTURAL SET OF PLANS - ADDITION</text:p>
          </table:table-cell>
          <table:table-cell table:style-name="ce55" office:value-type="string" calcext:value-type="string">
            <text:p>SQ FT</text:p>
          </table:table-cell>
          <table:table-cell table:style-name="ce72" office:value-type="float" office:value="240" calcext:value-type="float">
            <text:p>240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STRUCTURAL ENGINEERING REPORT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ENGINEERING FOUNDATION REPORT 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1-00 <text:s text:c="3"/>GENERAL CONDITIONS TOTAL</text:p>
          </table:table-cell>
          <table:table-cell table:style-name="ce10" office:value-type="string" calcext:value-type="string">
            <text:p>CITY PERMITS</text:p>
          </table:table-cell>
          <table:table-cell table:style-name="ce55" office:value-type="string" calcext:value-type="string">
            <text:p>EA</text:p>
          </table:table-cell>
          <table:table-cell table:style-name="ce72" office:value-type="float" office:value="1" calcext:value-type="float">
            <text:p>1</text:p>
          </table:table-cell>
          <table:table-cell table:style-name="ce10"/>
          <table:table-cell table:style-name="ce96"/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Robert Campbell</text:p>
          </table:table-cell>
          <table:table-cell table:style-name="ce33" office:value-type="string" calcext:value-type="string">
            <text:p>111 Lakeside LnLittle Elm, TX 75068</text:p>
            <text:p/>
          </table:table-cell>
          <table:table-cell table:style-name="ce10" office:value-type="string" calcext:value-type="string">
            <text:p>OTHERS</text:p>
          </table:table-cell>
          <table:table-cell table:style-name="ce10" office:value-type="string" calcext:value-type="string">
            <text:p>Delivery Week</text:p>
          </table:table-cell>
          <table:table-cell table:style-name="ce55" office:value-type="string" calcext:value-type="string">
            <text:p>WEEK</text:p>
          </table:table-cell>
          <table:table-cell table:style-name="ce72" office:value-type="float" office:value="48" calcext:value-type="float">
            <text:p>48</text:p>
          </table:table-cell>
          <table:table-cell table:style-name="ce33" office:value-type="string" calcext:value-type="string">
            <text:p>TAS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7" office:value-type="string" calcext:value-type="string">
            <text:p>1-00 <text:s text:c="3"/>GENERAL CONDITIONS TOTAL</text:p>
          </table:table-cell>
          <table:table-cell table:style-name="ce37" office:value-type="string" calcext:value-type="string">
            <text:p>DUMPSTER FEES - ISYD</text:p>
          </table:table-cell>
          <table:table-cell table:style-name="ce56" office:value-type="string" calcext:value-type="string">
            <text:p>EA</text:p>
          </table:table-cell>
          <table:table-cell table:style-name="ce73" office:value-type="float" office:value="2" calcext:value-type="float">
            <text:p>2</text:p>
          </table:table-cell>
          <table:table-cell table:style-name="ce9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8" office:value-type="string" calcext:value-type="string">
            <text:p>1-00 <text:s text:c="3"/>GENERAL CONDITIONS TOTAL</text:p>
          </table:table-cell>
          <table:table-cell table:style-name="ce38" office:value-type="string" calcext:value-type="string">
            <text:p>GENERAL PROJECT CLEANING - M</text:p>
          </table:table-cell>
          <table:table-cell table:style-name="ce57" office:value-type="string" calcext:value-type="string">
            <text:p>EA</text:p>
          </table:table-cell>
          <table:table-cell table:style-name="ce74" office:value-type="float" office:value="1" calcext:value-type="float">
            <text:p>1</text:p>
          </table:table-cell>
          <table:table-cell table:style-name="ce91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GENERAL CONDITIONS</text:p>
          </table:table-cell>
          <table:table-cell table:style-name="ce39" office:value-type="string" calcext:value-type="string">
            <text:p>Surveyor Documents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GENERAL CONDITIONS</text:p>
          </table:table-cell>
          <table:table-cell table:style-name="ce39" office:value-type="string" calcext:value-type="string">
            <text:p>Architecture, MEP, RES Check, Structural, Cover Sheet and Scope of work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GENERAL CONDITIONS</text:p>
          </table:table-cell>
          <table:table-cell table:style-name="ce39" office:value-type="string" calcext:value-type="string">
            <text:p>Permits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GENERAL CONDITIONS</text:p>
          </table:table-cell>
          <table:table-cell table:style-name="ce39" office:value-type="string" calcext:value-type="string">
            <text:p>Post Permits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GENERAL CONDITIONS</text:p>
          </table:table-cell>
          <table:table-cell table:style-name="ce39" office:value-type="string" calcext:value-type="string">
            <text:p>Place Dumpsters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OTHERS</text:p>
          </table:table-cell>
          <table:table-cell table:style-name="ce39" office:value-type="string" calcext:value-type="string">
            <text:p>DELIVERY WEEK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2" calcext:value-type="float">
            <text:p>42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0" office:value-type="string" calcext:value-type="string">
            <text:p>1-00 <text:s text:c="3"/>GENERAL CONDITIONS TOTAL</text:p>
          </table:table-cell>
          <table:table-cell table:style-name="ce40" office:value-type="string" calcext:value-type="string">
            <text:p>DEMO</text:p>
          </table:table-cell>
          <table:table-cell table:style-name="ce59" office:value-type="string" calcext:value-type="string">
            <text:p>CY</text:p>
          </table:table-cell>
          <table:table-cell table:style-name="ce76" office:value-type="float" office:value="7" calcext:value-type="float">
            <text:p>7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GENERAL CONDITIONS</text:p>
          </table:table-cell>
          <table:table-cell table:style-name="ce39" office:value-type="string" calcext:value-type="string">
            <text:p>DEMO OF STRUCTURE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2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4.00 <text:s text:c="3"/>ELECTRICAL</text:p>
          </table:table-cell>
          <table:table-cell table:style-name="ce41" office:value-type="string" calcext:value-type="string">
            <text:p>ELECTRICAL - MAJOR</text:p>
          </table:table-cell>
          <table:table-cell table:style-name="ce60" office:value-type="string" calcext:value-type="string">
            <text:p>UNIT</text:p>
          </table:table-cell>
          <table:table-cell table:style-name="ce77" office:value-type="float" office:value="8" calcext:value-type="float">
            <text:p>8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2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4.00 <text:s text:c="3"/>ELECTRICAL</text:p>
          </table:table-cell>
          <table:table-cell table:style-name="ce42" office:value-type="string" calcext:value-type="string">
            <text:p>LED RECESSED LIGHT</text:p>
          </table:table-cell>
          <table:table-cell table:style-name="ce61" office:value-type="string" calcext:value-type="string">
            <text:p>UNIT</text:p>
          </table:table-cell>
          <table:table-cell table:style-name="ce78" office:value-type="float" office:value="4" calcext:value-type="float">
            <text:p>4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2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4.00 <text:s text:c="3"/>ELECTRICAL</text:p>
          </table:table-cell>
          <table:table-cell table:style-name="ce42" office:value-type="string" calcext:value-type="string">
            <text:p>DECORATIVE LIGHT FIXTURE</text:p>
          </table:table-cell>
          <table:table-cell table:style-name="ce61" office:value-type="string" calcext:value-type="string">
            <text:p>UNIT</text:p>
          </table:table-cell>
          <table:table-cell table:style-name="ce78" office:value-type="float" office:value="1" calcext:value-type="float">
            <text:p>1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2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ELECTRICAL</text:p>
          </table:table-cell>
          <table:table-cell table:style-name="ce39" office:value-type="string" calcext:value-type="string">
            <text:p>Electrical Rough I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2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ELECTRICAL</text:p>
          </table:table-cell>
          <table:table-cell table:style-name="ce39" office:value-type="string" calcext:value-type="string">
            <text:p>Accesories Install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1" calcext:value-type="float">
            <text:p>41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3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5.00 <text:s text:c="3"/>PLUMBING</text:p>
          </table:table-cell>
          <table:table-cell table:style-name="ce41" office:value-type="string" calcext:value-type="string">
            <text:p>LABOR PER SERVICE - REMODELING &amp; RELOCATING</text:p>
          </table:table-cell>
          <table:table-cell table:style-name="ce60" office:value-type="string" calcext:value-type="string">
            <text:p>UNIT</text:p>
          </table:table-cell>
          <table:table-cell table:style-name="ce77" office:value-type="float" office:value="6" calcext:value-type="float">
            <text:p>6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3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5.00 <text:s text:c="3"/>PLUMBING</text:p>
          </table:table-cell>
          <table:table-cell table:style-name="ce42" office:value-type="string" calcext:value-type="string">
            <text:p>KITCHEN FAUCET <text:s/>- BG</text:p>
          </table:table-cell>
          <table:table-cell table:style-name="ce61" office:value-type="string" calcext:value-type="string">
            <text:p>UNIT</text:p>
          </table:table-cell>
          <table:table-cell table:style-name="ce78" office:value-type="float" office:value="1" calcext:value-type="float">
            <text:p>1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3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5.00 <text:s text:c="3"/>PLUMBING</text:p>
          </table:table-cell>
          <table:table-cell table:style-name="ce42" office:value-type="string" calcext:value-type="string">
            <text:p>KITCHEN SINK - BG</text:p>
          </table:table-cell>
          <table:table-cell table:style-name="ce61" office:value-type="string" calcext:value-type="string">
            <text:p>UNIT</text:p>
          </table:table-cell>
          <table:table-cell table:style-name="ce78" office:value-type="float" office:value="1" calcext:value-type="float">
            <text:p>1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3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5.00 <text:s text:c="3"/>PLUMBING</text:p>
          </table:table-cell>
          <table:table-cell table:style-name="ce42" office:value-type="string" calcext:value-type="string">
            <text:p>POT FILLER - BG</text:p>
          </table:table-cell>
          <table:table-cell table:style-name="ce61" office:value-type="string" calcext:value-type="string">
            <text:p>UNIT</text:p>
          </table:table-cell>
          <table:table-cell table:style-name="ce78" office:value-type="float" office:value="1" calcext:value-type="float">
            <text:p>1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3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PLUMBING</text:p>
          </table:table-cell>
          <table:table-cell table:style-name="ce39" office:value-type="string" calcext:value-type="string">
            <text:p>Inground Plumbing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3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PLUMBING</text:p>
          </table:table-cell>
          <table:table-cell table:style-name="ce39" office:value-type="string" calcext:value-type="string">
            <text:p>Plumbing Rough I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3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PLUMBING</text:p>
          </table:table-cell>
          <table:table-cell table:style-name="ce39" office:value-type="string" calcext:value-type="string">
            <text:p>Fixture Install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1" calcext:value-type="float">
            <text:p>41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YALE004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0" office:value-type="string" calcext:value-type="string">
            <text:p>6.0 <text:s text:c="4"/>FRAMING</text:p>
          </table:table-cell>
          <table:table-cell table:style-name="ce40" office:value-type="string" calcext:value-type="string">
            <text:p>LABOR - LOAD BEARING WALL OPEN CONCEPT</text:p>
          </table:table-cell>
          <table:table-cell table:style-name="ce59" office:value-type="string" calcext:value-type="string">
            <text:p>LN FT</text:p>
          </table:table-cell>
          <table:table-cell table:style-name="ce76" office:value-type="float" office:value="16" calcext:value-type="float">
            <text:p>16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YALE004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8" office:value-type="string" calcext:value-type="string">
            <text:p>6.0 <text:s text:c="4"/>FRAMING</text:p>
          </table:table-cell>
          <table:table-cell table:style-name="ce38" office:value-type="string" calcext:value-type="string">
            <text:p>MATERIAL - LOAD BEARING WALL OPEN CONCEPT</text:p>
          </table:table-cell>
          <table:table-cell table:style-name="ce57" office:value-type="string" calcext:value-type="string">
            <text:p>LN FT</text:p>
          </table:table-cell>
          <table:table-cell table:style-name="ce74" office:value-type="float" office:value="16" calcext:value-type="float">
            <text:p>16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4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FRAMING</text:p>
          </table:table-cell>
          <table:table-cell table:style-name="ce39" office:value-type="string" calcext:value-type="string">
            <text:p>Framing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0.0 <text:s text:c="3"/>PAINT</text:p>
          </table:table-cell>
          <table:table-cell table:style-name="ce41" office:value-type="string" calcext:value-type="string">
            <text:p>LABOR - WALLS UP TO 10 FT</text:p>
          </table:table-cell>
          <table:table-cell table:style-name="ce60" office:value-type="string" calcext:value-type="string">
            <text:p>SQ FT</text:p>
          </table:table-cell>
          <table:table-cell table:style-name="ce79" office:value-type="string" calcext:value-type="string">
            <text:p>522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0.0 <text:s text:c="3"/>PAINT</text:p>
          </table:table-cell>
          <table:table-cell table:style-name="ce41" office:value-type="string" calcext:value-type="string">
            <text:p>LABOR - CEILING</text:p>
          </table:table-cell>
          <table:table-cell table:style-name="ce60" office:value-type="string" calcext:value-type="string">
            <text:p>SQ FT</text:p>
          </table:table-cell>
          <table:table-cell table:style-name="ce79" office:value-type="string" calcext:value-type="string">
            <text:p>1722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0.0 <text:s text:c="3"/>PAINT</text:p>
          </table:table-cell>
          <table:table-cell table:style-name="ce41" office:value-type="string" calcext:value-type="string">
            <text:p>LABOR - INTERIOR DOOR PAINT</text:p>
          </table:table-cell>
          <table:table-cell table:style-name="ce60" office:value-type="string" calcext:value-type="string">
            <text:p>EA</text:p>
          </table:table-cell>
          <table:table-cell table:style-name="ce79" office:value-type="string" calcext:value-type="string">
            <text:p>1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0.0 <text:s text:c="3"/>PAINT</text:p>
          </table:table-cell>
          <table:table-cell table:style-name="ce41" office:value-type="string" calcext:value-type="string">
            <text:p>LABOR - TRIM PAINT</text:p>
          </table:table-cell>
          <table:table-cell table:style-name="ce60" office:value-type="string" calcext:value-type="string">
            <text:p>LNFT</text:p>
          </table:table-cell>
          <table:table-cell table:style-name="ce79" office:value-type="string" calcext:value-type="string">
            <text:p>67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0.0 <text:s text:c="3"/>PAINT</text:p>
          </table:table-cell>
          <table:table-cell table:style-name="ce41" office:value-type="string" calcext:value-type="string">
            <text:p>LABOR - REMOVING POPCORN CEILIJNG</text:p>
          </table:table-cell>
          <table:table-cell table:style-name="ce60" office:value-type="string" calcext:value-type="string">
            <text:p>SQ FT</text:p>
          </table:table-cell>
          <table:table-cell table:style-name="ce79" office:value-type="string" calcext:value-type="string">
            <text:p>1722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0.0 <text:s text:c="3"/>PAINT</text:p>
          </table:table-cell>
          <table:table-cell table:style-name="ce42" office:value-type="string" calcext:value-type="string">
            <text:p>MATERIAL - WALL PAINT</text:p>
          </table:table-cell>
          <table:table-cell table:style-name="ce61" office:value-type="string" calcext:value-type="string">
            <text:p>UNIT</text:p>
          </table:table-cell>
          <table:table-cell table:style-name="ce80" office:value-type="string" calcext:value-type="string">
            <text:p>2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0.0 <text:s text:c="3"/>PAINT</text:p>
          </table:table-cell>
          <table:table-cell table:style-name="ce42" office:value-type="string" calcext:value-type="string">
            <text:p>MATERIAL - CEILING PAINT</text:p>
          </table:table-cell>
          <table:table-cell table:style-name="ce61" office:value-type="string" calcext:value-type="string">
            <text:p>UNIT</text:p>
          </table:table-cell>
          <table:table-cell table:style-name="ce80" office:value-type="string" calcext:value-type="string">
            <text:p>5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0.0 <text:s text:c="3"/>PAINT</text:p>
          </table:table-cell>
          <table:table-cell table:style-name="ce42" office:value-type="string" calcext:value-type="string">
            <text:p>MATERIAL - TRIM PAINT</text:p>
          </table:table-cell>
          <table:table-cell table:style-name="ce61" office:value-type="string" calcext:value-type="string">
            <text:p>UNIT</text:p>
          </table:table-cell>
          <table:table-cell table:style-name="ce80" office:value-type="string" calcext:value-type="string">
            <text:p>1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0.0 <text:s text:c="3"/>PAINT</text:p>
          </table:table-cell>
          <table:table-cell table:style-name="ce42" office:value-type="string" calcext:value-type="string">
            <text:p>OTHER MATERIALS</text:p>
          </table:table-cell>
          <table:table-cell table:style-name="ce61" office:value-type="string" calcext:value-type="string">
            <text:p>GLOBAL</text:p>
          </table:table-cell>
          <table:table-cell table:style-name="ce80" office:value-type="string" calcext:value-type="string">
            <text:p>1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5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PAINT</text:p>
          </table:table-cell>
          <table:table-cell table:style-name="ce39" office:value-type="string" calcext:value-type="string">
            <text:p>Painting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9" calcext:value-type="float">
            <text:p>39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2.0 <text:s text:c="3"/>FLOORING</text:p>
          </table:table-cell>
          <table:table-cell table:style-name="ce41" office:value-type="string" calcext:value-type="string">
            <text:p>LABOR - INSTALLATION CLICK FLOORING LVP</text:p>
          </table:table-cell>
          <table:table-cell table:style-name="ce60" office:value-type="string" calcext:value-type="string">
            <text:p>SQ FT</text:p>
          </table:table-cell>
          <table:table-cell table:style-name="ce79" office:value-type="string" calcext:value-type="string">
            <text:p>1722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2.0 <text:s text:c="3"/>FLOORING</text:p>
          </table:table-cell>
          <table:table-cell table:style-name="ce41" office:value-type="string" calcext:value-type="string">
            <text:p>LABOR - INSTALLATION TRIM AND BASEBOARDS</text:p>
          </table:table-cell>
          <table:table-cell table:style-name="ce60" office:value-type="string" calcext:value-type="string">
            <text:p>LN FT</text:p>
          </table:table-cell>
          <table:table-cell table:style-name="ce79" office:value-type="string" calcext:value-type="string">
            <text:p>76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2.0 <text:s text:c="3"/>FLOORING</text:p>
          </table:table-cell>
          <table:table-cell table:style-name="ce41" office:value-type="string" calcext:value-type="string">
            <text:p>LABOR - REMOVE FLOOR TILE</text:p>
          </table:table-cell>
          <table:table-cell table:style-name="ce60" office:value-type="string" calcext:value-type="string">
            <text:p>SQFT</text:p>
          </table:table-cell>
          <table:table-cell table:style-name="ce79" office:value-type="string" calcext:value-type="string">
            <text:p>282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2.0 <text:s text:c="3"/>FLOORING</text:p>
          </table:table-cell>
          <table:table-cell table:style-name="ce41" office:value-type="string" calcext:value-type="string">
            <text:p>LABOR - CROWN MOLDING</text:p>
          </table:table-cell>
          <table:table-cell table:style-name="ce60" office:value-type="string" calcext:value-type="string">
            <text:p>LN FT</text:p>
          </table:table-cell>
          <table:table-cell table:style-name="ce79" office:value-type="string" calcext:value-type="string">
            <text:p>76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2.0 <text:s text:c="3"/>FLOORING</text:p>
          </table:table-cell>
          <table:table-cell table:style-name="ce42" office:value-type="string" calcext:value-type="string">
            <text:p>CROWN MOLDING</text:p>
          </table:table-cell>
          <table:table-cell table:style-name="ce61" office:value-type="string" calcext:value-type="string">
            <text:p>LN FT</text:p>
          </table:table-cell>
          <table:table-cell table:style-name="ce80" office:value-type="string" calcext:value-type="string">
            <text:p>80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2.0 <text:s text:c="3"/>FLOORING</text:p>
          </table:table-cell>
          <table:table-cell table:style-name="ce42" office:value-type="string" calcext:value-type="string">
            <text:p>LUXURY VINYL FLOORING</text:p>
          </table:table-cell>
          <table:table-cell table:style-name="ce61" office:value-type="string" calcext:value-type="string">
            <text:p>SQ FT</text:p>
          </table:table-cell>
          <table:table-cell table:style-name="ce80" office:value-type="string" calcext:value-type="string">
            <text:p>1895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2.0 <text:s text:c="3"/>FLOORING</text:p>
          </table:table-cell>
          <table:table-cell table:style-name="ce42" office:value-type="string" calcext:value-type="string">
            <text:p>SOLID WOOD BASEBOARDS</text:p>
          </table:table-cell>
          <table:table-cell table:style-name="ce61" office:value-type="string" calcext:value-type="string">
            <text:p>LN FT</text:p>
          </table:table-cell>
          <table:table-cell table:style-name="ce80" office:value-type="string" calcext:value-type="string">
            <text:p>80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2.0 <text:s text:c="3"/>FLOORING</text:p>
          </table:table-cell>
          <table:table-cell table:style-name="ce42" office:value-type="string" calcext:value-type="string">
            <text:p>OTHER MATERIAL</text:p>
          </table:table-cell>
          <table:table-cell table:style-name="ce61" office:value-type="string" calcext:value-type="string">
            <text:p>EA</text:p>
          </table:table-cell>
          <table:table-cell table:style-name="ce80" office:value-type="string" calcext:value-type="string">
            <text:p>1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FLOORING</text:p>
          </table:table-cell>
          <table:table-cell table:style-name="ce39" office:value-type="string" calcext:value-type="string">
            <text:p>Leveling and floating of floors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0" calcext:value-type="float">
            <text:p>40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FLOORING</text:p>
          </table:table-cell>
          <table:table-cell table:style-name="ce39" office:value-type="string" calcext:value-type="string">
            <text:p>Floor Install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0" calcext:value-type="float">
            <text:p>40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FLOORING</text:p>
          </table:table-cell>
          <table:table-cell table:style-name="ce39" office:value-type="string" calcext:value-type="string">
            <text:p>Moldures and Baseboard Install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0" calcext:value-type="float">
            <text:p>40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6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FLOORING</text:p>
          </table:table-cell>
          <table:table-cell table:style-name="ce39" office:value-type="string" calcext:value-type="string">
            <text:p>Trim, baseboards and Mantel Painting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0" calcext:value-type="float">
            <text:p>40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7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3.0 <text:s text:c="3"/>STUCCO / SIDING</text:p>
          </table:table-cell>
          <table:table-cell table:style-name="ce41" office:value-type="string" calcext:value-type="string">
            <text:p>WALL - BRICKS</text:p>
          </table:table-cell>
          <table:table-cell table:style-name="ce60" office:value-type="string" calcext:value-type="string">
            <text:p>UNIT</text:p>
          </table:table-cell>
          <table:table-cell table:style-name="ce79" office:value-type="string" calcext:value-type="string">
            <text:p>1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7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SIDING / BRICK</text:p>
          </table:table-cell>
          <table:table-cell table:style-name="ce39" office:value-type="string" calcext:value-type="string">
            <text:p>Siding or bricks or stucco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0" calcext:value-type="float">
            <text:p>40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8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5.0 <text:s text:c="5"/>TILES</text:p>
          </table:table-cell>
          <table:table-cell table:style-name="ce41" office:value-type="string" calcext:value-type="string">
            <text:p>LABOR - BACKSPLASH TILES INSTALLATION</text:p>
          </table:table-cell>
          <table:table-cell table:style-name="ce60" office:value-type="string" calcext:value-type="string">
            <text:p>SQ FT</text:p>
          </table:table-cell>
          <table:table-cell table:style-name="ce79" office:value-type="string" calcext:value-type="string">
            <text:p>110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8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5.0 <text:s text:c="5"/>TILES</text:p>
          </table:table-cell>
          <table:table-cell table:style-name="ce42" office:value-type="string" calcext:value-type="string">
            <text:p>TILES - BACKSPLASH</text:p>
          </table:table-cell>
          <table:table-cell table:style-name="ce61" office:value-type="string" calcext:value-type="string">
            <text:p>SQ FT</text:p>
          </table:table-cell>
          <table:table-cell table:style-name="ce80" office:value-type="string" calcext:value-type="string">
            <text:p>115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8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15.0 <text:s text:c="5"/>TILES</text:p>
          </table:table-cell>
          <table:table-cell table:style-name="ce42" office:value-type="string" calcext:value-type="string">
            <text:p>OTHER MATERIALS</text:p>
          </table:table-cell>
          <table:table-cell table:style-name="ce61" office:value-type="string" calcext:value-type="string">
            <text:p>EA</text:p>
          </table:table-cell>
          <table:table-cell table:style-name="ce80" office:value-type="string" calcext:value-type="string">
            <text:p>2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8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TILES</text:p>
          </table:table-cell>
          <table:table-cell table:style-name="ce39" office:value-type="string" calcext:value-type="string">
            <text:p>Tiles Backsplash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1" calcext:value-type="float">
            <text:p>41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9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8.0 <text:s text:c="5"/>CABINETS</text:p>
          </table:table-cell>
          <table:table-cell table:style-name="ce41" office:value-type="string" calcext:value-type="string">
            <text:p>CUSTOM BASE CABINET PER LN FT</text:p>
          </table:table-cell>
          <table:table-cell table:style-name="ce60" office:value-type="string" calcext:value-type="string">
            <text:p>LN FT</text:p>
          </table:table-cell>
          <table:table-cell table:style-name="ce79" office:value-type="string" calcext:value-type="string">
            <text:p>19 '</text:p>
          </table:table-cell>
          <table:table-cell table:style-name="ce92" office:value-type="string" calcext:value-type="string">
            <text:p>ALL INCLUDED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9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8.0 <text:s text:c="5"/>CABINETS</text:p>
          </table:table-cell>
          <table:table-cell table:style-name="ce41" office:value-type="string" calcext:value-type="string">
            <text:p>CUSTOM UPPER CABINET PER LN FT</text:p>
          </table:table-cell>
          <table:table-cell table:style-name="ce60" office:value-type="string" calcext:value-type="string">
            <text:p>LN FT</text:p>
          </table:table-cell>
          <table:table-cell table:style-name="ce79" office:value-type="string" calcext:value-type="string">
            <text:p>30 '</text:p>
          </table:table-cell>
          <table:table-cell table:style-name="ce92" office:value-type="string" calcext:value-type="string">
            <text:p>ALL INCLUDED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9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8.0 <text:s text:c="5"/>CABINETS</text:p>
          </table:table-cell>
          <table:table-cell table:style-name="ce41" office:value-type="string" calcext:value-type="string">
            <text:p>KITCHEN ISLAND PANELING</text:p>
          </table:table-cell>
          <table:table-cell table:style-name="ce60" office:value-type="string" calcext:value-type="string">
            <text:p>LN FT</text:p>
          </table:table-cell>
          <table:table-cell table:style-name="ce79" office:value-type="string" calcext:value-type="string">
            <text:p>16 '</text:p>
          </table:table-cell>
          <table:table-cell table:style-name="ce92" office:value-type="string" calcext:value-type="string">
            <text:p>ALL INCLUDED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9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8.0 <text:s text:c="5"/>CABINETS</text:p>
          </table:table-cell>
          <table:table-cell table:style-name="ce41" office:value-type="string" calcext:value-type="string">
            <text:p>BREAKFAST NOOK SLIDING DOOR</text:p>
          </table:table-cell>
          <table:table-cell table:style-name="ce60" office:value-type="string" calcext:value-type="string">
            <text:p>UNIT</text:p>
          </table:table-cell>
          <table:table-cell table:style-name="ce79" office:value-type="string" calcext:value-type="string">
            <text:p>1 '</text:p>
          </table:table-cell>
          <table:table-cell table:style-name="ce92" office:value-type="string" calcext:value-type="string">
            <text:p>ALL INCLUDED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9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CABINETS</text:p>
          </table:table-cell>
          <table:table-cell table:style-name="ce39" office:value-type="string" calcext:value-type="string">
            <text:p>Kitchen Cabinets Fabric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9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CABINETS</text:p>
          </table:table-cell>
          <table:table-cell table:style-name="ce39" office:value-type="string" calcext:value-type="string">
            <text:p>Kitchen Island Fabric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09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CABINETS</text:p>
          </table:table-cell>
          <table:table-cell table:style-name="ce39" office:value-type="string" calcext:value-type="string">
            <text:p>Kitchen Cabinets Install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0" calcext:value-type="float">
            <text:p>40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0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19.0 <text:s text:c="7"/>COUNTERTOPS</text:p>
          </table:table-cell>
          <table:table-cell table:style-name="ce41" office:value-type="string" calcext:value-type="string">
            <text:p>QUARTZ - PURE WHITE</text:p>
          </table:table-cell>
          <table:table-cell table:style-name="ce60" office:value-type="string" calcext:value-type="string">
            <text:p>SQFT</text:p>
          </table:table-cell>
          <table:table-cell table:style-name="ce79" office:value-type="string" calcext:value-type="string">
            <text:p>84 '</text:p>
          </table:table-cell>
          <table:table-cell table:style-name="ce92" office:value-type="string" calcext:value-type="string">
            <text:p>ALL INCLUDED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0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COUNTERTOP</text:p>
          </table:table-cell>
          <table:table-cell table:style-name="ce39" office:value-type="string" calcext:value-type="string">
            <text:p>Countertop Intallation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41" calcext:value-type="float">
            <text:p>41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20.0 DRYWALL</text:p>
          </table:table-cell>
          <table:table-cell table:style-name="ce41" office:value-type="string" calcext:value-type="string">
            <text:p>LABOR - REMODELING WALL - PER SHEET (HANG TAPE BED A</text:p>
          </table:table-cell>
          <table:table-cell table:style-name="ce60" office:value-type="string" calcext:value-type="string">
            <text:p>EA</text:p>
          </table:table-cell>
          <table:table-cell table:style-name="ce79" office:value-type="string" calcext:value-type="string">
            <text:p>5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1" office:value-type="string" calcext:value-type="string">
            <text:p>20.0 DRYWALL</text:p>
          </table:table-cell>
          <table:table-cell table:style-name="ce41" office:value-type="string" calcext:value-type="string">
            <text:p>LABOR - REMODELING <text:s/>CEILING - PER SHEET (HANG, TAPE, B</text:p>
          </table:table-cell>
          <table:table-cell table:style-name="ce60" office:value-type="string" calcext:value-type="string">
            <text:p>EA</text:p>
          </table:table-cell>
          <table:table-cell table:style-name="ce79" office:value-type="string" calcext:value-type="string">
            <text:p>5 '</text:p>
          </table:table-cell>
          <table:table-cell table:style-name="ce92" office:value-type="string" calcext:value-type="string">
            <text:p>LABO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20.0 DRYWALL</text:p>
          </table:table-cell>
          <table:table-cell table:style-name="ce42" office:value-type="string" calcext:value-type="string">
            <text:p>MATERIALS - WALLS</text:p>
          </table:table-cell>
          <table:table-cell table:style-name="ce61" office:value-type="string" calcext:value-type="string">
            <text:p>EA</text:p>
          </table:table-cell>
          <table:table-cell table:style-name="ce80" office:value-type="string" calcext:value-type="string">
            <text:p>6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42" office:value-type="string" calcext:value-type="string">
            <text:p>20.0 DRYWALL</text:p>
          </table:table-cell>
          <table:table-cell table:style-name="ce42" office:value-type="string" calcext:value-type="string">
            <text:p>MATERIALS - CEILINGS</text:p>
          </table:table-cell>
          <table:table-cell table:style-name="ce61" office:value-type="string" calcext:value-type="string">
            <text:p>EA</text:p>
          </table:table-cell>
          <table:table-cell table:style-name="ce80" office:value-type="string" calcext:value-type="string">
            <text:p>6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20.0 DRYWALL</text:p>
          </table:table-cell>
          <table:table-cell table:style-name="ce39" office:value-type="string" calcext:value-type="string">
            <text:p>OTHER MATERIALS</text:p>
          </table:table-cell>
          <table:table-cell table:style-name="ce58" office:value-type="string" calcext:value-type="string">
            <text:p>EA</text:p>
          </table:table-cell>
          <table:table-cell table:style-name="ce75" office:value-type="string" calcext:value-type="string">
            <text:p>1 '</text:p>
          </table:table-cell>
          <table:table-cell table:style-name="ce91" office:value-type="string" calcext:value-type="string">
            <text:p>MATERIAL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DRYWALL</text:p>
          </table:table-cell>
          <table:table-cell table:style-name="ce39" office:value-type="string" calcext:value-type="string">
            <text:p>Sheet Rock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ALE011</text:p>
          </table:table-cell>
          <table:table-cell table:style-name="ce2" office:value-type="string" calcext:value-type="string">
            <text:p>Cindy Ferguson</text:p>
          </table:table-cell>
          <table:table-cell table:style-name="ce2" office:value-type="string" calcext:value-type="string">
            <text:p>733 Yale Dr Allen, TX 75002</text:p>
            <text:p/>
          </table:table-cell>
          <table:table-cell table:style-name="ce39" office:value-type="string" calcext:value-type="string">
            <text:p>DRYWALL</text:p>
          </table:table-cell>
          <table:table-cell table:style-name="ce39" office:value-type="string" calcext:value-type="string">
            <text:p>Tape Bet and Texture</text:p>
          </table:table-cell>
          <table:table-cell table:style-name="ce58" office:value-type="string" calcext:value-type="string">
            <text:p>WEEK</text:p>
          </table:table-cell>
          <table:table-cell table:style-name="ce75" office:value-type="float" office:value="39" calcext:value-type="float">
            <text:p>39</text:p>
          </table:table-cell>
          <table:table-cell table:style-name="ce91" office:value-type="string" calcext:value-type="string">
            <text:p>TASK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COUNTY001</text:p>
          </table:table-cell>
          <table:table-cell table:style-name="ce26" office:value-type="string" calcext:value-type="string">
            <text:p>DAVE BARRON</text:p>
          </table:table-cell>
          <table:table-cell table:style-name="ce26" office:value-type="string" calcext:value-type="string">
            <text:p>13740 Co Rd 4041 Scurry, TX 75158</text:p>
            <text:p/>
          </table:table-cell>
          <table:table-cell table:style-name="ce26" office:value-type="string" calcext:value-type="string">
            <text:p>2.00 <text:s text:c="3"/>SITE WORK TOTALS</text:p>
          </table:table-cell>
          <table:table-cell table:style-name="ce26" office:value-type="string" calcext:value-type="string">
            <text:p>GRADING 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float" office:value="1" calcext:value-type="float">
            <text:p>1</text:p>
          </table:table-cell>
          <table:table-cell table:style-name="ce93" office:value-type="string" calcext:value-type="string">
            <text:p>LABOR</text:p>
          </table:table-cell>
          <table:table-cell table:style-name="ce97" office:value-type="float" office:value="1080" calcext:value-type="float">
            <text:p>1,08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3.00 <text:s text:c="3"/>FOUNDATION TOTAL</text:p>
          </table:table-cell>
          <table:table-cell table:style-name="ce27" office:value-type="string" calcext:value-type="string">
            <text:p>FORM WORK</text:p>
          </table:table-cell>
          <table:table-cell table:style-name="ce63" office:value-type="string" calcext:value-type="string">
            <text:p>SQ FT</text:p>
          </table:table-cell>
          <table:table-cell table:style-name="ce63" office:value-type="float" office:value="600" calcext:value-type="float">
            <text:p>600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378" calcext:value-type="float">
            <text:p>378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3.00 <text:s text:c="3"/>FOUNDATION TOTAL</text:p>
          </table:table-cell>
          <table:table-cell table:style-name="ce27" office:value-type="string" calcext:value-type="string">
            <text:p>PIERS</text:p>
          </table:table-cell>
          <table:table-cell table:style-name="ce63" office:value-type="string" calcext:value-type="string">
            <text:p>UNIT</text:p>
          </table:table-cell>
          <table:table-cell table:style-name="ce63" office:value-type="float" office:value="24" calcext:value-type="float">
            <text:p>24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5376" calcext:value-type="float">
            <text:p>5,376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3.00 <text:s text:c="3"/>FOUNDATION TOTAL</text:p>
          </table:table-cell>
          <table:table-cell table:style-name="ce27" office:value-type="string" calcext:value-type="string">
            <text:p>GRADE BEAMS / FOOTINGS</text:p>
          </table:table-cell>
          <table:table-cell table:style-name="ce63" office:value-type="string" calcext:value-type="string">
            <text:p>LF</text:p>
          </table:table-cell>
          <table:table-cell table:style-name="ce63" office:value-type="float" office:value="170" calcext:value-type="float">
            <text:p>170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892.5" calcext:value-type="float">
            <text:p>892.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3.00 <text:s text:c="3"/>FOUNDATION TOTAL</text:p>
          </table:table-cell>
          <table:table-cell table:style-name="ce27" office:value-type="string" calcext:value-type="string">
            <text:p>CONCRETE SLAB</text:p>
          </table:table-cell>
          <table:table-cell table:style-name="ce63" office:value-type="string" calcext:value-type="string">
            <text:p>SQ FT</text:p>
          </table:table-cell>
          <table:table-cell table:style-name="ce63" office:value-type="float" office:value="600" calcext:value-type="float">
            <text:p>600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3990" calcext:value-type="float">
            <text:p>3,99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SITE WORK</text:p>
          </table:table-cell>
          <table:table-cell table:style-name="ce28" office:value-type="string" calcext:value-type="string">
            <text:p>Grading and soil leveling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OUNDATION</text:p>
          </table:table-cell>
          <table:table-cell table:style-name="ce28" office:value-type="string" calcext:value-type="string">
            <text:p>Foundation Form and Excav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OUNDATION</text:p>
          </table:table-cell>
          <table:table-cell table:style-name="ce28" office:value-type="string" calcext:value-type="string">
            <text:p>Concrete Piers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OUNDATION</text:p>
          </table:table-cell>
          <table:table-cell table:style-name="ce28" office:value-type="string" calcext:value-type="string">
            <text:p>Trenching and Rebar Post Tension or Vanilla Rebar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1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OUNDATION</text:p>
          </table:table-cell>
          <table:table-cell table:style-name="ce28" office:value-type="string" calcext:value-type="string">
            <text:p>Concrete Pour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4.00 <text:s text:c="3"/>ELECTRICAL</text:p>
          </table:table-cell>
          <table:table-cell table:style-name="ce28" office:value-type="string" calcext:value-type="string">
            <text:p>LABOR - ADDITION - SUBPANEL </text:p>
          </table:table-cell>
          <table:table-cell table:style-name="ce65" office:value-type="string" calcext:value-type="string">
            <text:p>SQ FT</text:p>
          </table:table-cell>
          <table:table-cell table:style-name="ce82" office:value-type="float" office:value="600" calcext:value-type="float">
            <text:p>60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3600" calcext:value-type="float">
            <text:p>3,60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4.00 <text:s text:c="3"/>ELECTRICAL</text:p>
          </table:table-cell>
          <table:table-cell table:style-name="ce28" office:value-type="string" calcext:value-type="string">
            <text:p>LED RECESSED LIGHT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2" calcext:value-type="float">
            <text:p>12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50" calcext:value-type="float">
            <text:p>15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4.00 <text:s text:c="3"/>ELECTRICAL</text:p>
          </table:table-cell>
          <table:table-cell table:style-name="ce28" office:value-type="string" calcext:value-type="string">
            <text:p>CEILING FAN LIGHT FIXTURE</text:p>
          </table:table-cell>
          <table:table-cell table:style-name="ce65" office:value-type="string" calcext:value-type="string">
            <text:p>UNIT</text:p>
          </table:table-cell>
          <table:table-cell table:style-name="ce64" office:value-type="float" office:value="2" calcext:value-type="float">
            <text:p>2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50" calcext:value-type="float">
            <text:p>25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4.00 <text:s text:c="3"/>ELECTRICAL</text:p>
          </table:table-cell>
          <table:table-cell table:style-name="ce28" office:value-type="string" calcext:value-type="string">
            <text:p>DECORATIVE LIGHT FIXTURE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4.00 <text:s text:c="3"/>ELECTRICAL</text:p>
          </table:table-cell>
          <table:table-cell table:style-name="ce28" office:value-type="string" calcext:value-type="string">
            <text:p>EXAUST FAN 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0" calcext:value-type="float">
            <text:p>3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ELECTRICAL</text:p>
          </table:table-cell>
          <table:table-cell table:style-name="ce28" office:value-type="string" calcext:value-type="string">
            <text:p>Electrical Rough I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ELECTRICAL</text:p>
          </table:table-cell>
          <table:table-cell table:style-name="ce28" office:value-type="string" calcext:value-type="string">
            <text:p>Electrical For HVAC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9" calcext:value-type="float">
            <text:p>39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ELECTRICAL</text:p>
          </table:table-cell>
          <table:table-cell table:style-name="ce28" office:value-type="string" calcext:value-type="string">
            <text:p>Smoke Detectors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2" calcext:value-type="float">
            <text:p>42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ELECTRICAL</text:p>
          </table:table-cell>
          <table:table-cell table:style-name="ce28" office:value-type="string" calcext:value-type="string">
            <text:p>Accesories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2" calcext:value-type="float">
            <text:p>42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5.00 <text:s text:c="3"/>PLUMBING</text:p>
          </table:table-cell>
          <table:table-cell table:style-name="ce28" office:value-type="string" calcext:value-type="string">
            <text:p>LABOR PER SERVICE - ADDITION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2625" calcext:value-type="float">
            <text:p>2,62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9" office:value-type="string" calcext:value-type="string">
            <text:p>DAVE BARRON</text:p>
          </table:table-cell>
          <table:table-cell table:style-name="ce29" office:value-type="string" calcext:value-type="string">
            <text:p>13740 Co Rd 4041 Scurry, TX 75158</text:p>
            <text:p/>
          </table:table-cell>
          <table:table-cell table:style-name="ce29" office:value-type="string" calcext:value-type="string">
            <text:p>5.00 <text:s text:c="3"/>PLUMBING</text:p>
          </table:table-cell>
          <table:table-cell table:style-name="ce29" office:value-type="string" calcext:value-type="string">
            <text:p>TOILET - BG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75" calcext:value-type="float">
            <text:p>17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9" office:value-type="string" calcext:value-type="string">
            <text:p>DAVE BARRON</text:p>
          </table:table-cell>
          <table:table-cell table:style-name="ce29" office:value-type="string" calcext:value-type="string">
            <text:p>13740 Co Rd 4041 Scurry, TX 75158</text:p>
            <text:p/>
          </table:table-cell>
          <table:table-cell table:style-name="ce29" office:value-type="string" calcext:value-type="string">
            <text:p>5.00 <text:s text:c="3"/>PLUMBING</text:p>
          </table:table-cell>
          <table:table-cell table:style-name="ce29" office:value-type="string" calcext:value-type="string">
            <text:p>SHOWER FAUCET - BG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75" calcext:value-type="float">
            <text:p>27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9" office:value-type="string" calcext:value-type="string">
            <text:p>DAVE BARRON</text:p>
          </table:table-cell>
          <table:table-cell table:style-name="ce29" office:value-type="string" calcext:value-type="string">
            <text:p>13740 Co Rd 4041 Scurry, TX 75158</text:p>
            <text:p/>
          </table:table-cell>
          <table:table-cell table:style-name="ce29" office:value-type="string" calcext:value-type="string">
            <text:p>5.00 <text:s text:c="3"/>PLUMBING</text:p>
          </table:table-cell>
          <table:table-cell table:style-name="ce29" office:value-type="string" calcext:value-type="string">
            <text:p>BATHROOM FAUCET - BG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25" calcext:value-type="float">
            <text:p>12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9" office:value-type="string" calcext:value-type="string">
            <text:p>DAVE BARRON</text:p>
          </table:table-cell>
          <table:table-cell table:style-name="ce29" office:value-type="string" calcext:value-type="string">
            <text:p>13740 Co Rd 4041 Scurry, TX 75158</text:p>
            <text:p/>
          </table:table-cell>
          <table:table-cell table:style-name="ce29" office:value-type="string" calcext:value-type="string">
            <text:p>5.00 <text:s text:c="3"/>PLUMBING</text:p>
          </table:table-cell>
          <table:table-cell table:style-name="ce29" office:value-type="string" calcext:value-type="string">
            <text:p>SINK <text:s/>- BG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00" calcext:value-type="float">
            <text:p>20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9" office:value-type="string" calcext:value-type="string">
            <text:p>DAVE BARRON</text:p>
          </table:table-cell>
          <table:table-cell table:style-name="ce29" office:value-type="string" calcext:value-type="string">
            <text:p>13740 Co Rd 4041 Scurry, TX 75158</text:p>
            <text:p/>
          </table:table-cell>
          <table:table-cell table:style-name="ce29" office:value-type="string" calcext:value-type="string">
            <text:p>5.00 <text:s text:c="3"/>PLUMBING</text:p>
          </table:table-cell>
          <table:table-cell table:style-name="ce29" office:value-type="string" calcext:value-type="string">
            <text:p>SUPPORT BAR 18¨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2" calcext:value-type="float">
            <text:p>2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9" office:value-type="string" calcext:value-type="string">
            <text:p>DAVE BARRON</text:p>
          </table:table-cell>
          <table:table-cell table:style-name="ce29" office:value-type="string" calcext:value-type="string">
            <text:p>13740 Co Rd 4041 Scurry, TX 75158</text:p>
            <text:p/>
          </table:table-cell>
          <table:table-cell table:style-name="ce29" office:value-type="string" calcext:value-type="string">
            <text:p>5.00 <text:s text:c="3"/>PLUMBING</text:p>
          </table:table-cell>
          <table:table-cell table:style-name="ce29" office:value-type="string" calcext:value-type="string">
            <text:p>SHOWER BASE WHITE 60 x 30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240" calcext:value-type="float">
            <text:p>24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PLUMBING</text:p>
          </table:table-cell>
          <table:table-cell table:style-name="ce28" office:value-type="string" calcext:value-type="string">
            <text:p>Inground Plumbing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PLUMBING</text:p>
          </table:table-cell>
          <table:table-cell table:style-name="ce28" office:value-type="string" calcext:value-type="string">
            <text:p>Plumbing Rough I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4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PLUMBING</text:p>
          </table:table-cell>
          <table:table-cell table:style-name="ce28" office:value-type="string" calcext:value-type="string">
            <text:p>Fixture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2" calcext:value-type="float">
            <text:p>42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6.0 <text:s text:c="4"/>FRAMING</text:p>
          </table:table-cell>
          <table:table-cell table:style-name="ce27" office:value-type="string" calcext:value-type="string">
            <text:p>ADDITION REFRAME - STRUCTURAL - LABOR </text:p>
          </table:table-cell>
          <table:table-cell table:style-name="ce63" office:value-type="string" calcext:value-type="string">
            <text:p>SF</text:p>
          </table:table-cell>
          <table:table-cell table:style-name="ce63" office:value-type="float" office:value="600" calcext:value-type="float">
            <text:p>600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3135" calcext:value-type="float">
            <text:p>3,13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6.0 <text:s text:c="4"/>FRAMING</text:p>
          </table:table-cell>
          <table:table-cell table:style-name="ce27" office:value-type="string" calcext:value-type="string">
            <text:p>ADDITION REFRAME - STRUCTURAL - MATERIAL </text:p>
          </table:table-cell>
          <table:table-cell table:style-name="ce63" office:value-type="string" calcext:value-type="string">
            <text:p>SF</text:p>
          </table:table-cell>
          <table:table-cell table:style-name="ce63" office:value-type="float" office:value="660" calcext:value-type="float">
            <text:p>660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4356" calcext:value-type="float">
            <text:p>4,356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6.0 <text:s text:c="4"/>FRAMING</text:p>
          </table:table-cell>
          <table:table-cell table:style-name="ce27" office:value-type="string" calcext:value-type="string">
            <text:p>ADDING A WALL - LABOR (WALL SQ FT)</text:p>
          </table:table-cell>
          <table:table-cell table:style-name="ce63" office:value-type="string" calcext:value-type="string">
            <text:p>SF</text:p>
          </table:table-cell>
          <table:table-cell table:style-name="ce63" office:value-type="float" office:value="108" calcext:value-type="float">
            <text:p>108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48.5" calcext:value-type="float">
            <text:p>148.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6.0 <text:s text:c="4"/>FRAMING</text:p>
          </table:table-cell>
          <table:table-cell table:style-name="ce27" office:value-type="string" calcext:value-type="string">
            <text:p>ADDING A WALL - MATERIAL (WALL SQ FT)</text:p>
          </table:table-cell>
          <table:table-cell table:style-name="ce63" office:value-type="string" calcext:value-type="string">
            <text:p>SF</text:p>
          </table:table-cell>
          <table:table-cell table:style-name="ce63" office:value-type="float" office:value="118" calcext:value-type="float">
            <text:p>118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56.95" calcext:value-type="float">
            <text:p>356.9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6.0 <text:s text:c="4"/>FRAMING</text:p>
          </table:table-cell>
          <table:table-cell table:style-name="ce27" office:value-type="string" calcext:value-type="string">
            <text:p>EXTERIOR DECKING - LABOR</text:p>
          </table:table-cell>
          <table:table-cell table:style-name="ce63" office:value-type="string" calcext:value-type="string">
            <text:p>SQ FT</text:p>
          </table:table-cell>
          <table:table-cell table:style-name="ce63" office:value-type="float" office:value="120" calcext:value-type="float">
            <text:p>120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693" calcext:value-type="float">
            <text:p>693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6.0 <text:s text:c="4"/>FRAMING</text:p>
          </table:table-cell>
          <table:table-cell table:style-name="ce27" office:value-type="string" calcext:value-type="string">
            <text:p>EXTERIOR DECKING - MATERIAL</text:p>
          </table:table-cell>
          <table:table-cell table:style-name="ce63" office:value-type="string" calcext:value-type="string">
            <text:p>SQ FT</text:p>
          </table:table-cell>
          <table:table-cell table:style-name="ce63" office:value-type="float" office:value="132" calcext:value-type="float">
            <text:p>132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267" calcext:value-type="float">
            <text:p>3,267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7.0 <text:s text:c="5"/>EXTERIOR SHEATING</text:p>
          </table:table-cell>
          <table:table-cell table:style-name="ce28" office:value-type="string" calcext:value-type="string">
            <text:p>LABOR (SURFACE SQ FT) - SHEATING</text:p>
          </table:table-cell>
          <table:table-cell table:style-name="ce65" office:value-type="string" calcext:value-type="string">
            <text:p>SQ FT</text:p>
          </table:table-cell>
          <table:table-cell table:style-name="ce83" office:value-type="float" office:value="1380" calcext:value-type="float">
            <text:p>1380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242" calcext:value-type="float">
            <text:p>1,242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7.0 <text:s text:c="5"/>EXTERIOR SHEATING</text:p>
          </table:table-cell>
          <table:table-cell table:style-name="ce28" office:value-type="string" calcext:value-type="string">
            <text:p>ZIP SYSTEM 4FT X 8 FT - ROOF SHEATING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28" calcext:value-type="float">
            <text:p>28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406.56" calcext:value-type="float">
            <text:p>406.5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7.0 <text:s text:c="5"/>EXTERIOR SHEATING</text:p>
          </table:table-cell>
          <table:table-cell table:style-name="ce28" office:value-type="string" calcext:value-type="string">
            <text:p>ZIP SYSTEM 4FT X 8 FT - WALL SHEATING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22" calcext:value-type="float">
            <text:p>22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19.44" calcext:value-type="float">
            <text:p>319.44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7.0 <text:s text:c="5"/>EXTERIOR SHEATING</text:p>
          </table:table-cell>
          <table:table-cell table:style-name="ce28" office:value-type="string" calcext:value-type="string">
            <text:p>ZIP SYSTEM TAPE X 90 FT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3" calcext:value-type="float">
            <text:p>3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44.55" calcext:value-type="float">
            <text:p>44.5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9.0 <text:s text:c="3"/>DOORS AND WINDOWS</text:p>
          </table:table-cell>
          <table:table-cell table:style-name="ce27" office:value-type="string" calcext:value-type="string">
            <text:p>POCKET DOOR</text:p>
          </table:table-cell>
          <table:table-cell table:style-name="ce63" office:value-type="string" calcext:value-type="string">
            <text:p>UN</text:p>
          </table:table-cell>
          <table:table-cell table:style-name="ce66" office:value-type="float" office:value="3" calcext:value-type="float">
            <text:p>3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530" calcext:value-type="float">
            <text:p>1,53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9.0 <text:s text:c="3"/>DOORS AND WINDOWS</text:p>
          </table:table-cell>
          <table:table-cell table:style-name="ce27" office:value-type="string" calcext:value-type="string">
            <text:p>EXTERIOR ALUMINUM PREFAB DOORS 80¨</text:p>
          </table:table-cell>
          <table:table-cell table:style-name="ce63" office:value-type="string" calcext:value-type="string">
            <text:p>UN</text:p>
          </table:table-cell>
          <table:table-cell table:style-name="ce66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90" calcext:value-type="float">
            <text:p>39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9.0 <text:s text:c="3"/>DOORS AND WINDOWS</text:p>
          </table:table-cell>
          <table:table-cell table:style-name="ce27" office:value-type="string" calcext:value-type="string">
            <text:p>VYNIL WINDOWS - NEW CONSTRUCTION </text:p>
          </table:table-cell>
          <table:table-cell table:style-name="ce63" office:value-type="string" calcext:value-type="string">
            <text:p>UN</text:p>
          </table:table-cell>
          <table:table-cell table:style-name="ce66" office:value-type="float" office:value="7" calcext:value-type="float">
            <text:p>7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856" calcext:value-type="float">
            <text:p>2,856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9.0 <text:s text:c="3"/>DOORS AND WINDOWS</text:p>
          </table:table-cell>
          <table:table-cell table:style-name="ce27" office:value-type="string" calcext:value-type="string">
            <text:p>STORM/SCREEN DOOR</text:p>
          </table:table-cell>
          <table:table-cell table:style-name="ce63" office:value-type="string" calcext:value-type="string">
            <text:p>UN</text:p>
          </table:table-cell>
          <table:table-cell table:style-name="ce66" office:value-type="float" office:value="1" calcext:value-type="float">
            <text:p>1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70" calcext:value-type="float">
            <text:p>27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GENERAL CONDITIONS</text:p>
          </table:table-cell>
          <table:table-cell table:style-name="ce28" office:value-type="string" calcext:value-type="string">
            <text:p>Demo Prepar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5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RAMING</text:p>
          </table:table-cell>
          <table:table-cell table:style-name="ce28" office:value-type="string" calcext:value-type="string">
            <text:p>Patio Decking and Skirt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9" calcext:value-type="float">
            <text:p>39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8.0 <text:s text:c="3"/>ROOFING</text:p>
          </table:table-cell>
          <table:table-cell table:style-name="ce28" office:value-type="string" calcext:value-type="string">
            <text:p>LABOR (CONSTRUCTION SQ FT) - SHINGLES</text:p>
          </table:table-cell>
          <table:table-cell table:style-name="ce65" office:value-type="string" calcext:value-type="string">
            <text:p>SQ FT</text:p>
          </table:table-cell>
          <table:table-cell table:style-name="ce83" office:value-type="float" office:value="780" calcext:value-type="float">
            <text:p>780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772.2" calcext:value-type="float">
            <text:p>772.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8.0 <text:s text:c="3"/>ROOFING</text:p>
          </table:table-cell>
          <table:table-cell table:style-name="ce28" office:value-type="string" calcext:value-type="string">
            <text:p>SHINGLES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27" calcext:value-type="float">
            <text:p>27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1514.7" calcext:value-type="float">
            <text:p>1,514.7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8.0 <text:s text:c="3"/>ROOFING</text:p>
          </table:table-cell>
          <table:table-cell table:style-name="ce28" office:value-type="string" calcext:value-type="string">
            <text:p>ROOF PROTECTOR UNDERLAYMENT </text:p>
          </table:table-cell>
          <table:table-cell table:style-name="ce65" office:value-type="string" calcext:value-type="string">
            <text:p>SQ FT</text:p>
          </table:table-cell>
          <table:table-cell table:style-name="ce83" office:value-type="float" office:value="780" calcext:value-type="float">
            <text:p>780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343.2" calcext:value-type="float">
            <text:p>343.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8.0 <text:s text:c="3"/>ROOFING</text:p>
          </table:table-cell>
          <table:table-cell table:style-name="ce28" office:value-type="string" calcext:value-type="string">
            <text:p>GALVANIZED FLASHING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154" calcext:value-type="float">
            <text:p>154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8.0 <text:s text:c="3"/>ROOFING</text:p>
          </table:table-cell>
          <table:table-cell table:style-name="ce28" office:value-type="string" calcext:value-type="string">
            <text:p>GAF WEATHERWATCH 100 LN FT (200 SQFT)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3" calcext:value-type="float">
            <text:p>3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231" calcext:value-type="float">
            <text:p>231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30" office:value-type="string" calcext:value-type="string">
            <text:p>DAVE BARRON</text:p>
          </table:table-cell>
          <table:table-cell table:style-name="ce30" office:value-type="string" calcext:value-type="string">
            <text:p>13740 Co Rd 4041 Scurry, TX 75158</text:p>
            <text:p/>
          </table:table-cell>
          <table:table-cell table:style-name="ce30" office:value-type="string" calcext:value-type="string">
            <text:p>8.0 <text:s text:c="3"/>ROOFING</text:p>
          </table:table-cell>
          <table:table-cell table:style-name="ce30" office:value-type="string" calcext:value-type="string">
            <text:p>GAF PRO START 120 LN FT - STARTER TRIP SHINGLES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24.189" calcext:value-type="float">
            <text:p>24.19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29" office:value-type="string" calcext:value-type="string">
            <text:p>DAVE BARRON</text:p>
          </table:table-cell>
          <table:table-cell table:style-name="ce29" office:value-type="string" calcext:value-type="string">
            <text:p>13740 Co Rd 4041 Scurry, TX 75158</text:p>
            <text:p/>
          </table:table-cell>
          <table:table-cell table:style-name="ce29" office:value-type="string" calcext:value-type="string">
            <text:p>8.0 <text:s text:c="3"/>ROOFING</text:p>
          </table:table-cell>
          <table:table-cell table:style-name="ce29" office:value-type="string" calcext:value-type="string">
            <text:p>COBRA EXHAUST VENT - RIDGE VENT 20 LN FT</text:p>
          </table:table-cell>
          <table:table-cell table:style-name="ce65" office:value-type="string" calcext:value-type="string">
            <text:p>UNIT</text:p>
          </table:table-cell>
          <table:table-cell table:style-name="ce83" office:value-type="float" office:value="1" calcext:value-type="float">
            <text:p>1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30.25" calcext:value-type="float">
            <text:p>30.2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6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ROOFING</text:p>
          </table:table-cell>
          <table:table-cell table:style-name="ce28" office:value-type="string" calcext:value-type="string">
            <text:p>Roofing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8" calcext:value-type="float">
            <text:p>38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LABOR - WALLS UP TO 10 FT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1140" calcext:value-type="float">
            <text:p>114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026" calcext:value-type="float">
            <text:p>1,026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LABOR - CEILING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600" calcext:value-type="float">
            <text:p>60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792" calcext:value-type="float">
            <text:p>792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LABOR - SIDING PAINT ( EXTERIOR)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805" calcext:value-type="float">
            <text:p>805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821.1" calcext:value-type="float">
            <text:p>821.1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LABOR - INTERIOR DOOR PAINT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08" calcext:value-type="float">
            <text:p>108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LABOR - TRIM PAINT</text:p>
          </table:table-cell>
          <table:table-cell table:style-name="ce64" office:value-type="string" calcext:value-type="string">
            <text:p>LNFT</text:p>
          </table:table-cell>
          <table:table-cell table:style-name="ce81" office:value-type="float" office:value="140" calcext:value-type="float">
            <text:p>14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00.8" calcext:value-type="float">
            <text:p>100.8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LABOR - FRONT DOOR PAINT 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330" calcext:value-type="float">
            <text:p>33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MATERIAL - WALL PAINT</text:p>
          </table:table-cell>
          <table:table-cell table:style-name="ce64" office:value-type="string" calcext:value-type="string">
            <text:p>UNIT</text:p>
          </table:table-cell>
          <table:table-cell table:style-name="ce81" office:value-type="float" office:value="3" calcext:value-type="float">
            <text:p>3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15" calcext:value-type="float">
            <text:p>31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MATERIAL - CEILING PAINT</text:p>
          </table:table-cell>
          <table:table-cell table:style-name="ce64" office:value-type="string" calcext:value-type="string">
            <text:p>UNIT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MATERIAL - TRIM PAINT</text:p>
          </table:table-cell>
          <table:table-cell table:style-name="ce64" office:value-type="string" calcext:value-type="string">
            <text:p>UNIT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MATERIAL - DOORS PAINT</text:p>
          </table:table-cell>
          <table:table-cell table:style-name="ce64" office:value-type="string" calcext:value-type="string">
            <text:p>UNIT</text:p>
          </table:table-cell>
          <table:table-cell table:style-name="ce81" office:value-type="float" office:value="2" calcext:value-type="float">
            <text:p>2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02" calcext:value-type="float">
            <text:p>102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0.0 <text:s text:c="3"/>PAINT</text:p>
          </table:table-cell>
          <table:table-cell table:style-name="ce28" office:value-type="string" calcext:value-type="string">
            <text:p>OTHER MATERIALS </text:p>
          </table:table-cell>
          <table:table-cell table:style-name="ce64" office:value-type="string" calcext:value-type="string">
            <text:p>GLOBAL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48" calcext:value-type="float">
            <text:p>348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2.0 <text:s text:c="3"/>FLOORING</text:p>
          </table:table-cell>
          <table:table-cell table:style-name="ce28" office:value-type="string" calcext:value-type="string">
            <text:p>LABOR - INSTALLATION CLICK FLOORING LVP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660" calcext:value-type="float">
            <text:p>66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990" calcext:value-type="float">
            <text:p>99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2.0 <text:s text:c="3"/>FLOORING</text:p>
          </table:table-cell>
          <table:table-cell table:style-name="ce28" office:value-type="string" calcext:value-type="string">
            <text:p>WATER RESISTANT LAMINATED FLOORS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726" calcext:value-type="float">
            <text:p>726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873.08" calcext:value-type="float">
            <text:p>1,873.08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2.0 <text:s text:c="3"/>FLOORING</text:p>
          </table:table-cell>
          <table:table-cell table:style-name="ce28" office:value-type="string" calcext:value-type="string">
            <text:p>MDF BASEBOARDS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140" calcext:value-type="float">
            <text:p>140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84.8" calcext:value-type="float">
            <text:p>184.8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2.0 <text:s text:c="3"/>FLOORING</text:p>
          </table:table-cell>
          <table:table-cell table:style-name="ce28" office:value-type="string" calcext:value-type="string">
            <text:p>OTHER MATERIAL 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30" calcext:value-type="float">
            <text:p>33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3.0 <text:s text:c="3"/>STUCCO / SIDING</text:p>
          </table:table-cell>
          <table:table-cell table:style-name="ce28" office:value-type="string" calcext:value-type="string">
            <text:p>LABOR - WALL - SIDING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630" calcext:value-type="float">
            <text:p>63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680.4" calcext:value-type="float">
            <text:p>680.4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3.0 <text:s text:c="3"/>STUCCO / SIDING</text:p>
          </table:table-cell>
          <table:table-cell table:style-name="ce28" office:value-type="string" calcext:value-type="string">
            <text:p>MATERIALS - WALL - SIDING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693" calcext:value-type="float">
            <text:p>693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081.08" calcext:value-type="float">
            <text:p>1,081.08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5.0 <text:s text:c="5"/>TILES</text:p>
          </table:table-cell>
          <table:table-cell table:style-name="ce28" office:value-type="string" calcext:value-type="string">
            <text:p>LABOR - SHOWER FLOOR TILES INSTALLATION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20" calcext:value-type="float">
            <text:p>2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420" calcext:value-type="float">
            <text:p>42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5.0 <text:s text:c="5"/>TILES</text:p>
          </table:table-cell>
          <table:table-cell table:style-name="ce28" office:value-type="string" calcext:value-type="string">
            <text:p>LABOR - SHOWER WALL TILES INSTALLATION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104" calcext:value-type="float">
            <text:p>104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967.2" calcext:value-type="float">
            <text:p>967.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5.0 <text:s text:c="5"/>TILES</text:p>
          </table:table-cell>
          <table:table-cell table:style-name="ce28" office:value-type="string" calcext:value-type="string">
            <text:p>TILES - SHOWER WALLS</text:p>
          </table:table-cell>
          <table:table-cell table:style-name="ce64" office:value-type="string" calcext:value-type="string">
            <text:p>SQFT</text:p>
          </table:table-cell>
          <table:table-cell table:style-name="ce81" office:value-type="float" office:value="114" calcext:value-type="float">
            <text:p>114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513" calcext:value-type="float">
            <text:p>513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5.0 <text:s text:c="5"/>TILES</text:p>
          </table:table-cell>
          <table:table-cell table:style-name="ce28" office:value-type="string" calcext:value-type="string">
            <text:p>TILES - SHOWER FLOOR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22" calcext:value-type="float">
            <text:p>22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158.4" calcext:value-type="float">
            <text:p>158.4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5.0 <text:s text:c="5"/>TILES</text:p>
          </table:table-cell>
          <table:table-cell table:style-name="ce28" office:value-type="string" calcext:value-type="string">
            <text:p>TILES - QUARTZ NICHE (36 IN)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5.0 <text:s text:c="5"/>TILES</text:p>
          </table:table-cell>
          <table:table-cell table:style-name="ce28" office:value-type="string" calcext:value-type="string">
            <text:p>OTHER MATERIALS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330" calcext:value-type="float">
            <text:p>33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31" office:value-type="string" calcext:value-type="string">
            <text:p>DAVE BARRON</text:p>
          </table:table-cell>
          <table:table-cell table:style-name="ce31" office:value-type="string" calcext:value-type="string">
            <text:p>13740 Co Rd 4041 Scurry, TX 75158</text:p>
            <text:p/>
          </table:table-cell>
          <table:table-cell table:style-name="ce31" office:value-type="string" calcext:value-type="string">
            <text:p>17.0 <text:s text:c="5"/>GLASS</text:p>
          </table:table-cell>
          <table:table-cell table:style-name="ce31" office:value-type="string" calcext:value-type="string">
            <text:p>SHOWER GLASS DOOR 5FT X 72 IN (FIXED - SLIDING)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750" calcext:value-type="float">
            <text:p>75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20.0 <text:s text:c="5"/>DRYWALL</text:p>
          </table:table-cell>
          <table:table-cell table:style-name="ce28" office:value-type="string" calcext:value-type="string">
            <text:p>LABOR - ADDITION <text:s/>WALL - PER SHEET (HANG TAPE BED AND TEXTURE)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48" calcext:value-type="float">
            <text:p>48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2448" calcext:value-type="float">
            <text:p>2,448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20.0 <text:s text:c="5"/>DRYWALL</text:p>
          </table:table-cell>
          <table:table-cell table:style-name="ce28" office:value-type="string" calcext:value-type="string">
            <text:p>LABOR - ADDITION CEILING - PER SHEET (HANG, TAPE, BED AND TEXTURE)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9" calcext:value-type="float">
            <text:p>19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368" calcext:value-type="float">
            <text:p>1,368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20.0 <text:s text:c="5"/>DRYWALL</text:p>
          </table:table-cell>
          <table:table-cell table:style-name="ce28" office:value-type="string" calcext:value-type="string">
            <text:p>MATERIALS - WALLS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53" calcext:value-type="float">
            <text:p>53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651.9" calcext:value-type="float">
            <text:p>651.9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20.0 <text:s text:c="5"/>DRYWALL</text:p>
          </table:table-cell>
          <table:table-cell table:style-name="ce28" office:value-type="string" calcext:value-type="string">
            <text:p>MATERIALS - CEILINGS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20" calcext:value-type="float">
            <text:p>20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46" calcext:value-type="float">
            <text:p>246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20.0 <text:s text:c="5"/>DRYWALL</text:p>
          </table:table-cell>
          <table:table-cell table:style-name="ce28" office:value-type="string" calcext:value-type="string">
            <text:p>OTHER MATERIALS 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10" calcext:value-type="float">
            <text:p>21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SIDING / BRICK</text:p>
          </table:table-cell>
          <table:table-cell table:style-name="ce28" office:value-type="string" calcext:value-type="string">
            <text:p>Siding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DRYWALL</text:p>
          </table:table-cell>
          <table:table-cell table:style-name="ce28" office:value-type="string" calcext:value-type="string">
            <text:p>Sheet Rock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DRYWALL</text:p>
          </table:table-cell>
          <table:table-cell table:style-name="ce28" office:value-type="string" calcext:value-type="string">
            <text:p>Hardybacker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DRYWALL</text:p>
          </table:table-cell>
          <table:table-cell table:style-name="ce28" office:value-type="string" calcext:value-type="string">
            <text:p>Wet Areas Water Proofing Redguard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DRYWALL</text:p>
          </table:table-cell>
          <table:table-cell table:style-name="ce28" office:value-type="string" calcext:value-type="string">
            <text:p>Tape Bet and Texture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TILES</text:p>
          </table:table-cell>
          <table:table-cell table:style-name="ce28" office:value-type="string" calcext:value-type="string">
            <text:p>Tiles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DOORS AND WINDOWS</text:p>
          </table:table-cell>
          <table:table-cell table:style-name="ce28" office:value-type="string" calcext:value-type="string">
            <text:p>Interior Doors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PAINT</text:p>
          </table:table-cell>
          <table:table-cell table:style-name="ce28" office:value-type="string" calcext:value-type="string">
            <text:p>Painting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0" calcext:value-type="float">
            <text:p>40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LOORING</text:p>
          </table:table-cell>
          <table:table-cell table:style-name="ce28" office:value-type="string" calcext:value-type="string">
            <text:p>Leveling and floating of floors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1" calcext:value-type="float">
            <text:p>41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LOORING</text:p>
          </table:table-cell>
          <table:table-cell table:style-name="ce28" office:value-type="string" calcext:value-type="string">
            <text:p>Floor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1" calcext:value-type="float">
            <text:p>41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LOORING</text:p>
          </table:table-cell>
          <table:table-cell table:style-name="ce28" office:value-type="string" calcext:value-type="string">
            <text:p>Moldures and Baseboard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1" calcext:value-type="float">
            <text:p>41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7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LOORING</text:p>
          </table:table-cell>
          <table:table-cell table:style-name="ce28" office:value-type="string" calcext:value-type="string">
            <text:p>Trim, baseboards and Mantel Painting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1" calcext:value-type="float">
            <text:p>41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8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1.0 <text:s text:c="3"/>INSULATION</text:p>
          </table:table-cell>
          <table:table-cell table:style-name="ce28" office:value-type="string" calcext:value-type="string">
            <text:p>LABOR - INSTALLATION COST PER WALL ROLL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600" calcext:value-type="float">
            <text:p>60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288" calcext:value-type="float">
            <text:p>288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8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1.0 <text:s text:c="3"/>INSULATION</text:p>
          </table:table-cell>
          <table:table-cell table:style-name="ce28" office:value-type="string" calcext:value-type="string">
            <text:p>R15 WALL INSULATION (33 BAGS X 1000 SQ FT)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20" calcext:value-type="float">
            <text:p>20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28" calcext:value-type="float">
            <text:p>228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8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INSULATION</text:p>
          </table:table-cell>
          <table:table-cell table:style-name="ce28" office:value-type="string" calcext:value-type="string">
            <text:p>Wall Insu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9" calcext:value-type="float">
            <text:p>39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9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1.0 <text:s text:c="3"/>INSULATION</text:p>
          </table:table-cell>
          <table:table-cell table:style-name="ce28" office:value-type="string" calcext:value-type="string">
            <text:p>LABOR - INSTALLATION COST PER CEILING BLOWING-IN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600" calcext:value-type="float">
            <text:p>600 '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396" calcext:value-type="float">
            <text:p>396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09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1.0 <text:s text:c="3"/>INSULATION</text:p>
          </table:table-cell>
          <table:table-cell table:style-name="ce28" office:value-type="string" calcext:value-type="string">
            <text:p>R30 BLOWN INSULATION (15 BAGS X 1000 SQ FT)</text:p>
          </table:table-cell>
          <table:table-cell table:style-name="ce64" office:value-type="string" calcext:value-type="string">
            <text:p>SQ FT</text:p>
          </table:table-cell>
          <table:table-cell table:style-name="ce81" office:value-type="float" office:value="9" calcext:value-type="float">
            <text:p>9 '</text:p>
          </table:table-cell>
          <table:table-cell table:style-name="ce94" office:value-type="string" calcext:value-type="string">
            <text:p>MATERIAL</text:p>
          </table:table-cell>
          <table:table-cell table:style-name="ce98" office:value-type="float" office:value="232.2" calcext:value-type="float">
            <text:p>232.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0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14.0 <text:s text:c="3"/>HVAC</text:p>
          </table:table-cell>
          <table:table-cell table:style-name="ce28" office:value-type="string" calcext:value-type="string">
            <text:p>3 TON HVAC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4680" calcext:value-type="float">
            <text:p>4,68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0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MECHANICAL</text:p>
          </table:table-cell>
          <table:table-cell table:style-name="ce28" office:value-type="string" calcext:value-type="string">
            <text:p>Mechanic (HVAC) Rough i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9" calcext:value-type="float">
            <text:p>39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0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MECHANICAL</text:p>
          </table:table-cell>
          <table:table-cell table:style-name="ce28" office:value-type="string" calcext:value-type="string">
            <text:p>Mechanic (HVAC) Final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2" calcext:value-type="float">
            <text:p>42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1</text:p>
          </table:table-cell>
          <table:table-cell table:style-name="ce31" office:value-type="string" calcext:value-type="string">
            <text:p>DAVE BARRON</text:p>
          </table:table-cell>
          <table:table-cell table:style-name="ce31" office:value-type="string" calcext:value-type="string">
            <text:p>13740 Co Rd 4041 Scurry, TX 75158</text:p>
            <text:p/>
          </table:table-cell>
          <table:table-cell table:style-name="ce31" office:value-type="string" calcext:value-type="string">
            <text:p>18.0 <text:s text:c="5"/>CABINETS </text:p>
          </table:table-cell>
          <table:table-cell table:style-name="ce31" office:value-type="string" calcext:value-type="string">
            <text:p>PRE FAB VANITY 60 IN W/QUARTZ</text:p>
          </table:table-cell>
          <table:table-cell table:style-name="ce64" office:value-type="string" calcext:value-type="string">
            <text:p>EA</text:p>
          </table:table-cell>
          <table:table-cell table:style-name="ce81" office:value-type="float" office:value="1" calcext:value-type="float">
            <text:p>1 '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1350" calcext:value-type="float">
            <text:p>1,35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1</text:p>
          </table:table-cell>
          <table:table-cell table:style-name="ce31" office:value-type="string" calcext:value-type="string">
            <text:p>DAVE BARRON</text:p>
          </table:table-cell>
          <table:table-cell table:style-name="ce31" office:value-type="string" calcext:value-type="string">
            <text:p>13740 Co Rd 4041 Scurry, TX 75158</text:p>
            <text:p/>
          </table:table-cell>
          <table:table-cell table:style-name="ce31" office:value-type="string" calcext:value-type="string">
            <text:p>18.0 <text:s text:c="5"/>CABINETS </text:p>
          </table:table-cell>
          <table:table-cell table:style-name="ce31" office:value-type="string" calcext:value-type="string">
            <text:p>PRE FAB KITCHEN BASE CABINET</text:p>
          </table:table-cell>
          <table:table-cell table:style-name="ce64" office:value-type="string" calcext:value-type="string">
            <text:p>LN FT</text:p>
          </table:table-cell>
          <table:table-cell table:style-name="ce81" office:value-type="float" office:value="6" calcext:value-type="float">
            <text:p>6 '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936" calcext:value-type="float">
            <text:p>936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1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CABINETS</text:p>
          </table:table-cell>
          <table:table-cell table:style-name="ce28" office:value-type="string" calcext:value-type="string">
            <text:p>Vanities Ins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1" calcext:value-type="float">
            <text:p>41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2</text:p>
          </table:table-cell>
          <table:table-cell table:style-name="ce31" office:value-type="string" calcext:value-type="string">
            <text:p>DAVE BARRON</text:p>
          </table:table-cell>
          <table:table-cell table:style-name="ce31" office:value-type="string" calcext:value-type="string">
            <text:p>13740 Co Rd 4041 Scurry, TX 75158</text:p>
            <text:p/>
          </table:table-cell>
          <table:table-cell table:style-name="ce31" office:value-type="string" calcext:value-type="string">
            <text:p>19.0 <text:s text:c="6"/>COUNTERTOPS</text:p>
          </table:table-cell>
          <table:table-cell table:style-name="ce31" office:value-type="string" calcext:value-type="string">
            <text:p>QUARTZ - PURE WHITE</text:p>
          </table:table-cell>
          <table:table-cell table:style-name="ce64" office:value-type="string" calcext:value-type="string">
            <text:p>SQFT</text:p>
          </table:table-cell>
          <table:table-cell table:style-name="ce81" office:value-type="float" office:value="15" calcext:value-type="float">
            <text:p>15 '</text:p>
          </table:table-cell>
          <table:table-cell table:style-name="ce94" office:value-type="string" calcext:value-type="string">
            <text:p>ALL INCLUDED</text:p>
          </table:table-cell>
          <table:table-cell table:style-name="ce98" office:value-type="float" office:value="855" calcext:value-type="float">
            <text:p>855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2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COUNTERTOP</text:p>
          </table:table-cell>
          <table:table-cell table:style-name="ce28" office:value-type="string" calcext:value-type="string">
            <text:p>Countertop Intallation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1" calcext:value-type="float">
            <text:p>41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COUNTY013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FOUNDATION</text:p>
          </table:table-cell>
          <table:table-cell table:style-name="ce28" office:value-type="string" calcext:value-type="string">
            <text:p>Foundation Hooks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39" calcext:value-type="float">
            <text:p>39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7" office:value-type="string" calcext:value-type="string">
            <text:p>COUNTY013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ROOFING</text:p>
          </table:table-cell>
          <table:table-cell table:style-name="ce28" office:value-type="string" calcext:value-type="string">
            <text:p>Gutters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2" calcext:value-type="float">
            <text:p>42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1-00 <text:s text:c="3"/>GENERAL CONDITIONS TOTAL</text:p>
          </table:table-cell>
          <table:table-cell table:style-name="ce27" office:value-type="string" calcext:value-type="string">
            <text:p>DUMPSTER FEES - ISYD</text:p>
          </table:table-cell>
          <table:table-cell table:style-name="ce66" office:value-type="string" calcext:value-type="string">
            <text:p>EA</text:p>
          </table:table-cell>
          <table:table-cell table:style-name="ce63" office:value-type="float" office:value="2" calcext:value-type="float">
            <text:p>2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056" calcext:value-type="float">
            <text:p>1,056.00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1-00 <text:s text:c="3"/>GENERAL CONDITIONS TOTAL</text:p>
          </table:table-cell>
          <table:table-cell table:style-name="ce27" office:value-type="string" calcext:value-type="string">
            <text:p>GENERAL PROJECT CLEANING</text:p>
          </table:table-cell>
          <table:table-cell table:style-name="ce66" office:value-type="string" calcext:value-type="string">
            <text:p>SQ FT</text:p>
          </table:table-cell>
          <table:table-cell table:style-name="ce63" office:value-type="float" office:value="744" calcext:value-type="float">
            <text:p>744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892.8" calcext:value-type="float">
            <text:p>892.8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1-00 <text:s text:c="3"/>GENERAL CONDITIONS TOTAL</text:p>
          </table:table-cell>
          <table:table-cell table:style-name="ce27" office:value-type="string" calcext:value-type="string">
            <text:p>ARCHITECTURAL SET OF PLANS - ADDITION</text:p>
          </table:table-cell>
          <table:table-cell table:style-name="ce66" office:value-type="string" calcext:value-type="string">
            <text:p>SQ FT</text:p>
          </table:table-cell>
          <table:table-cell table:style-name="ce63" office:value-type="float" office:value="744" calcext:value-type="float">
            <text:p>744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309.44" calcext:value-type="float">
            <text:p>1,309.44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1-00 <text:s text:c="3"/>GENERAL CONDITIONS TOTAL</text:p>
          </table:table-cell>
          <table:table-cell table:style-name="ce27" office:value-type="string" calcext:value-type="string">
            <text:p>STRUCTURAL SET OF PLANS - ADDITION</text:p>
          </table:table-cell>
          <table:table-cell table:style-name="ce66" office:value-type="string" calcext:value-type="string">
            <text:p>SQ FT</text:p>
          </table:table-cell>
          <table:table-cell table:style-name="ce63" office:value-type="float" office:value="744" calcext:value-type="float">
            <text:p>744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071.36" calcext:value-type="float">
            <text:p>1,071.3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1-00 <text:s text:c="3"/>GENERAL CONDITIONS TOTAL</text:p>
          </table:table-cell>
          <table:table-cell table:style-name="ce27" office:value-type="string" calcext:value-type="string">
            <text:p>ENGINEERING FOUNDATION REPORT </text:p>
          </table:table-cell>
          <table:table-cell table:style-name="ce66" office:value-type="string" calcext:value-type="string">
            <text:p>EA</text:p>
          </table:table-cell>
          <table:table-cell table:style-name="ce63" office:value-type="float" office:value="1" calcext:value-type="float">
            <text:p>1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680" calcext:value-type="float">
            <text:p>680.0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27" office:value-type="string" calcext:value-type="string">
            <text:p>DAVE BARRON</text:p>
          </table:table-cell>
          <table:table-cell table:style-name="ce27" office:value-type="string" calcext:value-type="string">
            <text:p>13740 Co Rd 4041 Scurry, TX 75158</text:p>
            <text:p/>
          </table:table-cell>
          <table:table-cell table:style-name="ce27" office:value-type="string" calcext:value-type="string">
            <text:p>1-00 <text:s text:c="3"/>GENERAL CONDITIONS TOTAL</text:p>
          </table:table-cell>
          <table:table-cell table:style-name="ce27" office:value-type="string" calcext:value-type="string">
            <text:p>DEMO</text:p>
          </table:table-cell>
          <table:table-cell table:style-name="ce66" office:value-type="string" calcext:value-type="string">
            <text:p>CY</text:p>
          </table:table-cell>
          <table:table-cell table:style-name="ce63" office:value-type="float" office:value="12" calcext:value-type="float">
            <text:p>12</text:p>
          </table:table-cell>
          <table:table-cell table:style-name="ce94" office:value-type="string" calcext:value-type="string">
            <text:p>LABOR</text:p>
          </table:table-cell>
          <table:table-cell table:style-name="ce98" office:value-type="float" office:value="1440" calcext:value-type="float">
            <text:p>1,440.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8" office:value-type="string" calcext:value-type="string">
            <text:p>DAVE BARRON</text:p>
          </table:table-cell>
          <table:table-cell table:style-name="ce28" office:value-type="string" calcext:value-type="string">
            <text:p>13740 Co Rd 4041 Scurry, TX 75158</text:p>
            <text:p/>
          </table:table-cell>
          <table:table-cell table:style-name="ce28" office:value-type="string" calcext:value-type="string">
            <text:p>OTHERS</text:p>
          </table:table-cell>
          <table:table-cell table:style-name="ce28" office:value-type="string" calcext:value-type="string">
            <text:p>DELIVERY</text:p>
          </table:table-cell>
          <table:table-cell table:style-name="ce64" office:value-type="string" calcext:value-type="string">
            <text:p>WEEK</text:p>
          </table:table-cell>
          <table:table-cell table:style-name="ce81" office:value-type="float" office:value="43" calcext:value-type="float">
            <text:p>43 '</text:p>
          </table:table-cell>
          <table:table-cell table:style-name="ce94" office:value-type="string" calcext:value-type="string">
            <text:p>TAS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19" office:value-type="string" calcext:value-type="string">
            <text:p>STROLL001</text:p>
          </table:table-cell>
          <table:table-cell table:style-name="ce32" office:value-type="string" calcext:value-type="string">
            <text:p>AMAN MOHAMMED</text:p>
          </table:table-cell>
          <table:table-cell table:style-name="ce34" office:value-type="string" calcext:value-type="string">
            <text:p>3505 Stroll Rd Plano, TX 75025</text:p>
            <text:p/>
          </table:table-cell>
          <table:table-cell table:style-name="ce43" office:value-type="string" calcext:value-type="string">
            <text:p>PLUMBING</text:p>
          </table:table-cell>
          <table:table-cell table:style-name="ce47" office:value-type="string" calcext:value-type="string">
            <text:p>Plumbing Rough In</text:p>
          </table:table-cell>
          <table:table-cell table:style-name="ce47" office:value-type="string" calcext:value-type="string">
            <text:p>WEEK</text:p>
          </table:table-cell>
          <table:table-cell table:style-name="ce84" office:value-type="float" office:value="42" calcext:value-type="float">
            <text:p>42</text:p>
          </table:table-cell>
          <table:table-cell table:style-name="ce43" office:value-type="string" calcext:value-type="string">
            <text:p>TASK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1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PLUMBING</text:p>
          </table:table-cell>
          <table:table-cell table:style-name="ce48" office:value-type="string" calcext:value-type="string">
            <text:p>Fixtures Installatio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9" calcext:value-type="float">
            <text:p>49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1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LUMBING</text:p>
          </table:table-cell>
          <table:table-cell table:style-name="ce49" office:value-type="string" calcext:value-type="string">
            <text:p>TOILET - BG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175" calcext:value-type="float">
            <text:p>175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1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LUMBING</text:p>
          </table:table-cell>
          <table:table-cell table:style-name="ce49" office:value-type="string" calcext:value-type="string">
            <text:p>SHOWER FAUCET - BG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275" calcext:value-type="float">
            <text:p>275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1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LUMBING</text:p>
          </table:table-cell>
          <table:table-cell table:style-name="ce49" office:value-type="string" calcext:value-type="string">
            <text:p>BATHROOM FAUCET - BG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125" calcext:value-type="float">
            <text:p>125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1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LUMBING</text:p>
          </table:table-cell>
          <table:table-cell table:style-name="ce49" office:value-type="string" calcext:value-type="string">
            <text:p>SINK - BG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200" calcext:value-type="float">
            <text:p>20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1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LUMBING</text:p>
          </table:table-cell>
          <table:table-cell table:style-name="ce49" office:value-type="string" calcext:value-type="string">
            <text:p>LABOR PER SERVICE - NEW CONSTRUCTION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8" calcext:value-type="float">
            <text:p>8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3400" calcext:value-type="float">
            <text:p>3,40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1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LUMBING</text:p>
          </table:table-cell>
          <table:table-cell table:style-name="ce49" office:value-type="string" calcext:value-type="string">
            <text:p>BUILD UP SHOWER BASE 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30" calcext:value-type="float">
            <text:p>30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825" calcext:value-type="float">
            <text:p>825.0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2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GENERAL CONDITIONS</text:p>
          </table:table-cell>
          <table:table-cell table:style-name="ce48" office:value-type="string" calcext:value-type="string">
            <text:p>DEMO OF STRUCTURE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0" calcext:value-type="float">
            <text:p>40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2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GENERAL CONDITIONS</text:p>
          </table:table-cell>
          <table:table-cell table:style-name="ce49" office:value-type="string" calcext:value-type="string">
            <text:p>DEMO</text:p>
          </table:table-cell>
          <table:table-cell table:style-name="ce49" office:value-type="string" calcext:value-type="string">
            <text:p>CY</text:p>
          </table:table-cell>
          <table:table-cell table:style-name="ce86" office:value-type="float" office:value="34" calcext:value-type="float">
            <text:p>34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4080" calcext:value-type="float">
            <text:p>4,080.0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3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MECHANICAL</text:p>
          </table:table-cell>
          <table:table-cell table:style-name="ce48" office:value-type="string" calcext:value-type="string">
            <text:p>Mechanic (HVAC) Rough i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2" calcext:value-type="float">
            <text:p>42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3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SITE WORK TOTALS</text:p>
          </table:table-cell>
          <table:table-cell table:style-name="ce49" office:value-type="string" calcext:value-type="string">
            <text:p>A/C UNITS PAD</text:p>
          </table:table-cell>
          <table:table-cell table:style-name="ce49" office:value-type="string" calcext:value-type="string">
            <text:p>UN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120" calcext:value-type="float">
            <text:p>12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3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HVAC</text:p>
          </table:table-cell>
          <table:table-cell table:style-name="ce49" office:value-type="string" calcext:value-type="string">
            <text:p>3 TON HVAC</text:p>
          </table:table-cell>
          <table:table-cell table:style-name="ce49" office:value-type="string" calcext:value-type="string">
            <text:p>EA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4680" calcext:value-type="float">
            <text:p>4,680.0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ELECTRICAL</text:p>
          </table:table-cell>
          <table:table-cell table:style-name="ce48" office:value-type="string" calcext:value-type="string">
            <text:p>Electrical Rough I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2" calcext:value-type="float">
            <text:p>42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ELECTRICAL</text:p>
          </table:table-cell>
          <table:table-cell table:style-name="ce48" office:value-type="string" calcext:value-type="string">
            <text:p>Smoke Detectors Installatio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9" calcext:value-type="float">
            <text:p>49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ELECTRICAL</text:p>
          </table:table-cell>
          <table:table-cell table:style-name="ce48" office:value-type="string" calcext:value-type="string">
            <text:p>Accesories Installatio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9" calcext:value-type="float">
            <text:p>49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OTHERS</text:p>
          </table:table-cell>
          <table:table-cell table:style-name="ce48" office:value-type="string" calcext:value-type="string">
            <text:p>DELIVERY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50" calcext:value-type="float">
            <text:p>50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LECTRICAL</text:p>
          </table:table-cell>
          <table:table-cell table:style-name="ce49" office:value-type="string" calcext:value-type="string">
            <text:p>LED RECESSED LIGHT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6" calcext:value-type="float">
            <text:p>16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200" calcext:value-type="float">
            <text:p>20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LECTRICAL</text:p>
          </table:table-cell>
          <table:table-cell table:style-name="ce49" office:value-type="string" calcext:value-type="string">
            <text:p>CEILING FAN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175" calcext:value-type="float">
            <text:p>175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LECTRICAL</text:p>
          </table:table-cell>
          <table:table-cell table:style-name="ce49" office:value-type="string" calcext:value-type="string">
            <text:p>EXAUST FAN 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30" calcext:value-type="float">
            <text:p>3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LECTRICAL</text:p>
          </table:table-cell>
          <table:table-cell table:style-name="ce49" office:value-type="string" calcext:value-type="string">
            <text:p>LABOR - ADDITION - SUBPANEL 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400" calcext:value-type="float">
            <text:p>40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4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LECTRICAL</text:p>
          </table:table-cell>
          <table:table-cell table:style-name="ce49" office:value-type="string" calcext:value-type="string">
            <text:p>LABOR - ADDITION - WIRING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000" calcext:value-type="float">
            <text:p>1000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5000" calcext:value-type="float">
            <text:p>5,000.0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FRAMING</text:p>
          </table:table-cell>
          <table:table-cell table:style-name="ce48" office:value-type="string" calcext:value-type="string">
            <text:p>Framing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0" calcext:value-type="float">
            <text:p>40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EXTERIOR SHEATING</text:p>
          </table:table-cell>
          <table:table-cell table:style-name="ce48" office:value-type="string" calcext:value-type="string">
            <text:p>Exterior Sheating (Walls and Roof)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1" calcext:value-type="float">
            <text:p>41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DOORS AND WINDOWS</text:p>
          </table:table-cell>
          <table:table-cell table:style-name="ce48" office:value-type="string" calcext:value-type="string">
            <text:p>Exterior Windows and Doors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1" calcext:value-type="float">
            <text:p>41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DOORS AND WINDOWS</text:p>
          </table:table-cell>
          <table:table-cell table:style-name="ce48" office:value-type="string" calcext:value-type="string">
            <text:p>Interior Doors Installatio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6" calcext:value-type="float">
            <text:p>46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FRAMING</text:p>
          </table:table-cell>
          <table:table-cell table:style-name="ce49" office:value-type="string" calcext:value-type="string">
            <text:p>ADDITION REFRAME - STRUCTURAL - MATERIAL </text:p>
          </table:table-cell>
          <table:table-cell table:style-name="ce49" office:value-type="string" calcext:value-type="string">
            <text:p>SF</text:p>
          </table:table-cell>
          <table:table-cell table:style-name="ce86" office:value-type="float" office:value="1108" calcext:value-type="float">
            <text:p>1108</text:p>
          </table:table-cell>
          <table:table-cell table:style-name="ce95" office:value-type="string" calcext:value-type="string">
            <text:p>MATERIAL</text:p>
          </table:table-cell>
          <table:table-cell table:style-name="ce101" office:value-type="float" office:value="7312.8" calcext:value-type="float">
            <text:p>7,312.8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XTERIOR SHEATING</text:p>
          </table:table-cell>
          <table:table-cell table:style-name="ce49" office:value-type="string" calcext:value-type="string">
            <text:p>ZIP SYSTEM 4FT X 8 FT - ROOF SHEATING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49.5" calcext:value-type="float">
            <text:p>49.5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718.74" calcext:value-type="float">
            <text:p>718.74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XTERIOR SHEATING</text:p>
          </table:table-cell>
          <table:table-cell table:style-name="ce49" office:value-type="string" calcext:value-type="string">
            <text:p>ZIP SYSTEM 4FT X 8 FT - WALL SHEATING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42.9" calcext:value-type="float">
            <text:p>42.9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622.91" calcext:value-type="float">
            <text:p>622.9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XTERIOR SHEATING</text:p>
          </table:table-cell>
          <table:table-cell table:style-name="ce49" office:value-type="string" calcext:value-type="string">
            <text:p>ZIP SYSTEM TAPE X 90 FT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4" calcext:value-type="float">
            <text:p>14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207.9" calcext:value-type="float">
            <text:p>207.9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DOORS AND WINDOWS</text:p>
          </table:table-cell>
          <table:table-cell table:style-name="ce49" office:value-type="string" calcext:value-type="string">
            <text:p>INTERIOR MDP PREFAB DOORS 80¨</text:p>
          </table:table-cell>
          <table:table-cell table:style-name="ce49" office:value-type="string" calcext:value-type="string">
            <text:p>UN</text:p>
          </table:table-cell>
          <table:table-cell table:style-name="ce86" office:value-type="float" office:value="3" calcext:value-type="float">
            <text:p>3</text:p>
          </table:table-cell>
          <table:table-cell table:style-name="ce95" office:value-type="string" calcext:value-type="string">
            <text:p>MATERIAL</text:p>
          </table:table-cell>
          <table:table-cell table:style-name="ce101" office:value-type="float" office:value="648" calcext:value-type="float">
            <text:p>648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DOORS AND WINDOWS</text:p>
          </table:table-cell>
          <table:table-cell table:style-name="ce49" office:value-type="string" calcext:value-type="string">
            <text:p>WOODEN FRENCH DOORS 72 X 80 </text:p>
          </table:table-cell>
          <table:table-cell table:style-name="ce49" office:value-type="string" calcext:value-type="string">
            <text:p>UN</text:p>
          </table:table-cell>
          <table:table-cell table:style-name="ce86" office:value-type="float" office:value="2" calcext:value-type="float">
            <text:p>2</text:p>
          </table:table-cell>
          <table:table-cell table:style-name="ce95" office:value-type="string" calcext:value-type="string">
            <text:p>MATERIAL</text:p>
          </table:table-cell>
          <table:table-cell table:style-name="ce101" office:value-type="float" office:value="1680" calcext:value-type="float">
            <text:p>1,68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DOORS AND WINDOWS</text:p>
          </table:table-cell>
          <table:table-cell table:style-name="ce49" office:value-type="string" calcext:value-type="string">
            <text:p>VYNIL WINDOWS - NEW CONSTRUCTION </text:p>
          </table:table-cell>
          <table:table-cell table:style-name="ce49" office:value-type="string" calcext:value-type="string">
            <text:p>UN</text:p>
          </table:table-cell>
          <table:table-cell table:style-name="ce86" office:value-type="float" office:value="3" calcext:value-type="float">
            <text:p>3</text:p>
          </table:table-cell>
          <table:table-cell table:style-name="ce95" office:value-type="string" calcext:value-type="string">
            <text:p>MATERIAL</text:p>
          </table:table-cell>
          <table:table-cell table:style-name="ce101" office:value-type="float" office:value="1224" calcext:value-type="float">
            <text:p>1,224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FRAMING</text:p>
          </table:table-cell>
          <table:table-cell table:style-name="ce49" office:value-type="string" calcext:value-type="string">
            <text:p>ADDITION REFRAME - STRUCTURAL - LABOR </text:p>
          </table:table-cell>
          <table:table-cell table:style-name="ce49" office:value-type="string" calcext:value-type="string">
            <text:p>SF</text:p>
          </table:table-cell>
          <table:table-cell table:style-name="ce86" office:value-type="float" office:value="1008" calcext:value-type="float">
            <text:p>1008</text:p>
          </table:table-cell>
          <table:table-cell table:style-name="ce95" office:value-type="string" calcext:value-type="string">
            <text:p>LABOR</text:p>
          </table:table-cell>
          <table:table-cell table:style-name="ce102" office:value-type="float" office:value="5266.8" calcext:value-type="float">
            <text:p>5,266.8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5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EXTERIOR SHEATING</text:p>
          </table:table-cell>
          <table:table-cell table:style-name="ce49" office:value-type="string" calcext:value-type="string">
            <text:p>LABOR (SURFACE SQ FT) - SHEATING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008" calcext:value-type="float">
            <text:p>1008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907.2" calcext:value-type="float">
            <text:p>907.2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ROOFING</text:p>
          </table:table-cell>
          <table:table-cell table:style-name="ce48" office:value-type="string" calcext:value-type="string">
            <text:p>Roofing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1" calcext:value-type="float">
            <text:p>41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ROOFING</text:p>
          </table:table-cell>
          <table:table-cell table:style-name="ce49" office:value-type="string" calcext:value-type="string">
            <text:p>LABOR (CONSTRUCTION SQ FT) - SHINGLES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441" calcext:value-type="float">
            <text:p>1441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1426.59" calcext:value-type="float">
            <text:p>1,426.5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ROOFING</text:p>
          </table:table-cell>
          <table:table-cell table:style-name="ce49" office:value-type="string" calcext:value-type="string">
            <text:p>SHINGLES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45" calcext:value-type="float">
            <text:p>45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2524.5" calcext:value-type="float">
            <text:p>2,524.5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ROOFING</text:p>
          </table:table-cell>
          <table:table-cell table:style-name="ce49" office:value-type="string" calcext:value-type="string">
            <text:p>ROOF PROTECTOR UNDERLAYMENT 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441" calcext:value-type="float">
            <text:p>1441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634.04" calcext:value-type="float">
            <text:p>634.04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ROOFING</text:p>
          </table:table-cell>
          <table:table-cell table:style-name="ce49" office:value-type="string" calcext:value-type="string">
            <text:p>GALVANIZED FLASHING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2" calcext:value-type="float">
            <text:p>2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308" calcext:value-type="float">
            <text:p>308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ROOFING</text:p>
          </table:table-cell>
          <table:table-cell table:style-name="ce49" office:value-type="string" calcext:value-type="string">
            <text:p>GAF WEATHERWATCH 100 LN FT (200 SQFT)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ROOFING</text:p>
          </table:table-cell>
          <table:table-cell table:style-name="ce49" office:value-type="string" calcext:value-type="string">
            <text:p>GAF PRO START 120 LN FT - STARTER TRIP SHINGLES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24.19" calcext:value-type="float">
            <text:p>24.1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6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ROOFING</text:p>
          </table:table-cell>
          <table:table-cell table:style-name="ce49" office:value-type="string" calcext:value-type="string">
            <text:p>COBRA EXHAUST VENT - RIDGE VENT 20 LN FT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ALL INCLUDED</text:p>
          </table:table-cell>
          <table:table-cell table:style-name="ce100" office:value-type="float" office:value="30.25" calcext:value-type="float">
            <text:p>30.2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PAINT</text:p>
          </table:table-cell>
          <table:table-cell table:style-name="ce48" office:value-type="string" calcext:value-type="string">
            <text:p>Painting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6" calcext:value-type="float">
            <text:p>46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MATERIAL - WALL PAINT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2" calcext:value-type="float">
            <text:p>2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210" calcext:value-type="float">
            <text:p>210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MATERIAL - CEILING PAINT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MATERIAL - TRIM PAINT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MATERIAL - DOORS PAINT</text:p>
          </table:table-cell>
          <table:table-cell table:style-name="ce49" office:value-type="string" calcext:value-type="string">
            <text:p>UNIT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OTHER MATERIALS </text:p>
          </table:table-cell>
          <table:table-cell table:style-name="ce49" office:value-type="string" calcext:value-type="string">
            <text:p>GLOBAL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348" calcext:value-type="float">
            <text:p>348.0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LABOR - NEW CONSTRUCTION (BUILDING SQ FT)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008" calcext:value-type="float">
            <text:p>1008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2116.8" calcext:value-type="float">
            <text:p>2,116.8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LABOR - CEILING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008" calcext:value-type="float">
            <text:p>1008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1330.56" calcext:value-type="float">
            <text:p>1,330.56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7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PAINT</text:p>
          </table:table-cell>
          <table:table-cell table:style-name="ce49" office:value-type="string" calcext:value-type="string">
            <text:p>LABOR - TRIM PAINT</text:p>
          </table:table-cell>
          <table:table-cell table:style-name="ce49" office:value-type="string" calcext:value-type="string">
            <text:p>LNFT</text:p>
          </table:table-cell>
          <table:table-cell table:style-name="ce86" office:value-type="float" office:value="160" calcext:value-type="float">
            <text:p>160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115.2" calcext:value-type="float">
            <text:p>115.2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8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INSULATION</text:p>
          </table:table-cell>
          <table:table-cell table:style-name="ce48" office:value-type="string" calcext:value-type="string">
            <text:p>Wall Insulatio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3" calcext:value-type="float">
            <text:p>43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8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INSULATION</text:p>
          </table:table-cell>
          <table:table-cell table:style-name="ce49" office:value-type="string" calcext:value-type="string">
            <text:p>R15 WALL INSULATION (33 BAGS X 1000 SQ FT)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33" calcext:value-type="float">
            <text:p>33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376.2" calcext:value-type="float">
            <text:p>376.2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8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INSULATION</text:p>
          </table:table-cell>
          <table:table-cell table:style-name="ce49" office:value-type="string" calcext:value-type="string">
            <text:p>LABOR - INSTALLATION COST PER WALL ROLL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008" calcext:value-type="float">
            <text:p>1008</text:p>
          </table:table-cell>
          <table:table-cell table:style-name="ce95" office:value-type="string" calcext:value-type="string">
            <text:p>LABOR</text:p>
          </table:table-cell>
          <table:table-cell table:style-name="ce100" office:value-type="float" office:value="483.84" calcext:value-type="float">
            <text:p>483.84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FLOORING</text:p>
          </table:table-cell>
          <table:table-cell table:style-name="ce48" office:value-type="string" calcext:value-type="string">
            <text:p>Leveling and floating of floors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7" calcext:value-type="float">
            <text:p>47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FLOORING</text:p>
          </table:table-cell>
          <table:table-cell table:style-name="ce48" office:value-type="string" calcext:value-type="string">
            <text:p>Floor Installatio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7" calcext:value-type="float">
            <text:p>47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FLOORING</text:p>
          </table:table-cell>
          <table:table-cell table:style-name="ce48" office:value-type="string" calcext:value-type="string">
            <text:p>Moldures and Baseboard Installation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7" calcext:value-type="float">
            <text:p>47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0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4" office:value-type="string" calcext:value-type="string">
            <text:p>FLOORING</text:p>
          </table:table-cell>
          <table:table-cell table:style-name="ce48" office:value-type="string" calcext:value-type="string">
            <text:p>Trim, baseboards and Mantel Painting</text:p>
          </table:table-cell>
          <table:table-cell table:style-name="ce48" office:value-type="string" calcext:value-type="string">
            <text:p>WEEK</text:p>
          </table:table-cell>
          <table:table-cell table:style-name="ce85" office:value-type="float" office:value="47" calcext:value-type="float">
            <text:p>47</text:p>
          </table:table-cell>
          <table:table-cell table:style-name="ce44" office:value-type="string" calcext:value-type="string">
            <text:p>TASK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FLOORING</text:p>
          </table:table-cell>
          <table:table-cell table:style-name="ce49" office:value-type="string" calcext:value-type="string">
            <text:p>CARPET 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990" calcext:value-type="float">
            <text:p>990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2316.6" calcext:value-type="float">
            <text:p>2,316.6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5" office:value-type="string" calcext:value-type="string">
            <text:p>FLOORING</text:p>
          </table:table-cell>
          <table:table-cell table:style-name="ce49" office:value-type="string" calcext:value-type="string">
            <text:p>MDF BASEBOARDS</text:p>
          </table:table-cell>
          <table:table-cell table:style-name="ce49" office:value-type="string" calcext:value-type="string">
            <text:p>SQ FT</text:p>
          </table:table-cell>
          <table:table-cell table:style-name="ce86" office:value-type="float" office:value="1008" calcext:value-type="float">
            <text:p>1008</text:p>
          </table:table-cell>
          <table:table-cell table:style-name="ce95" office:value-type="string" calcext:value-type="string">
            <text:p>MATERIAL</text:p>
          </table:table-cell>
          <table:table-cell table:style-name="ce100" office:value-type="float" office:value="1330.56" calcext:value-type="float">
            <text:p>1,330.56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35" office:value-type="string" calcext:value-type="string">
            <text:p>3505 Stroll Rd Plano, TX 75025</text:p>
            <text:p/>
          </table:table-cell>
          <table:table-cell table:style-name="ce46" office:value-type="string" calcext:value-type="string">
            <text:p>FLOORING</text:p>
          </table:table-cell>
          <table:table-cell table:style-name="ce23" office:value-type="string" calcext:value-type="string">
            <text:p>OTHER MATERIAL </text:p>
          </table:table-cell>
          <table:table-cell table:style-name="ce23" office:value-type="string" calcext:value-type="string">
            <text:p>EA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MATERIAL</text:p>
          </table:table-cell>
          <table:table-cell table:style-name="ce103" office:value-type="float" office:value="330" calcext:value-type="float">
            <text:p>330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09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FLOORING</text:p>
          </table:table-cell>
          <table:table-cell table:style-name="ce23" office:value-type="string" calcext:value-type="string">
            <text:p>LABOR - INSTALLATION CARPET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990" calcext:value-type="float">
            <text:p>990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1306.8" calcext:value-type="float">
            <text:p>1,306.8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0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SIDING / BRICK</text:p>
          </table:table-cell>
          <table:table-cell table:style-name="ce24" office:value-type="string" calcext:value-type="string">
            <text:p>Bricks Installation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1" calcext:value-type="float">
            <text:p>41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0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STUCCO / SIDING / BRICK</text:p>
          </table:table-cell>
          <table:table-cell table:style-name="ce23" office:value-type="string" calcext:value-type="string">
            <text:p>MATERIALS - WALL - BRICKS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1012" calcext:value-type="float">
            <text:p>1012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5009.4" calcext:value-type="float">
            <text:p>5,009.4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0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STUCCO / SIDING / BRICK</text:p>
          </table:table-cell>
          <table:table-cell table:style-name="ce23" office:value-type="string" calcext:value-type="string">
            <text:p>LABOR - WALL - BRICKS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920" calcext:value-type="float">
            <text:p>920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3726" calcext:value-type="float">
            <text:p>3,726.0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TILES</text:p>
          </table:table-cell>
          <table:table-cell table:style-name="ce24" office:value-type="string" calcext:value-type="string">
            <text:p>Tiles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6" calcext:value-type="float">
            <text:p>46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TILES - FLOOR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89.1" calcext:value-type="float">
            <text:p>89.1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TILES - SHOWER WALLS</text:p>
          </table:table-cell>
          <table:table-cell table:style-name="ce23" office:value-type="string" calcext:value-type="string">
            <text:p>SQFT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711" calcext:value-type="float">
            <text:p>711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TILES - SHOWER FLOOR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237.6" calcext:value-type="float">
            <text:p>237.6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TILES - QUARTZ NICHE (36 IN)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OTHER MATERIALS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330" calcext:value-type="float">
            <text:p>330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LABOR - FLOOR TILES INSTALLATION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216" calcext:value-type="float">
            <text:p>216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LABOR - SHOWER FLOOR TILES INSTALLATION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630" calcext:value-type="float">
            <text:p>630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1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TILES</text:p>
          </table:table-cell>
          <table:table-cell table:style-name="ce23" office:value-type="string" calcext:value-type="string">
            <text:p>LABOR - SHOWER WALL TILES INSTALLATION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1339.2" calcext:value-type="float">
            <text:p>1,339.2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2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GLASS</text:p>
          </table:table-cell>
          <table:table-cell table:style-name="ce24" office:value-type="string" calcext:value-type="string">
            <text:p>Glass Installation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9" calcext:value-type="float">
            <text:p>49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2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GLASS</text:p>
          </table:table-cell>
          <table:table-cell table:style-name="ce23" office:value-type="string" calcext:value-type="string">
            <text:p>SHOWER GLASS DOOR 5FT X 72 IN (FIXED - SLIDING)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750" calcext:value-type="float">
            <text:p>750.0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3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CABINETS</text:p>
          </table:table-cell>
          <table:table-cell table:style-name="ce24" office:value-type="string" calcext:value-type="string">
            <text:p>Vanities Installation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8" calcext:value-type="float">
            <text:p>48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3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CABINETS </text:p>
          </table:table-cell>
          <table:table-cell table:style-name="ce23" office:value-type="string" calcext:value-type="string">
            <text:p>PRE FAB VANITY 60 IN W/QUARTZ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1350" calcext:value-type="float">
            <text:p>1,350.0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DRYWALL</text:p>
          </table:table-cell>
          <table:table-cell table:style-name="ce24" office:value-type="string" calcext:value-type="string">
            <text:p>Sheet Rock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5" calcext:value-type="float">
            <text:p>45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DRYWALL</text:p>
          </table:table-cell>
          <table:table-cell table:style-name="ce24" office:value-type="string" calcext:value-type="string">
            <text:p>Hardybacker Installation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5" calcext:value-type="float">
            <text:p>45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DRYWALL</text:p>
          </table:table-cell>
          <table:table-cell table:style-name="ce24" office:value-type="string" calcext:value-type="string">
            <text:p>Wet Areas Water Proofing Redguard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5" calcext:value-type="float">
            <text:p>45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DRYWALL</text:p>
          </table:table-cell>
          <table:table-cell table:style-name="ce24" office:value-type="string" calcext:value-type="string">
            <text:p>Tape Bet and Texture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5" calcext:value-type="float">
            <text:p>45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DRYWALL</text:p>
          </table:table-cell>
          <table:table-cell table:style-name="ce23" office:value-type="string" calcext:value-type="string">
            <text:p>MATERIALS - WALLS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676.5" calcext:value-type="float">
            <text:p>676.5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DRYWALL</text:p>
          </table:table-cell>
          <table:table-cell table:style-name="ce23" office:value-type="string" calcext:value-type="string">
            <text:p>MATERIALS - CEILINGS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430.5" calcext:value-type="float">
            <text:p>430.5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DRYWALL</text:p>
          </table:table-cell>
          <table:table-cell table:style-name="ce23" office:value-type="string" calcext:value-type="string">
            <text:p>LABOR - ADDITION <text:s/>WALL - PER SHEET (HANG TAPE BED AND TEXTURE)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2550" calcext:value-type="float">
            <text:p>2,550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4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DRYWALL</text:p>
          </table:table-cell>
          <table:table-cell table:style-name="ce23" office:value-type="string" calcext:value-type="string">
            <text:p>LABOR - ADDITION CEILING - PER SHEET (HANG, TAPE, BED AND TEXTURE)</text:p>
          </table:table-cell>
          <table:table-cell table:style-name="ce23" office:value-type="string" calcext:value-type="string">
            <text:p>EA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2520" calcext:value-type="float">
            <text:p>2,520.0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5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INSULATION</text:p>
          </table:table-cell>
          <table:table-cell table:style-name="ce24" office:value-type="string" calcext:value-type="string">
            <text:p>Roof Insulation (New Houses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5" calcext:value-type="float">
            <text:p>45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5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INSULATION</text:p>
          </table:table-cell>
          <table:table-cell table:style-name="ce23" office:value-type="string" calcext:value-type="string">
            <text:p>R30 BLOWN INSULATION (15 BAGS X 1000 SQ FT)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string" calcext:value-type="string">
            <text:p>MATERIAL</text:p>
          </table:table-cell>
          <table:table-cell table:style-name="ce104" office:value-type="float" office:value="387" calcext:value-type="float">
            <text:p>387.00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ROLL015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3" office:value-type="string" calcext:value-type="string">
            <text:p>INSULATION</text:p>
          </table:table-cell>
          <table:table-cell table:style-name="ce23" office:value-type="string" calcext:value-type="string">
            <text:p>LABOR - INSTALLATION COST PER CEILING BLOWING-IN</text:p>
          </table:table-cell>
          <table:table-cell table:style-name="ce23" office:value-type="string" calcext:value-type="string">
            <text:p>SQ FT</text:p>
          </table:table-cell>
          <table:table-cell table:style-name="ce87" office:value-type="float" office:value="1008" calcext:value-type="float">
            <text:p>1008</text:p>
          </table:table-cell>
          <table:table-cell table:style-name="ce87" office:value-type="string" calcext:value-type="string">
            <text:p>LABOR</text:p>
          </table:table-cell>
          <table:table-cell table:style-name="ce104" office:value-type="float" office:value="665.28" calcext:value-type="float">
            <text:p>665.28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ROLL016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ROOFING</text:p>
          </table:table-cell>
          <table:table-cell table:style-name="ce24" office:value-type="string" calcext:value-type="string">
            <text:p>Gutters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49" calcext:value-type="float">
            <text:p>49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GENERAL CONDITIONS</text:p>
          </table:table-cell>
          <table:table-cell table:style-name="ce24" office:value-type="string" calcext:value-type="string">
            <text:p>Surveyor Documents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38" calcext:value-type="float">
            <text:p>38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GENERAL CONDITIONS</text:p>
          </table:table-cell>
          <table:table-cell table:style-name="ce24" office:value-type="string" calcext:value-type="string">
            <text:p>Architecture, MEP, RES Check, Structural, Cover Sheet and Scope of work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38" calcext:value-type="float">
            <text:p>38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GENERAL CONDITIONS</text:p>
          </table:table-cell>
          <table:table-cell table:style-name="ce24" office:value-type="string" calcext:value-type="string">
            <text:p>Permits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38" calcext:value-type="float">
            <text:p>38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AMAN MOHAMMED</text:p>
          </table:table-cell>
          <table:table-cell table:style-name="ce24" office:value-type="string" calcext:value-type="string">
            <text:p>3505 Stroll Rd Plano, TX 75025</text:p>
            <text:p/>
          </table:table-cell>
          <table:table-cell table:style-name="ce24" office:value-type="string" calcext:value-type="string">
            <text:p>GENERAL CONDITIONS</text:p>
          </table:table-cell>
          <table:table-cell table:style-name="ce24" office:value-type="string" calcext:value-type="string">
            <text:p>Post Permits</text:p>
          </table:table-cell>
          <table:table-cell table:style-name="ce24" office:value-type="string" calcext:value-type="string">
            <text:p>WEEK</text:p>
          </table:table-cell>
          <table:table-cell table:style-name="ce88" office:value-type="float" office:value="39" calcext:value-type="float">
            <text:p>39</text:p>
          </table:table-cell>
          <table:table-cell table:style-name="ce24" office:value-type="string" calcext:value-type="string">
            <text:p>TASK</text:p>
          </table:table-cell>
          <table:table-cell table:style-name="ce24"/>
          <table:table-cell table:number-columns-repeated="1015"/>
        </table:table-row>
        <table:table-row table:style-name="ro2" table:number-rows-repeated="104810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MAIN PROCESS'.$A$1" table:cell-range-address="$'TASK SCHEDULED'.$D$1:.$I$13"/>
        </table:named-expressions>
      </table:table>
      <table:table table:name="BACK UP" table:style-name="ta5"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visibility="collapse" table:number-columns-repeated="7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WORK ORDERS</text:p>
          </table:table-cell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egotiated</text:p>
          </table:table-cell>
          <table:table-cell table:style-name="ce1" office:value-type="string" calcext:value-type="string">
            <text:p>Ball Park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Start week</text:p>
          </table:table-cell>
          <table:table-cell table:style-name="ce1" office:value-type="string" calcext:value-type="string">
            <text:p>End week</text:p>
          </table:table-cell>
          <table:table-cell table:style-name="ce1" office:value-type="string" calcext:value-type="string">
            <text:p>Actual Date</text:p>
          </table:table-cell>
          <table:table-cell table:style-name="ce1" office:value-type="string" calcext:value-type="string">
            <text:p>End Date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Patio decking and skirt</text:p>
          </table:table-cell>
          <table:table-cell/>
          <table:table-cell table:style-name="ce2" table:number-columns-repeated="4"/>
          <table:table-cell table:style-name="ce2" office:value-type="float" office:value="1800" calcext:value-type="float">
            <text:p>18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Proveedor de siding e vinyl</text:p>
          </table:table-cell>
          <table:table-cell/>
          <table:table-cell table:style-name="ce2" table:number-columns-repeated="4"/>
          <table:table-cell table:style-name="ce2" office:value-type="float" office:value="4000" calcext:value-type="float">
            <text:p>40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HVAC inside </text:p>
          </table:table-cell>
          <table:table-cell table:style-name="ce2" office:value-type="string" calcext:value-type="string">
            <text:p>Frncisco</text:p>
          </table:table-cell>
          <table:table-cell table:style-name="ce2" table:number-columns-repeated="4"/>
          <table:table-cell table:style-name="ce2" office:value-type="float" office:value="3500" calcext:value-type="float">
            <text:p>3500</text:p>
          </table:table-cell>
          <table:table-cell table:style-name="ce2" office:value-type="string" calcext:value-type="string">
            <text:p>ya pagamos 350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Electrical hvac</text:p>
          </table:table-cell>
          <table:table-cell table:style-name="ce2" office:value-type="string" calcext:value-type="string">
            <text:p>Anthony</text:p>
          </table:table-cell>
          <table:table-cell table:style-name="ce2" table:number-columns-repeated="4"/>
          <table:table-cell table:style-name="ce2" office:value-type="float" office:value="1800" calcext:value-type="float">
            <text:p>18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/>
          <table:table-cell table:style-name="ce107" office:value-type="date" office:date-value="2023-09-26" calcext:value-type="date">
            <text:p>09/2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Spray foam insulation</text:p>
          </table:table-cell>
          <table:table-cell/>
          <table:table-cell table:style-name="ce2" table:number-columns-repeated="4"/>
          <table:table-cell table:style-name="ce2" office:value-type="float" office:value="3000" calcext:value-type="float">
            <text:p>30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Roofing replace</text:p>
          </table:table-cell>
          <table:table-cell table:style-name="ce2" office:value-type="string" calcext:value-type="string">
            <text:p>Bryan</text:p>
          </table:table-cell>
          <table:table-cell table:style-name="ce2" table:number-columns-repeated="4"/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piso drywall y tile</text:p>
          </table:table-cell>
          <table:table-cell table:style-name="ce3" office:value-type="string" calcext:value-type="string">
            <text:p>nico</text:p>
          </table:table-cell>
          <table:table-cell table:style-name="ce2" table:number-columns-repeated="4"/>
          <table:table-cell table:style-name="ce2" office:value-type="float" office:value="9000" calcext:value-type="float">
            <text:p>90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comprar materiales</text:p>
          </table:table-cell>
          <table:table-cell/>
          <table:table-cell table:style-name="ce2" table:number-columns-repeated="4"/>
          <table:table-cell table:style-name="ce2" office:value-type="float" office:value="10000" calcext:value-type="float">
            <text:p>100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Fixture electrical and plumbing</text:p>
          </table:table-cell>
          <table:table-cell/>
          <table:table-cell table:style-name="ce2" table:number-columns-repeated="4"/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 </text:p>
          </table:table-cell>
          <table:table-cell table:style-name="ce2" office:value-type="string" calcext:value-type="string">
            <text:p>Gutters</text:p>
          </table:table-cell>
          <table:table-cell/>
          <table:table-cell table:style-name="ce2" table:number-columns-repeated="4"/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4" table:formula="of:=SUM([.I2:.I11])" office:value-type="float" office:value="37100" calcext:value-type="float">
            <text:p>3710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ave barron </text:p>
          </table:table-cell>
          <table:table-cell table:style-name="ce2" office:value-type="string" calcext:value-type="string">
            <text:p>Other touch up</text:p>
          </table:table-cell>
          <table:table-cell/>
          <table:table-cell table:style-name="ce2" table:number-columns-repeated="5"/>
          <table:table-cell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ave barron</text:p>
          </table:table-cell>
          <table:table-cell table:style-name="ce2" office:value-type="string" calcext:value-type="string">
            <text:p>Ganchos</text:p>
          </table:table-cell>
          <table:table-cell/>
          <table:table-cell table:style-name="ce2" table:number-columns-repeated="4"/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concreto</text:p>
          </table:table-cell>
          <table:table-cell/>
          <table:table-cell table:style-name="ce2" table:number-columns-repeated="4"/>
          <table:table-cell table:style-name="ce2" office:value-type="float" office:value="3000" calcext:value-type="float">
            <text:p>3000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Framing</text:p>
          </table:table-cell>
          <table:table-cell/>
          <table:table-cell table:style-name="ce2" table:number-columns-repeated="4"/>
          <table:table-cell table:style-name="ce2" office:value-type="float" office:value="2600" calcext:value-type="float">
            <text:p>260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exterior sheeting </text:p>
          </table:table-cell>
          <table:table-cell/>
          <table:table-cell table:style-name="ce2" table:number-columns-repeated="4"/>
          <table:table-cell table:style-name="ce2" office:value-type="float" office:value="600" calcext:value-type="float">
            <text:p>6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door windows</text:p>
          </table:table-cell>
          <table:table-cell/>
          <table:table-cell table:style-name="ce2" table:number-columns-repeated="4"/>
          <table:table-cell table:style-name="ce2" office:value-type="float" office:value="600" calcext:value-type="float">
            <text:p>6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electrical rough in</text:p>
          </table:table-cell>
          <table:table-cell/>
          <table:table-cell table:style-name="ce2" table:number-columns-repeated="4"/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plumbing rough in and top out</text:p>
          </table:table-cell>
          <table:table-cell/>
          <table:table-cell table:style-name="ce2" table:number-columns-repeated="4"/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hvac rough in</text:p>
          </table:table-cell>
          <table:table-cell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Insulation</text:p>
          </table:table-cell>
          <table:table-cell table:number-columns-repeated="7"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Sheetrock tape and bet texture</text:p>
          </table:table-cell>
          <table:table-cell table:number-columns-repeated="7"/>
          <table:table-cell table:style-name="ce2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Paint</text:p>
          </table:table-cell>
          <table:table-cell table:number-columns-repeated="7"/>
          <table:table-cell table:style-name="ce2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Tiles</text:p>
          </table:table-cell>
          <table:table-cell table:number-columns-repeated="7"/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Cabinets fabrication</text:p>
          </table:table-cell>
          <table:table-cell table:number-columns-repeated="7"/>
          <table:table-cell table:number-columns-repeated="2" table:style-name="ce2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Cabinets installation </text:p>
          </table:table-cell>
          <table:table-cell table:number-columns-repeated="7"/>
          <table:table-cell table:style-name="ce2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Cabinet paint</text:p>
          </table:table-cell>
          <table:table-cell table:number-columns-repeated="7"/>
          <table:table-cell table:style-name="ce2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Countertops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Flooring</text:p>
          </table:table-cell>
          <table:table-cell table:number-columns-repeated="7"/>
          <table:table-cell table:style-name="ce2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Tiles backsplash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Finishing electrical</text:p>
          </table:table-cell>
          <table:table-cell/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Finish plumbing</text:p>
          </table:table-cell>
          <table:table-cell/>
          <table:table-cell table:style-name="ce2" table:number-columns-repeated="4"/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Delivery week</text:p>
          </table:table-cell>
          <table:table-cell table:number-columns-repeated="7"/>
          <table:table-cell table:style-name="ce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concreto</text:p>
          </table:table-cell>
          <table:table-cell table:number-columns-repeated="7"/>
          <table:table-cell table:style-name="ce2" office:value-type="string" calcext:value-type="string">
            <text:p>38 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Framing</text:p>
          </table:table-cell>
          <table:table-cell table:number-columns-repeated="7"/>
          <table:table-cell table:style-name="ce2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exterior sheeting 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door windows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Roofing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Gutters</text:p>
          </table:table-cell>
          <table:table-cell table:number-columns-repeated="7"/>
          <table:table-cell table:style-name="ce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Bricks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electrical rough in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hvac rough in</text:p>
          </table:table-cell>
          <table:table-cell table:number-columns-repeated="7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Only move air duct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Insulation</text:p>
          </table:table-cell>
          <table:table-cell table:number-columns-repeated="7"/>
          <table:table-cell table:style-name="ce2" office:value-type="string" calcext:value-type="string">
            <text:p>44 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Sheetrock tape and bet texture</text:p>
          </table:table-cell>
          <table:table-cell table:number-columns-repeated="7"/>
          <table:table-cell table:style-name="ce2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Paint</text:p>
          </table:table-cell>
          <table:table-cell table:number-columns-repeated="7"/>
          <table:table-cell table:style-name="ce2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Tiles</text:p>
          </table:table-cell>
          <table:table-cell table:number-columns-repeated="7"/>
          <table:table-cell table:style-name="ce2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Finishing electrical</text:p>
          </table:table-cell>
          <table:table-cell table:number-columns-repeated="7"/>
          <table:table-cell table:style-name="ce2"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bert Campbell</text:p>
          </table:table-cell>
          <table:table-cell table:style-name="ce105" office:value-type="string" calcext:value-type="string">
            <text:p>Delivery week</text:p>
          </table:table-cell>
          <table:table-cell table:number-columns-repeated="7"/>
          <table:table-cell table:style-name="ce2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Concrete form</text:p>
          </table:table-cell>
          <table:table-cell table:style-name="ce106" table:number-columns-repeated="7"/>
          <table:table-cell table:style-name="ce105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Inground plumbing</text:p>
          </table:table-cell>
          <table:table-cell table:style-name="ce106" table:number-columns-repeated="7"/>
          <table:table-cell table:style-name="ce105" office:value-type="float" office:value="39" calcext:value-type="float">
            <text:p>39</text:p>
          </table:table-cell>
          <table:table-cell table:style-name="ce2" office:value-type="string" calcext:value-type="string">
            <text:p>Inspectio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Prepour rebar form</text:p>
          </table:table-cell>
          <table:table-cell table:style-name="ce106" table:number-columns-repeated="7"/>
          <table:table-cell table:style-name="ce105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Concrete pour</text:p>
          </table:table-cell>
          <table:table-cell table:style-name="ce106" table:number-columns-repeated="7"/>
          <table:table-cell table:style-name="ce105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Framing</text:p>
          </table:table-cell>
          <table:table-cell table:style-name="ce106" table:number-columns-repeated="7"/>
          <table:table-cell table:style-name="ce105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exterior sheeting </text:p>
          </table:table-cell>
          <table:table-cell table:style-name="ce106" table:number-columns-repeated="7"/>
          <table:table-cell table:style-name="ce105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door windows</text:p>
          </table:table-cell>
          <table:table-cell table:style-name="ce106" table:number-columns-repeated="7"/>
          <table:table-cell table:style-name="ce105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electrical rough in</text:p>
          </table:table-cell>
          <table:table-cell table:style-name="ce106" table:number-columns-repeated="7"/>
          <table:table-cell table:style-name="ce105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plumbing rough in and top out</text:p>
          </table:table-cell>
          <table:table-cell table:style-name="ce106" table:number-columns-repeated="7"/>
          <table:table-cell table:style-name="ce105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hvac rough in</text:p>
          </table:table-cell>
          <table:table-cell table:style-name="ce106" table:number-columns-repeated="7"/>
          <table:table-cell table:style-name="ce105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Insulation</text:p>
          </table:table-cell>
          <table:table-cell table:style-name="ce106" table:number-columns-repeated="7"/>
          <table:table-cell table:style-name="ce105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Sheetrock tape and bet texture</text:p>
          </table:table-cell>
          <table:table-cell table:style-name="ce106" table:number-columns-repeated="7"/>
          <table:table-cell table:style-name="ce105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Paint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Tiles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Cabinets fabrication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Cabinets installation 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Cabinet paint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Countertops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Flooring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Tiles backsplash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Finishing electrical</text:p>
          </table:table-cell>
          <table:table-cell table:style-name="ce106"/>
          <table:table-cell table:style-name="ce105" table:number-columns-repeated="4"/>
          <table:table-cell table:style-name="ce105" office:value-type="float" office:value="200" calcext:value-type="float">
            <text:p>200</text:p>
          </table:table-cell>
          <table:table-cell table:style-name="ce106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Finish plumbing</text:p>
          </table:table-cell>
          <table:table-cell table:style-name="ce106"/>
          <table:table-cell table:style-name="ce105" table:number-columns-repeated="4"/>
          <table:table-cell table:style-name="ce105" office:value-type="float" office:value="1000" calcext:value-type="float">
            <text:p>1000</text:p>
          </table:table-cell>
          <table:table-cell table:style-name="ce106"/>
          <table:table-cell table:style-name="ce105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thony romo</text:p>
          </table:table-cell>
          <table:table-cell table:style-name="ce105" office:value-type="string" calcext:value-type="string">
            <text:p>Delivery week</text:p>
          </table:table-cell>
          <table:table-cell table:style-name="ce106" table:number-columns-repeated="7"/>
          <table:table-cell table:style-name="ce105"/>
          <table:table-cell table:number-columns-repeated="101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BERT CAMPBELL" table:style-name="ta6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1020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FOR THIS PROJECT\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 table:style-name="ce2" office:value-type="string" calcext:value-type="string">
            <text:p>Week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lace Dumpst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0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4" table:formula="of:=CONCATENATE(&quot;Week &quot;;[.E11])" office:value-type="string" office:string-value="Week Week 40" calcext:value-type="string">
            <text:p>Week Week 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0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4" table:formula="of:=CONCATENATE(&quot;Week &quot;;[.E12])" office:value-type="string" office:string-value="Week Week 40" calcext:value-type="string">
            <text:p>Week Week 40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2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style-name="ce4" table:formula="of:=CONCATENATE(&quot;Week &quot;;[.E14])" office:value-type="string" office:string-value="Week Week 42" calcext:value-type="string">
            <text:p>Week Week 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3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e wait 3 weeks after</text:p>
          </table:table-cell>
          <table:table-cell/>
          <table:table-cell table:style-name="ce4" table:formula="of:=CONCATENATE(&quot;Week &quot;;[.E15])" office:value-type="string" office:string-value="Week Week 43" calcext:value-type="string">
            <text:p>Week Week 43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For remodel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or remodeling is week 1</text:p>
          </table:table-cell>
          <table:table-cell/>
          <table:table-cell table:style-name="ce4" table:formula="of:=CONCATENATE(&quot;Week &quot;;[.E17])" office:value-type="string" office:string-value="Week Week 44" calcext:value-type="string">
            <text:p>Week Week 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week as framing</text:p>
          </table:table-cell>
          <table:table-cell/>
          <table:table-cell table:style-name="ce4" table:formula="of:=CONCATENATE(&quot;Week &quot;;[.E18])" office:value-type="string" office:string-value="Week Week 44" calcext:value-type="string">
            <text:p>Week Week 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week as framing</text:p>
          </table:table-cell>
          <table:table-cell/>
          <table:table-cell table:style-name="ce4" table:formula="of:=CONCATENATE(&quot;Week &quot;;[.E19])" office:value-type="string" office:string-value="Week Week 44" calcext:value-type="string">
            <text:p>Week Week 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style-name="ce4" table:formula="of:=CONCATENATE(&quot;Week &quot;;[.E20])" office:value-type="string" office:string-value="Week Week 44" calcext:value-type="string">
            <text:p>Week Week 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ext week after framing</text:p>
          </table:table-cell>
          <table:table-cell/>
          <table:table-cell table:style-name="ce4" table:formula="of:=CONCATENATE(&quot;Week &quot;;[.E21])" office:value-type="string" office:string-value="Week Week 45" calcext:value-type="string">
            <text:p>Week Week 45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float" office:value="45" calcext:value-type="float">
            <text:p>45</text:p>
          </table:table-cell>
          <table:table-cell table:style-name="ce2"/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style-name="ce4" table:formula="of:=CONCATENATE(&quot;Week &quot;;[.E23])" office:value-type="string" office:string-value="Week Week 45" calcext:value-type="string">
            <text:p>Week Week 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style-name="ce4" table:formula="of:=CONCATENATE(&quot;Week &quot;;[.E24])" office:value-type="string" office:string-value="Week Week 45" calcext:value-type="string">
            <text:p>Week Week 45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style-name="ce4" table:formula="of:=CONCATENATE(&quot;Week &quot;;[.E27])" office:value-type="string" office:string-value="Week Week 45" calcext:value-type="string">
            <text:p>Week Week 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style-name="ce4" table:formula="of:=CONCATENATE(&quot;Week &quot;;[.E28])" office:value-type="string" office:string-value="Week Week 45" calcext:value-type="string">
            <text:p>Week Week 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6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ne week after the insulaiton inspection</text:p>
          </table:table-cell>
          <table:table-cell/>
          <table:table-cell table:style-name="ce4" table:formula="of:=CONCATENATE(&quot;Week &quot;;[.E29])" office:value-type="string" office:string-value="Week Week 46" calcext:value-type="string">
            <text:p>Week Week 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6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as sheet rock</text:p>
          </table:table-cell>
          <table:table-cell/>
          <table:table-cell table:style-name="ce4" table:formula="of:=CONCATENATE(&quot;Week &quot;;[.E30])" office:value-type="string" office:string-value="Week Week 46" calcext:value-type="string">
            <text:p>Week Week 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6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as sheet rock</text:p>
          </table:table-cell>
          <table:table-cell/>
          <table:table-cell table:style-name="ce4" table:formula="of:=CONCATENATE(&quot;Week &quot;;[.E31])" office:value-type="string" office:string-value="Week Week 46" calcext:value-type="string">
            <text:p>Week Week 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6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as sheet rock</text:p>
          </table:table-cell>
          <table:table-cell/>
          <table:table-cell table:style-name="ce4" table:formula="of:=CONCATENATE(&quot;Week &quot;;[.E32])" office:value-type="string" office:string-value="Week Week 46" calcext:value-type="string">
            <text:p>Week Week 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7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ne week after sheetrock</text:p>
          </table:table-cell>
          <table:table-cell/>
          <table:table-cell table:style-name="ce4" table:formula="of:=CONCATENATE(&quot;Week &quot;;[.E33])" office:value-type="string" office:string-value="Week Week 47" calcext:value-type="string">
            <text:p>Week Week 47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one week after sheetrock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one week after sheetr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ne week after interior door installation</text:p>
          </table:table-cell>
          <table:table-cell/>
          <table:table-cell table:style-name="ce4" table:formula="of:=CONCATENATE(&quot;Week &quot;;[.E36])" office:value-type="string" office:string-value="Week Week 48" calcext:value-type="string">
            <text:p>Week Week 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week as paint prep</text:p>
          </table:table-cell>
          <table:table-cell/>
          <table:table-cell table:style-name="ce4" table:formula="of:=CONCATENATE(&quot;Week &quot;;[.E37])" office:value-type="string" office:string-value="Week Week 48" calcext:value-type="string">
            <text:p>Week Week 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week as paint prep</text:p>
          </table:table-cell>
          <table:table-cell/>
          <table:table-cell table:style-name="ce4" table:formula="of:=CONCATENATE(&quot;Week &quot;;[.E38])" office:value-type="string" office:string-value="Week Week 48" calcext:value-type="string">
            <text:p>Week Week 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ne week after paiting</text:p>
          </table:table-cell>
          <table:table-cell/>
          <table:table-cell table:style-name="ce4" table:formula="of:=CONCATENATE(&quot;Week &quot;;[.E39])" office:value-type="string" office:string-value="Week Week 48" calcext:value-type="string">
            <text:p>Week Week 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me week as floor installation</text:p>
          </table:table-cell>
          <table:table-cell/>
          <table:table-cell table:style-name="ce4" table:formula="of:=CONCATENATE(&quot;Week &quot;;[.E40])" office:value-type="string" office:string-value="Week Week 48" calcext:value-type="string">
            <text:p>Week Week 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9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ne wee after floor installation</text:p>
          </table:table-cell>
          <table:table-cell/>
          <table:table-cell table:style-name="ce4" table:formula="of:=CONCATENATE(&quot;Week &quot;;[.E41])" office:value-type="string" office:string-value="Week Week 49" calcext:value-type="string">
            <text:p>Week Week 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5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/>
          <table:table-cell table:style-name="ce4" table:formula="of:=CONCATENATE(&quot;Week &quot;;[.E42])" office:value-type="string" office:string-value="Week Week 50" calcext:value-type="string">
            <text:p>Week Week 50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After Floor Installation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After Floor Installation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2" office:value-type="string" calcext:value-type="string">
            <text:p>After Kitcen and Vanities Installation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After COuntertops Install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5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fter COuntertops Installation</text:p>
          </table:table-cell>
          <table:table-cell/>
          <table:table-cell table:style-name="ce4" table:formula="of:=CONCATENATE(&quot;Week &quot;;[.E49])" office:value-type="string" office:string-value="Week Week 52" calcext:value-type="string">
            <text:p>Week Week 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53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fter all accesories Installed</text:p>
          </table:table-cell>
          <table:table-cell/>
          <table:table-cell table:style-name="ce4" table:formula="of:=CONCATENATE(&quot;Week &quot;;[.E50])" office:value-type="string" office:string-value="Week Week 53" calcext:value-type="string">
            <text:p>Week Week 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54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ne week after</text:p>
          </table:table-cell>
          <table:table-cell/>
          <table:table-cell table:style-name="ce4" table:formula="of:=CONCATENATE(&quot;Week &quot;;[.E51])" office:value-type="string" office:string-value="Week Week 54" calcext:value-type="string">
            <text:p>Week Week 54</text:p>
          </table:table-cell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MAIN PROCESS'.$A$1" table:cell-range-address="$'ROBERT CAMPBELL'.$A$1:.$H$51"/>
        </table:named-expressions>
      </table:table>
      <table:table table:name="Robert Campbel Final" table:style-name="ta7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roject Site Preparation and Sign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38</text:p>
          </table:table-cell>
          <table:table-cell table:style-name="ce108" table:formula="of:=VLOOKUP([.D2];aweeks;2;0)" office:value-type="date" office:date-value="2023-09-18" calcext:value-type="date">
            <text:p>September 18, 2023</text:p>
          </table:table-cell>
          <table:table-cell table:style-name="ce108" table:formula="of:=VLOOKUP([.D2];aweeks;3;0)" office:value-type="date" office:date-value="2023-09-24" calcext:value-type="date">
            <text:p>September 24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38</text:p>
          </table:table-cell>
          <table:table-cell table:style-name="ce108" table:formula="of:=VLOOKUP([.D3];aweeks;2;0)" office:value-type="date" office:date-value="2023-09-18" calcext:value-type="date">
            <text:p>September 18, 2023</text:p>
          </table:table-cell>
          <table:table-cell table:style-name="ce108" table:formula="of:=VLOOKUP([.D3];aweeks;3;0)" office:value-type="date" office:date-value="2023-09-24" calcext:value-type="date">
            <text:p>September 24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38</text:p>
          </table:table-cell>
          <table:table-cell table:style-name="ce108" table:formula="of:=VLOOKUP([.D4];aweeks;2;0)" office:value-type="date" office:date-value="2023-09-18" calcext:value-type="date">
            <text:p>September 18, 2023</text:p>
          </table:table-cell>
          <table:table-cell table:style-name="ce108" table:formula="of:=VLOOKUP([.D4];aweeks;3;0)" office:value-type="date" office:date-value="2023-09-24" calcext:value-type="date">
            <text:p>September 24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38</text:p>
          </table:table-cell>
          <table:table-cell table:style-name="ce108" table:formula="of:=VLOOKUP([.D5];aweeks;2;0)" office:value-type="date" office:date-value="2023-09-18" calcext:value-type="date">
            <text:p>September 18, 2023</text:p>
          </table:table-cell>
          <table:table-cell table:style-name="ce108" table:formula="of:=VLOOKUP([.D5];aweeks;3;0)" office:value-type="date" office:date-value="2023-09-24" calcext:value-type="date">
            <text:p>September 24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38</text:p>
          </table:table-cell>
          <table:table-cell table:style-name="ce108" table:formula="of:=VLOOKUP([.D6];aweeks;2;0)" office:value-type="date" office:date-value="2023-09-18" calcext:value-type="date">
            <text:p>September 18, 2023</text:p>
          </table:table-cell>
          <table:table-cell table:style-name="ce108" table:formula="of:=VLOOKUP([.D6];aweeks;3;0)" office:value-type="date" office:date-value="2023-09-24" calcext:value-type="date">
            <text:p>September 24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39</text:p>
          </table:table-cell>
          <table:table-cell table:style-name="ce108" table:formula="of:=VLOOKUP([.D7];aweeks;2;0)" office:value-type="date" office:date-value="2023-09-25" calcext:value-type="date">
            <text:p>September 25, 2023</text:p>
          </table:table-cell>
          <table:table-cell table:style-name="ce108" table:formula="of:=VLOOKUP([.D7];aweeks;3;0)" office:value-type="date" office:date-value="2023-10-01" calcext:value-type="date">
            <text:p>October 1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0</text:p>
          </table:table-cell>
          <table:table-cell table:style-name="ce108" table:formula="of:=VLOOKUP([.D8];aweeks;2;0)" office:value-type="date" office:date-value="2023-10-02" calcext:value-type="date">
            <text:p>October 2, 2023</text:p>
          </table:table-cell>
          <table:table-cell table:style-name="ce108" table:formula="of:=VLOOKUP([.D8];aweeks;3;0)" office:value-type="date" office:date-value="2023-10-08" calcext:value-type="date">
            <text:p>October 8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0</text:p>
          </table:table-cell>
          <table:table-cell table:style-name="ce108" table:formula="of:=VLOOKUP([.D9];aweeks;2;0)" office:value-type="date" office:date-value="2023-10-02" calcext:value-type="date">
            <text:p>October 2, 2023</text:p>
          </table:table-cell>
          <table:table-cell table:style-name="ce108" table:formula="of:=VLOOKUP([.D9];aweeks;3;0)" office:value-type="date" office:date-value="2023-10-08" calcext:value-type="date">
            <text:p>October 8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0</text:p>
          </table:table-cell>
          <table:table-cell table:style-name="ce108" table:formula="of:=VLOOKUP([.D10];aweeks;2;0)" office:value-type="date" office:date-value="2023-10-02" calcext:value-type="date">
            <text:p>October 2, 2023</text:p>
          </table:table-cell>
          <table:table-cell table:style-name="ce108" table:formula="of:=VLOOKUP([.D10];aweeks;3;0)" office:value-type="date" office:date-value="2023-10-08" calcext:value-type="date">
            <text:p>October 8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1</text:p>
          </table:table-cell>
          <table:table-cell table:style-name="ce108" table:formula="of:=VLOOKUP([.D11];aweeks;2;0)" office:value-type="date" office:date-value="2023-10-09" calcext:value-type="date">
            <text:p>October 9, 2023</text:p>
          </table:table-cell>
          <table:table-cell table:style-name="ce108" table:formula="of:=VLOOKUP([.D11];aweeks;3;0)" office:value-type="date" office:date-value="2023-10-15" calcext:value-type="date">
            <text:p>October 15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2</text:p>
          </table:table-cell>
          <table:table-cell table:style-name="ce108" table:formula="of:=VLOOKUP([.D12];aweeks;2;0)" office:value-type="date" office:date-value="2023-10-16" calcext:value-type="date">
            <text:p>October 16, 2023</text:p>
          </table:table-cell>
          <table:table-cell table:style-name="ce108" table:formula="of:=VLOOKUP([.D12];aweeks;3;0)" office:value-type="date" office:date-value="2023-10-22" calcext:value-type="date">
            <text:p>October 2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2</text:p>
          </table:table-cell>
          <table:table-cell table:style-name="ce108" table:formula="of:=VLOOKUP([.D13];aweeks;2;0)" office:value-type="date" office:date-value="2023-10-16" calcext:value-type="date">
            <text:p>October 16, 2023</text:p>
          </table:table-cell>
          <table:table-cell table:style-name="ce108" table:formula="of:=VLOOKUP([.D13];aweeks;3;0)" office:value-type="date" office:date-value="2023-10-22" calcext:value-type="date">
            <text:p>October 2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2</text:p>
          </table:table-cell>
          <table:table-cell table:style-name="ce108" table:formula="of:=VLOOKUP([.D14];aweeks;2;0)" office:value-type="date" office:date-value="2023-10-16" calcext:value-type="date">
            <text:p>October 16, 2023</text:p>
          </table:table-cell>
          <table:table-cell table:style-name="ce108" table:formula="of:=VLOOKUP([.D14];aweeks;3;0)" office:value-type="date" office:date-value="2023-10-22" calcext:value-type="date">
            <text:p>October 2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2</text:p>
          </table:table-cell>
          <table:table-cell table:style-name="ce108" table:formula="of:=VLOOKUP([.D15];aweeks;2;0)" office:value-type="date" office:date-value="2023-10-16" calcext:value-type="date">
            <text:p>October 16, 2023</text:p>
          </table:table-cell>
          <table:table-cell table:style-name="ce108" table:formula="of:=VLOOKUP([.D15];aweeks;3;0)" office:value-type="date" office:date-value="2023-10-22" calcext:value-type="date">
            <text:p>October 2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2</text:p>
          </table:table-cell>
          <table:table-cell table:style-name="ce108" table:formula="of:=VLOOKUP([.D16];aweeks;2;0)" office:value-type="date" office:date-value="2023-10-16" calcext:value-type="date">
            <text:p>October 16, 2023</text:p>
          </table:table-cell>
          <table:table-cell table:style-name="ce108" table:formula="of:=VLOOKUP([.D16];aweeks;3;0)" office:value-type="date" office:date-value="2023-10-22" calcext:value-type="date">
            <text:p>October 2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2</text:p>
          </table:table-cell>
          <table:table-cell table:style-name="ce108" table:formula="of:=VLOOKUP([.D17];aweeks;2;0)" office:value-type="date" office:date-value="2023-10-16" calcext:value-type="date">
            <text:p>October 16, 2023</text:p>
          </table:table-cell>
          <table:table-cell table:style-name="ce108" table:formula="of:=VLOOKUP([.D17];aweeks;3;0)" office:value-type="date" office:date-value="2023-10-22" calcext:value-type="date">
            <text:p>October 2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3</text:p>
          </table:table-cell>
          <table:table-cell table:style-name="ce108" table:formula="of:=VLOOKUP([.D18];aweeks;2;0)" office:value-type="date" office:date-value="2023-10-23" calcext:value-type="date">
            <text:p>October 23, 2023</text:p>
          </table:table-cell>
          <table:table-cell table:style-name="ce108" table:formula="of:=VLOOKUP([.D18];aweeks;3;0)" office:value-type="date" office:date-value="2023-10-29" calcext:value-type="date">
            <text:p>October 29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3</text:p>
          </table:table-cell>
          <table:table-cell table:style-name="ce108" table:formula="of:=VLOOKUP([.D19];aweeks;2;0)" office:value-type="date" office:date-value="2023-10-23" calcext:value-type="date">
            <text:p>October 23, 2023</text:p>
          </table:table-cell>
          <table:table-cell table:style-name="ce108" table:formula="of:=VLOOKUP([.D19];aweeks;3;0)" office:value-type="date" office:date-value="2023-10-29" calcext:value-type="date">
            <text:p>October 29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3</text:p>
          </table:table-cell>
          <table:table-cell table:style-name="ce108" table:formula="of:=VLOOKUP([.D20];aweeks;2;0)" office:value-type="date" office:date-value="2023-10-23" calcext:value-type="date">
            <text:p>October 23, 2023</text:p>
          </table:table-cell>
          <table:table-cell table:style-name="ce108" table:formula="of:=VLOOKUP([.D20];aweeks;3;0)" office:value-type="date" office:date-value="2023-10-29" calcext:value-type="date">
            <text:p>October 29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3</text:p>
          </table:table-cell>
          <table:table-cell table:style-name="ce108" table:formula="of:=VLOOKUP([.D21];aweeks;2;0)" office:value-type="date" office:date-value="2023-10-23" calcext:value-type="date">
            <text:p>October 23, 2023</text:p>
          </table:table-cell>
          <table:table-cell table:style-name="ce108" table:formula="of:=VLOOKUP([.D21];aweeks;3;0)" office:value-type="date" office:date-value="2023-10-29" calcext:value-type="date">
            <text:p>October 29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108" table:formula="of:=VLOOKUP([.D22];aweeks;2;0)" office:value-type="date" office:date-value="2023-10-30" calcext:value-type="date">
            <text:p>October 30, 2023</text:p>
          </table:table-cell>
          <table:table-cell table:style-name="ce108" table:formula="of:=VLOOKUP([.D22];aweeks;3;0)" office:value-type="date" office:date-value="2023-11-05" calcext:value-type="date">
            <text:p>November 5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108" table:formula="of:=VLOOKUP([.D23];aweeks;2;0)" office:value-type="date" office:date-value="2023-10-30" calcext:value-type="date">
            <text:p>October 30, 2023</text:p>
          </table:table-cell>
          <table:table-cell table:style-name="ce108" table:formula="of:=VLOOKUP([.D23];aweeks;3;0)" office:value-type="date" office:date-value="2023-11-05" calcext:value-type="date">
            <text:p>November 5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108" table:formula="of:=VLOOKUP([.D24];aweeks;2;0)" office:value-type="date" office:date-value="2023-10-30" calcext:value-type="date">
            <text:p>October 30, 2023</text:p>
          </table:table-cell>
          <table:table-cell table:style-name="ce108" table:formula="of:=VLOOKUP([.D24];aweeks;3;0)" office:value-type="date" office:date-value="2023-11-05" calcext:value-type="date">
            <text:p>November 5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4</text:p>
          </table:table-cell>
          <table:table-cell table:style-name="ce108" table:formula="of:=VLOOKUP([.D25];aweeks;2;0)" office:value-type="date" office:date-value="2023-10-30" calcext:value-type="date">
            <text:p>October 30, 2023</text:p>
          </table:table-cell>
          <table:table-cell table:style-name="ce108" table:formula="of:=VLOOKUP([.D25];aweeks;3;0)" office:value-type="date" office:date-value="2023-11-05" calcext:value-type="date">
            <text:p>November 5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108" table:formula="of:=VLOOKUP([.D26];aweeks;2;0)" office:value-type="date" office:date-value="2023-11-06" calcext:value-type="date">
            <text:p>November 6, 2023</text:p>
          </table:table-cell>
          <table:table-cell table:style-name="ce108" table:formula="of:=VLOOKUP([.D26];aweeks;3;0)" office:value-type="date" office:date-value="2023-11-12" calcext:value-type="date">
            <text:p>November 1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108" table:formula="of:=VLOOKUP([.D27];aweeks;2;0)" office:value-type="date" office:date-value="2023-11-06" calcext:value-type="date">
            <text:p>November 6, 2023</text:p>
          </table:table-cell>
          <table:table-cell table:style-name="ce108" table:formula="of:=VLOOKUP([.D27];aweeks;3;0)" office:value-type="date" office:date-value="2023-11-12" calcext:value-type="date">
            <text:p>November 12, 20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 table:style-name="ce2" office:value-type="string" calcext:value-type="string">
            <text:p>PROJECT MANAGER</text:p>
          </table:table-cell>
          <table:table-cell table:style-name="ce4" office:value-type="string" calcext:value-type="string">
            <text:p>Week 45</text:p>
          </table:table-cell>
          <table:table-cell table:style-name="ce108" table:formula="of:=VLOOKUP([.D28];aweeks;2;0)" office:value-type="date" office:date-value="2023-11-06" calcext:value-type="date">
            <text:p>November 6, 2023</text:p>
          </table:table-cell>
          <table:table-cell table:style-name="ce108" table:formula="of:=VLOOKUP([.D28];aweeks;3;0)" office:value-type="date" office:date-value="2023-11-12" calcext:value-type="date">
            <text:p>November 12, 2023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eks" table:style-name="ta8">
        <table:table-column table:style-name="co7" table:number-columns-repeated="1024" table:default-cell-style-name="Default"/>
        <table:table-row table:style-name="ro1">
          <table:table-cell table:style-name="ce109" office:value-type="string" calcext:value-type="string">
            <text:p>Week number</text:p>
          </table:table-cell>
          <table:table-cell table:style-name="ce109" office:value-type="string" calcext:value-type="string">
            <text:p>From Date</text:p>
          </table:table-cell>
          <table:table-cell table:style-name="ce109" office:value-type="string" calcext:value-type="string">
            <text:p>To Date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Week 52, 2022</text:p>
          </table:table-cell>
          <table:table-cell table:style-name="ce115" office:value-type="date" office:date-value="2022-12-26" calcext:value-type="date">
            <text:p>December 26, 2022</text:p>
          </table:table-cell>
          <table:table-cell table:style-name="ce115" office:value-type="date" office:date-value="2023-01-01" calcext:value-type="date">
            <text:p>January 1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01</text:p>
          </table:table-cell>
          <table:table-cell table:style-name="ce116" office:value-type="date" office:date-value="2023-01-02" calcext:value-type="date">
            <text:p>January 2, 2023</text:p>
          </table:table-cell>
          <table:table-cell table:style-name="ce116" office:value-type="date" office:date-value="2023-01-08" calcext:value-type="date">
            <text:p>January 8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02</text:p>
          </table:table-cell>
          <table:table-cell table:style-name="ce117" office:value-type="date" office:date-value="2023-01-09" calcext:value-type="date">
            <text:p>January 9, 2023</text:p>
          </table:table-cell>
          <table:table-cell table:style-name="ce117" office:value-type="date" office:date-value="2023-01-15" calcext:value-type="date">
            <text:p>January 15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03</text:p>
          </table:table-cell>
          <table:table-cell table:style-name="ce116" office:value-type="date" office:date-value="2023-01-16" calcext:value-type="date">
            <text:p>January 16, 2023</text:p>
          </table:table-cell>
          <table:table-cell table:style-name="ce116" office:value-type="date" office:date-value="2023-01-22" calcext:value-type="date">
            <text:p>January 22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04</text:p>
          </table:table-cell>
          <table:table-cell table:style-name="ce117" office:value-type="date" office:date-value="2023-01-23" calcext:value-type="date">
            <text:p>January 23, 2023</text:p>
          </table:table-cell>
          <table:table-cell table:style-name="ce117" office:value-type="date" office:date-value="2023-01-29" calcext:value-type="date">
            <text:p>January 29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05</text:p>
          </table:table-cell>
          <table:table-cell table:style-name="ce116" office:value-type="date" office:date-value="2023-01-30" calcext:value-type="date">
            <text:p>January 30, 2023</text:p>
          </table:table-cell>
          <table:table-cell table:style-name="ce116" office:value-type="date" office:date-value="2023-02-05" calcext:value-type="date">
            <text:p>February 5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06</text:p>
          </table:table-cell>
          <table:table-cell table:style-name="ce117" office:value-type="date" office:date-value="2023-02-06" calcext:value-type="date">
            <text:p>February 6, 2023</text:p>
          </table:table-cell>
          <table:table-cell table:style-name="ce117" office:value-type="date" office:date-value="2023-02-12" calcext:value-type="date">
            <text:p>February 12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07</text:p>
          </table:table-cell>
          <table:table-cell table:style-name="ce116" office:value-type="date" office:date-value="2023-02-13" calcext:value-type="date">
            <text:p>February 13, 2023</text:p>
          </table:table-cell>
          <table:table-cell table:style-name="ce116" office:value-type="date" office:date-value="2023-02-19" calcext:value-type="date">
            <text:p>February 19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08</text:p>
          </table:table-cell>
          <table:table-cell table:style-name="ce117" office:value-type="date" office:date-value="2023-02-20" calcext:value-type="date">
            <text:p>February 20, 2023</text:p>
          </table:table-cell>
          <table:table-cell table:style-name="ce117" office:value-type="date" office:date-value="2023-02-26" calcext:value-type="date">
            <text:p>February 26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09</text:p>
          </table:table-cell>
          <table:table-cell table:style-name="ce116" office:value-type="date" office:date-value="2023-02-27" calcext:value-type="date">
            <text:p>February 27, 2023</text:p>
          </table:table-cell>
          <table:table-cell table:style-name="ce116" office:value-type="date" office:date-value="2023-03-05" calcext:value-type="date">
            <text:p>March 5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10</text:p>
          </table:table-cell>
          <table:table-cell table:style-name="ce117" office:value-type="date" office:date-value="2023-03-06" calcext:value-type="date">
            <text:p>March 6, 2023</text:p>
          </table:table-cell>
          <table:table-cell table:style-name="ce117" office:value-type="date" office:date-value="2023-03-12" calcext:value-type="date">
            <text:p>March 12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11</text:p>
          </table:table-cell>
          <table:table-cell table:style-name="ce116" office:value-type="date" office:date-value="2023-03-13" calcext:value-type="date">
            <text:p>March 13, 2023</text:p>
          </table:table-cell>
          <table:table-cell table:style-name="ce116" office:value-type="date" office:date-value="2023-03-19" calcext:value-type="date">
            <text:p>March 19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12</text:p>
          </table:table-cell>
          <table:table-cell table:style-name="ce117" office:value-type="date" office:date-value="2023-03-20" calcext:value-type="date">
            <text:p>March 20, 2023</text:p>
          </table:table-cell>
          <table:table-cell table:style-name="ce117" office:value-type="date" office:date-value="2023-03-26" calcext:value-type="date">
            <text:p>March 26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13</text:p>
          </table:table-cell>
          <table:table-cell table:style-name="ce116" office:value-type="date" office:date-value="2023-03-27" calcext:value-type="date">
            <text:p>March 27, 2023</text:p>
          </table:table-cell>
          <table:table-cell table:style-name="ce116" office:value-type="date" office:date-value="2023-04-02" calcext:value-type="date">
            <text:p>April 2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14</text:p>
          </table:table-cell>
          <table:table-cell table:style-name="ce117" office:value-type="date" office:date-value="2023-04-03" calcext:value-type="date">
            <text:p>April 3, 2023</text:p>
          </table:table-cell>
          <table:table-cell table:style-name="ce117" office:value-type="date" office:date-value="2023-04-09" calcext:value-type="date">
            <text:p>April 9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15</text:p>
          </table:table-cell>
          <table:table-cell table:style-name="ce116" office:value-type="date" office:date-value="2023-04-10" calcext:value-type="date">
            <text:p>April 10, 2023</text:p>
          </table:table-cell>
          <table:table-cell table:style-name="ce116" office:value-type="date" office:date-value="2023-04-16" calcext:value-type="date">
            <text:p>April 16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16</text:p>
          </table:table-cell>
          <table:table-cell table:style-name="ce117" office:value-type="date" office:date-value="2023-04-17" calcext:value-type="date">
            <text:p>April 17, 2023</text:p>
          </table:table-cell>
          <table:table-cell table:style-name="ce117" office:value-type="date" office:date-value="2023-04-23" calcext:value-type="date">
            <text:p>April 23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17</text:p>
          </table:table-cell>
          <table:table-cell table:style-name="ce116" office:value-type="date" office:date-value="2023-04-24" calcext:value-type="date">
            <text:p>April 24, 2023</text:p>
          </table:table-cell>
          <table:table-cell table:style-name="ce116" office:value-type="date" office:date-value="2023-04-30" calcext:value-type="date">
            <text:p>April 30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18</text:p>
          </table:table-cell>
          <table:table-cell table:style-name="ce117" office:value-type="date" office:date-value="2023-05-01" calcext:value-type="date">
            <text:p>May 1, 2023</text:p>
          </table:table-cell>
          <table:table-cell table:style-name="ce117" office:value-type="date" office:date-value="2023-05-07" calcext:value-type="date">
            <text:p>May 7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19</text:p>
          </table:table-cell>
          <table:table-cell table:style-name="ce116" office:value-type="date" office:date-value="2023-05-08" calcext:value-type="date">
            <text:p>May 8, 2023</text:p>
          </table:table-cell>
          <table:table-cell table:style-name="ce116" office:value-type="date" office:date-value="2023-05-14" calcext:value-type="date">
            <text:p>May 14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20</text:p>
          </table:table-cell>
          <table:table-cell table:style-name="ce117" office:value-type="date" office:date-value="2023-05-15" calcext:value-type="date">
            <text:p>May 15, 2023</text:p>
          </table:table-cell>
          <table:table-cell table:style-name="ce117" office:value-type="date" office:date-value="2023-05-21" calcext:value-type="date">
            <text:p>May 21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21</text:p>
          </table:table-cell>
          <table:table-cell table:style-name="ce116" office:value-type="date" office:date-value="2023-05-22" calcext:value-type="date">
            <text:p>May 22, 2023</text:p>
          </table:table-cell>
          <table:table-cell table:style-name="ce116" office:value-type="date" office:date-value="2023-05-28" calcext:value-type="date">
            <text:p>May 28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22</text:p>
          </table:table-cell>
          <table:table-cell table:style-name="ce117" office:value-type="date" office:date-value="2023-05-29" calcext:value-type="date">
            <text:p>May 29, 2023</text:p>
          </table:table-cell>
          <table:table-cell table:style-name="ce117" office:value-type="date" office:date-value="2023-06-04" calcext:value-type="date">
            <text:p>June 4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23</text:p>
          </table:table-cell>
          <table:table-cell table:style-name="ce116" office:value-type="date" office:date-value="2023-06-05" calcext:value-type="date">
            <text:p>June 5, 2023</text:p>
          </table:table-cell>
          <table:table-cell table:style-name="ce116" office:value-type="date" office:date-value="2023-06-11" calcext:value-type="date">
            <text:p>June 11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24</text:p>
          </table:table-cell>
          <table:table-cell table:style-name="ce117" office:value-type="date" office:date-value="2023-06-12" calcext:value-type="date">
            <text:p>June 12, 2023</text:p>
          </table:table-cell>
          <table:table-cell table:style-name="ce117" office:value-type="date" office:date-value="2023-06-18" calcext:value-type="date">
            <text:p>June 18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25</text:p>
          </table:table-cell>
          <table:table-cell table:style-name="ce116" office:value-type="date" office:date-value="2023-06-19" calcext:value-type="date">
            <text:p>June 19, 2023</text:p>
          </table:table-cell>
          <table:table-cell table:style-name="ce116" office:value-type="date" office:date-value="2023-06-25" calcext:value-type="date">
            <text:p>June 25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26</text:p>
          </table:table-cell>
          <table:table-cell table:style-name="ce117" office:value-type="date" office:date-value="2023-06-26" calcext:value-type="date">
            <text:p>June 26, 2023</text:p>
          </table:table-cell>
          <table:table-cell table:style-name="ce117" office:value-type="date" office:date-value="2023-07-02" calcext:value-type="date">
            <text:p>July 2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27</text:p>
          </table:table-cell>
          <table:table-cell table:style-name="ce116" office:value-type="date" office:date-value="2023-07-03" calcext:value-type="date">
            <text:p>July 3, 2023</text:p>
          </table:table-cell>
          <table:table-cell table:style-name="ce116" office:value-type="date" office:date-value="2023-07-09" calcext:value-type="date">
            <text:p>July 9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28</text:p>
          </table:table-cell>
          <table:table-cell table:style-name="ce117" office:value-type="date" office:date-value="2023-07-10" calcext:value-type="date">
            <text:p>July 10, 2023</text:p>
          </table:table-cell>
          <table:table-cell table:style-name="ce117" office:value-type="date" office:date-value="2023-07-16" calcext:value-type="date">
            <text:p>July 16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29</text:p>
          </table:table-cell>
          <table:table-cell table:style-name="ce116" office:value-type="date" office:date-value="2023-07-17" calcext:value-type="date">
            <text:p>July 17, 2023</text:p>
          </table:table-cell>
          <table:table-cell table:style-name="ce116" office:value-type="date" office:date-value="2023-07-23" calcext:value-type="date">
            <text:p>July 23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30</text:p>
          </table:table-cell>
          <table:table-cell table:style-name="ce117" office:value-type="date" office:date-value="2023-07-24" calcext:value-type="date">
            <text:p>July 24, 2023</text:p>
          </table:table-cell>
          <table:table-cell table:style-name="ce117" office:value-type="date" office:date-value="2023-07-30" calcext:value-type="date">
            <text:p>July 30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31</text:p>
          </table:table-cell>
          <table:table-cell table:style-name="ce116" office:value-type="date" office:date-value="2023-07-31" calcext:value-type="date">
            <text:p>July 31, 2023</text:p>
          </table:table-cell>
          <table:table-cell table:style-name="ce116" office:value-type="date" office:date-value="2023-08-06" calcext:value-type="date">
            <text:p>August 6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32</text:p>
          </table:table-cell>
          <table:table-cell table:style-name="ce117" office:value-type="date" office:date-value="2023-08-07" calcext:value-type="date">
            <text:p>August 7, 2023</text:p>
          </table:table-cell>
          <table:table-cell table:style-name="ce117" office:value-type="date" office:date-value="2023-08-13" calcext:value-type="date">
            <text:p>August 13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33</text:p>
          </table:table-cell>
          <table:table-cell table:style-name="ce116" office:value-type="date" office:date-value="2023-08-14" calcext:value-type="date">
            <text:p>August 14, 2023</text:p>
          </table:table-cell>
          <table:table-cell table:style-name="ce116" office:value-type="date" office:date-value="2023-08-20" calcext:value-type="date">
            <text:p>August 20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34</text:p>
          </table:table-cell>
          <table:table-cell table:style-name="ce117" office:value-type="date" office:date-value="2023-08-21" calcext:value-type="date">
            <text:p>August 21, 2023</text:p>
          </table:table-cell>
          <table:table-cell table:style-name="ce117" office:value-type="date" office:date-value="2023-08-27" calcext:value-type="date">
            <text:p>August 27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35</text:p>
          </table:table-cell>
          <table:table-cell table:style-name="ce116" office:value-type="date" office:date-value="2023-08-28" calcext:value-type="date">
            <text:p>August 28, 2023</text:p>
          </table:table-cell>
          <table:table-cell table:style-name="ce116" office:value-type="date" office:date-value="2023-09-03" calcext:value-type="date">
            <text:p>September 3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36</text:p>
          </table:table-cell>
          <table:table-cell table:style-name="ce117" office:value-type="date" office:date-value="2023-09-04" calcext:value-type="date">
            <text:p>September 4, 2023</text:p>
          </table:table-cell>
          <table:table-cell table:style-name="ce117" office:value-type="date" office:date-value="2023-09-10" calcext:value-type="date">
            <text:p>September 10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37</text:p>
          </table:table-cell>
          <table:table-cell table:style-name="ce116" office:value-type="date" office:date-value="2023-09-11" calcext:value-type="date">
            <text:p>September 11, 2023</text:p>
          </table:table-cell>
          <table:table-cell table:style-name="ce116" office:value-type="date" office:date-value="2023-09-17" calcext:value-type="date">
            <text:p>September 17, 2023</text:p>
          </table:table-cell>
          <table:table-cell table:number-columns-repeated="1021"/>
        </table:table-row>
        <table:table-row table:style-name="ro1">
          <table:table-cell table:style-name="ce113" office:value-type="string" calcext:value-type="string">
            <text:p>Week 38</text:p>
          </table:table-cell>
          <table:table-cell table:style-name="ce118" office:value-type="date" office:date-value="2023-09-18" calcext:value-type="date">
            <text:p>September 18, 2023</text:p>
          </table:table-cell>
          <table:table-cell table:style-name="ce118" office:value-type="date" office:date-value="2023-09-24" calcext:value-type="date">
            <text:p>September 24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39</text:p>
          </table:table-cell>
          <table:table-cell table:style-name="ce116" office:value-type="date" office:date-value="2023-09-25" calcext:value-type="date">
            <text:p>September 25, 2023</text:p>
          </table:table-cell>
          <table:table-cell table:style-name="ce116" office:value-type="date" office:date-value="2023-10-01" calcext:value-type="date">
            <text:p>October 1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40</text:p>
          </table:table-cell>
          <table:table-cell table:style-name="ce117" office:value-type="date" office:date-value="2023-10-02" calcext:value-type="date">
            <text:p>October 2, 2023</text:p>
          </table:table-cell>
          <table:table-cell table:style-name="ce117" office:value-type="date" office:date-value="2023-10-08" calcext:value-type="date">
            <text:p>October 8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41</text:p>
          </table:table-cell>
          <table:table-cell table:style-name="ce116" office:value-type="date" office:date-value="2023-10-09" calcext:value-type="date">
            <text:p>October 9, 2023</text:p>
          </table:table-cell>
          <table:table-cell table:style-name="ce116" office:value-type="date" office:date-value="2023-10-15" calcext:value-type="date">
            <text:p>October 15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42</text:p>
          </table:table-cell>
          <table:table-cell table:style-name="ce117" office:value-type="date" office:date-value="2023-10-16" calcext:value-type="date">
            <text:p>October 16, 2023</text:p>
          </table:table-cell>
          <table:table-cell table:style-name="ce117" office:value-type="date" office:date-value="2023-10-22" calcext:value-type="date">
            <text:p>October 22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43</text:p>
          </table:table-cell>
          <table:table-cell table:style-name="ce116" office:value-type="date" office:date-value="2023-10-23" calcext:value-type="date">
            <text:p>October 23, 2023</text:p>
          </table:table-cell>
          <table:table-cell table:style-name="ce116" office:value-type="date" office:date-value="2023-10-29" calcext:value-type="date">
            <text:p>October 29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44</text:p>
          </table:table-cell>
          <table:table-cell table:style-name="ce117" office:value-type="date" office:date-value="2023-10-30" calcext:value-type="date">
            <text:p>October 30, 2023</text:p>
          </table:table-cell>
          <table:table-cell table:style-name="ce117" office:value-type="date" office:date-value="2023-11-05" calcext:value-type="date">
            <text:p>November 5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45</text:p>
          </table:table-cell>
          <table:table-cell table:style-name="ce116" office:value-type="date" office:date-value="2023-11-06" calcext:value-type="date">
            <text:p>November 6, 2023</text:p>
          </table:table-cell>
          <table:table-cell table:style-name="ce116" office:value-type="date" office:date-value="2023-11-12" calcext:value-type="date">
            <text:p>November 12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46</text:p>
          </table:table-cell>
          <table:table-cell table:style-name="ce117" office:value-type="date" office:date-value="2023-11-13" calcext:value-type="date">
            <text:p>November 13, 2023</text:p>
          </table:table-cell>
          <table:table-cell table:style-name="ce117" office:value-type="date" office:date-value="2023-11-19" calcext:value-type="date">
            <text:p>November 19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47</text:p>
          </table:table-cell>
          <table:table-cell table:style-name="ce116" office:value-type="date" office:date-value="2023-11-20" calcext:value-type="date">
            <text:p>November 20, 2023</text:p>
          </table:table-cell>
          <table:table-cell table:style-name="ce116" office:value-type="date" office:date-value="2023-11-26" calcext:value-type="date">
            <text:p>November 26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48</text:p>
          </table:table-cell>
          <table:table-cell table:style-name="ce117" office:value-type="date" office:date-value="2023-11-27" calcext:value-type="date">
            <text:p>November 27, 2023</text:p>
          </table:table-cell>
          <table:table-cell table:style-name="ce117" office:value-type="date" office:date-value="2023-12-03" calcext:value-type="date">
            <text:p>December 3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49</text:p>
          </table:table-cell>
          <table:table-cell table:style-name="ce116" office:value-type="date" office:date-value="2023-12-04" calcext:value-type="date">
            <text:p>December 4, 2023</text:p>
          </table:table-cell>
          <table:table-cell table:style-name="ce116" office:value-type="date" office:date-value="2023-12-10" calcext:value-type="date">
            <text:p>December 10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50</text:p>
          </table:table-cell>
          <table:table-cell table:style-name="ce117" office:value-type="date" office:date-value="2023-12-11" calcext:value-type="date">
            <text:p>December 11, 2023</text:p>
          </table:table-cell>
          <table:table-cell table:style-name="ce117" office:value-type="date" office:date-value="2023-12-17" calcext:value-type="date">
            <text:p>December 17, 2023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Week 51</text:p>
          </table:table-cell>
          <table:table-cell table:style-name="ce116" office:value-type="date" office:date-value="2023-12-18" calcext:value-type="date">
            <text:p>December 18, 2023</text:p>
          </table:table-cell>
          <table:table-cell table:style-name="ce116" office:value-type="date" office:date-value="2023-12-24" calcext:value-type="date">
            <text:p>December 24, 2023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Week 52</text:p>
          </table:table-cell>
          <table:table-cell table:style-name="ce117" office:value-type="date" office:date-value="2023-12-25" calcext:value-type="date">
            <text:p>December 25, 2023</text:p>
          </table:table-cell>
          <table:table-cell table:style-name="ce117" office:value-type="date" office:date-value="2023-12-31" calcext:value-type="date">
            <text:p>December 31, 2023</text:p>
          </table:table-cell>
          <table:table-cell table:number-columns-repeated="1021"/>
        </table:table-row>
        <table:table-row table:style-name="ro1">
          <table:table-cell table:style-name="ce114" office:value-type="string" calcext:value-type="string">
            <text:p>Week 01, 2024</text:p>
          </table:table-cell>
          <table:table-cell table:style-name="ce119" office:value-type="date" office:date-value="2024-01-01" calcext:value-type="date">
            <text:p>January 1, 2024</text:p>
          </table:table-cell>
          <table:table-cell table:style-name="ce119" office:value-type="date" office:date-value="2024-01-07" calcext:value-type="date">
            <text:p>January 7, 2024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ANDA" table:style-name="ta9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7" table:number-columns-repeated="1019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J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J1]+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lace Dumpste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n-6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5" calcext:value-type="float">
            <text:p>5</text:p>
          </table:table-cell>
          <table:table-cell table:style-name="ce2" office:value-type="string" calcext:value-type="string">
            <text:p>we wait 3 weeks af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 is week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7" calcext:value-type="float">
            <text:p>7</text:p>
          </table:table-cell>
          <table:table-cell table:style-name="ce2" office:value-type="string" calcext:value-type="string">
            <text:p>next week after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1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7]+1" office:value-type="float" office:value="8" calcext:value-type="float">
            <text:p>8</text:p>
          </table:table-cell>
          <table:table-cell table:style-name="ce2" office:value-type="string" calcext:value-type="string">
            <text:p>one week after the insulaiton insp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4]+1" office:value-type="float" office:value="10" calcext:value-type="float">
            <text:p>10</text:p>
          </table:table-cell>
          <table:table-cell table:style-name="ce2" office:value-type="string" calcext:value-type="string">
            <text:p>one week after interior d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36]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8]" office:value-type="float" office:value="10" calcext:value-type="float">
            <text:p>10</text:p>
          </table:table-cell>
          <table:table-cell table:style-name="ce2" office:value-type="string" calcext:value-type="string">
            <text:p>One week after pai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10" calcext:value-type="float">
            <text:p>10</text:p>
          </table:table-cell>
          <table:table-cell table:style-name="ce2" office:value-type="string" calcext:value-type="string">
            <text:p>Same week as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0]+1" office:value-type="float" office:value="11" calcext:value-type="float">
            <text:p>11</text:p>
          </table:table-cell>
          <table:table-cell table:style-name="ce2" office:value-type="string" calcext:value-type="string">
            <text:p>One wee 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12" calcext:value-type="float">
            <text:p>12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0]+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4]+1" office:value-type="float" office:value="13" calcext:value-type="float">
            <text:p>13</text:p>
          </table:table-cell>
          <table:table-cell table:style-name="ce2" office:value-type="string" calcext:value-type="string">
            <text:p>After Kitcen and Vanitie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5]+1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6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7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9]+1" office:value-type="float" office:value="15" calcext:value-type="float">
            <text:p>15</text:p>
          </table:table-cell>
          <table:table-cell table:style-name="ce2" office:value-type="string" calcext:value-type="string">
            <text:p>After all accesories Instal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0]+1" office:value-type="float" office:value="16" calcext:value-type="float">
            <text:p>16</text:p>
          </table:table-cell>
          <table:table-cell table:style-name="ce2" office:value-type="string" calcext:value-type="string">
            <text:p>One week after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CONTRACTORS" table:style-name="ta10">
        <table:table-column table:style-name="co23" table:default-cell-style-name="Default"/>
        <table:table-column table:style-name="co7" table:number-columns-repeated="102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HONE NUMBER</text:p>
          </table:table-cell>
          <table:table-cell table:style-name="ce2" office:value-type="string" calcext:value-type="string">
            <text:p>TRADES</text:p>
          </table:table-cell>
          <table:table-cell table:style-name="ce2" office:value-type="string" calcext:value-type="string">
            <text:p>CERTIFIED?</text:p>
          </table:table-cell>
          <table:table-cell table:style-name="ce2" office:value-type="string" calcext:value-type="string">
            <text:p>LANGUA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HONY REYES</text:p>
          </table:table-cell>
          <table:table-cell/>
          <table:table-cell table:style-name="ce2" office:value-type="string" calcext:value-type="string">
            <text:p>ELECTRICIA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NGLISH AD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ISEO</text:p>
          </table:table-cell>
          <table:table-cell/>
          <table:table-cell table:style-name="ce2" office:value-type="string" calcext:value-type="string">
            <text:p>PLUMBER / GA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ENGLISH AD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LVADOR SERRANO</text:p>
          </table:table-cell>
          <table:table-cell/>
          <table:table-cell table:style-name="ce2" office:value-type="string" calcext:value-type="string">
            <text:p>COUNTERTOPS / STO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GLISH AD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NSICO LEMUS</text:p>
          </table:table-cell>
          <table:table-cell/>
          <table:table-cell table:style-name="ce2" office:value-type="string" calcext:value-type="string">
            <text:p>HVA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NGLISH AD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S DOMINGUEZ</text:p>
          </table:table-cell>
          <table:table-cell/>
          <table:table-cell table:style-name="ce2" office:value-type="string" calcext:value-type="string">
            <text:p>TI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GLISH AD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YAM PORTILLO</text:p>
          </table:table-cell>
          <table:table-cell/>
          <table:table-cell table:style-name="ce2" office:value-type="string" calcext:value-type="string">
            <text:p>ALL I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GLISH AD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NRY VILCHEZ</text:p>
          </table:table-cell>
          <table:table-cell/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AN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FARO ALIAS JOSE ROLANDO</text:p>
          </table:table-cell>
          <table:table-cell/>
          <table:table-cell table:style-name="ce2" office:value-type="string" calcext:value-type="string">
            <text:p>ALL I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ANISH WITH 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CTOR</text:p>
          </table:table-cell>
          <table:table-cell/>
          <table:table-cell table:style-name="ce2" office:value-type="string" calcext:value-type="string">
            <text:p>PAI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RAIN HERNANDEZ</text:p>
          </table:table-cell>
          <table:table-cell/>
          <table:table-cell table:style-name="ce2" office:value-type="string" calcext:value-type="string">
            <text:p>ALL IN</text:p>
          </table:table-cell>
          <table:table-cell table:style-name="ce2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IME</text:p>
          </table:table-cell>
          <table:table-cell/>
          <table:table-cell table:style-name="ce2" office:value-type="string" calcext:value-type="string">
            <text:p>ALL IN</text:p>
          </table:table-cell>
          <table:table-cell table:style-name="ce2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RNANDO FERRETIS (FZ CARPENTRY)</text:p>
          </table:table-cell>
          <table:table-cell/>
          <table:table-cell table:style-name="ce2" office:value-type="string" calcext:value-type="string">
            <text:p>FRAMING AND SIDING</text:p>
          </table:table-cell>
          <table:table-cell/>
          <table:table-cell table:style-name="ce2" office:value-type="string" calcext:value-type="string">
            <text:p>ENGLISH AD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469.475.2180</text:p>
          </table:table-cell>
          <table:table-cell table:style-name="ce2" office:value-type="string" calcext:value-type="string">
            <text:p>BRICKS</text:p>
          </table:table-cell>
          <table:table-cell/>
          <table:table-cell table:style-name="ce2"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AN LOPEZ (LOPEZ FOUNDATION)</text:p>
          </table:table-cell>
          <table:table-cell/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NITO</text:p>
          </table:table-cell>
          <table:table-cell table:style-name="ce2" office:value-type="string" calcext:value-type="string">
            <text:p>214.926.4898</text:p>
          </table:table-cell>
          <table:table-cell table:number-columns-repeated="2"/>
          <table:table-cell table:style-name="ce2" office:value-type="string" calcext:value-type="string">
            <text:p>SPAN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BEN</text:p>
          </table:table-cell>
          <table:table-cell table:style-name="ce2" office:value-type="string" calcext:value-type="string">
            <text:p>945.209.1150</text:p>
          </table:table-cell>
          <table:table-cell table:style-name="ce2" office:value-type="string" calcext:value-type="string">
            <text:p>SHOWER GL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LBERTO</text:p>
          </table:table-cell>
          <table:table-cell table:style-name="ce2" office:value-type="string" calcext:value-type="string">
            <text:p>214.475.9351</text:p>
          </table:table-cell>
          <table:table-cell table:style-name="ce2" office:value-type="string" calcext:value-type="string">
            <text:p>BRICK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UCTURAL ENGINEER STEVEN</text:p>
          </table:table-cell>
          <table:table-cell table:style-name="ce2" office:value-type="string" calcext:value-type="string">
            <text:p>214.991.5117</text:p>
          </table:table-cell>
          <table:table-cell table:style-name="ce2" office:value-type="string" calcext:value-type="string">
            <text:p>STRUCTURAL ENGINEER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" table:style-name="ta11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J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J1]+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lace Dumpst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5" calcext:value-type="float">
            <text:p>5</text:p>
          </table:table-cell>
          <table:table-cell table:style-name="ce2" office:value-type="string" calcext:value-type="string">
            <text:p>we wait 3 weeks af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 is week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7" calcext:value-type="float">
            <text:p>7</text:p>
          </table:table-cell>
          <table:table-cell table:style-name="ce2" office:value-type="string" calcext:value-type="string">
            <text:p>next week after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1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+1" office:value-type="float" office:value="8" calcext:value-type="float">
            <text:p>8</text:p>
          </table:table-cell>
          <table:table-cell table:style-name="ce2" office:value-type="string" calcext:value-type="string">
            <text:p>one week after the insulaiton insp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4]+1" office:value-type="float" office:value="10" calcext:value-type="float">
            <text:p>10</text:p>
          </table:table-cell>
          <table:table-cell table:style-name="ce2" office:value-type="string" calcext:value-type="string">
            <text:p>one week after interior d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6]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8]" office:value-type="float" office:value="10" calcext:value-type="float">
            <text:p>10</text:p>
          </table:table-cell>
          <table:table-cell table:style-name="ce2" office:value-type="string" calcext:value-type="string">
            <text:p>One week after pai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10" calcext:value-type="float">
            <text:p>10</text:p>
          </table:table-cell>
          <table:table-cell table:style-name="ce2" office:value-type="string" calcext:value-type="string">
            <text:p>Same week as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0]+1" office:value-type="float" office:value="11" calcext:value-type="float">
            <text:p>11</text:p>
          </table:table-cell>
          <table:table-cell table:style-name="ce2" office:value-type="string" calcext:value-type="string">
            <text:p>One wee 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12" calcext:value-type="float">
            <text:p>12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0]+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4]+1" office:value-type="float" office:value="13" calcext:value-type="float">
            <text:p>13</text:p>
          </table:table-cell>
          <table:table-cell table:style-name="ce2" office:value-type="string" calcext:value-type="string">
            <text:p>After Kitcen and Vanitie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5]+1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6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7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9]+1" office:value-type="float" office:value="15" calcext:value-type="float">
            <text:p>15</text:p>
          </table:table-cell>
          <table:table-cell table:style-name="ce2" office:value-type="string" calcext:value-type="string">
            <text:p>After all accesories Instal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0]+1" office:value-type="float" office:value="16" calcext:value-type="float">
            <text:p>16</text:p>
          </table:table-cell>
          <table:table-cell table:style-name="ce2" office:value-type="string" calcext:value-type="string">
            <text:p>One week after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T CRUMPTOM" table:style-name="ta12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J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J1]+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lace Dumpst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5" calcext:value-type="float">
            <text:p>5</text:p>
          </table:table-cell>
          <table:table-cell table:style-name="ce2" office:value-type="string" calcext:value-type="string">
            <text:p>we wait 3 weeks af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 is week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7" calcext:value-type="float">
            <text:p>7</text:p>
          </table:table-cell>
          <table:table-cell table:style-name="ce2" office:value-type="string" calcext:value-type="string">
            <text:p>next week after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1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+1" office:value-type="float" office:value="8" calcext:value-type="float">
            <text:p>8</text:p>
          </table:table-cell>
          <table:table-cell table:style-name="ce2" office:value-type="string" calcext:value-type="string">
            <text:p>one week after the insulaiton insp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4]+1" office:value-type="float" office:value="10" calcext:value-type="float">
            <text:p>10</text:p>
          </table:table-cell>
          <table:table-cell table:style-name="ce2" office:value-type="string" calcext:value-type="string">
            <text:p>one week after interior d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6]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8]" office:value-type="float" office:value="10" calcext:value-type="float">
            <text:p>10</text:p>
          </table:table-cell>
          <table:table-cell table:style-name="ce2" office:value-type="string" calcext:value-type="string">
            <text:p>One week after pai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10" calcext:value-type="float">
            <text:p>10</text:p>
          </table:table-cell>
          <table:table-cell table:style-name="ce2" office:value-type="string" calcext:value-type="string">
            <text:p>Same week as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0]+1" office:value-type="float" office:value="11" calcext:value-type="float">
            <text:p>11</text:p>
          </table:table-cell>
          <table:table-cell table:style-name="ce2" office:value-type="string" calcext:value-type="string">
            <text:p>One wee 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12" calcext:value-type="float">
            <text:p>12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0]+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4]+1" office:value-type="float" office:value="13" calcext:value-type="float">
            <text:p>13</text:p>
          </table:table-cell>
          <table:table-cell table:style-name="ce2" office:value-type="string" calcext:value-type="string">
            <text:p>After Kitcen and Vanitie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5]+1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6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7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9]+1" office:value-type="float" office:value="15" calcext:value-type="float">
            <text:p>15</text:p>
          </table:table-cell>
          <table:table-cell table:style-name="ce2" office:value-type="string" calcext:value-type="string">
            <text:p>After all accesories Instal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0]+1" office:value-type="float" office:value="16" calcext:value-type="float">
            <text:p>16</text:p>
          </table:table-cell>
          <table:table-cell table:style-name="ce2" office:value-type="string" calcext:value-type="string">
            <text:p>One week after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3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1020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LANING</text:p>
          </table:table-cell>
          <table:table-cell table:style-name="ce2" table:formula="of:=[.J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J1]+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5" calcext:value-type="float">
            <text:p>5</text:p>
          </table:table-cell>
          <table:table-cell table:style-name="ce2" office:value-type="string" calcext:value-type="string">
            <text:p>we wait 3 weeks af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 Struc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 is week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 Outdoors (patio / backyard)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7" calcext:value-type="float">
            <text:p>7</text:p>
          </table:table-cell>
          <table:table-cell table:style-name="ce2" office:value-type="string" calcext:value-type="string">
            <text:p>next week after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8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8]+1" office:value-type="float" office:value="8" calcext:value-type="float">
            <text:p>8</text:p>
          </table:table-cell>
          <table:table-cell table:style-name="ce2" office:value-type="string" calcext:value-type="string">
            <text:p>one week after the insulaiton insp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30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30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10" calcext:value-type="float">
            <text:p>10</text:p>
          </table:table-cell>
          <table:table-cell table:style-name="ce2" office:value-type="string" calcext:value-type="string">
            <text:p>one week after interior d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6]+1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37]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10" calcext:value-type="float">
            <text:p>10</text:p>
          </table:table-cell>
          <table:table-cell table:style-name="ce2" office:value-type="string" calcext:value-type="string">
            <text:p>One week after pai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0]" office:value-type="float" office:value="10" calcext:value-type="float">
            <text:p>10</text:p>
          </table:table-cell>
          <table:table-cell table:style-name="ce2" office:value-type="string" calcext:value-type="string">
            <text:p>Same week as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11" calcext:value-type="float">
            <text:p>11</text:p>
          </table:table-cell>
          <table:table-cell table:style-name="ce2" office:value-type="string" calcext:value-type="string">
            <text:p>One wee 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2]+1" office:value-type="float" office:value="12" calcext:value-type="float">
            <text:p>12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1]+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5]+1" office:value-type="float" office:value="13" calcext:value-type="float">
            <text:p>13</text:p>
          </table:table-cell>
          <table:table-cell table:style-name="ce2" office:value-type="string" calcext:value-type="string">
            <text:p>After Kitcen and Vanitie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6]+1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7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8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9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50]+1" office:value-type="float" office:value="15" calcext:value-type="float">
            <text:p>15</text:p>
          </table:table-cell>
          <table:table-cell table:style-name="ce2" office:value-type="string" calcext:value-type="string">
            <text:p>After all accesories Instal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1]+1" office:value-type="float" office:value="16" calcext:value-type="float">
            <text:p>16</text:p>
          </table:table-cell>
          <table:table-cell table:style-name="ce2" office:value-type="string" calcext:value-type="string">
            <text:p>One week after</text:p>
          </table:table-cell>
          <table:table-cell table:number-columns-repeated="101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4">
        <table:table-column table:style-name="co20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LANING</text:p>
          </table:table-cell>
          <table:table-cell table:style-name="ce2" table:formula="of:=[.J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J1]+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5" calcext:value-type="float">
            <text:p>5</text:p>
          </table:table-cell>
          <table:table-cell table:style-name="ce2" office:value-type="string" calcext:value-type="string">
            <text:p>we wait 3 weeks af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 Struc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 is week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 Outdoors (patio / backyard)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7" calcext:value-type="float">
            <text:p>7</text:p>
          </table:table-cell>
          <table:table-cell table:style-name="ce2" office:value-type="string" calcext:value-type="string">
            <text:p>next week after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 Rough i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 Rough 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7" calcext:value-type="float">
            <text:p>7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8]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28]+1" office:value-type="float" office:value="8" calcext:value-type="float">
            <text:p>8</text:p>
          </table:table-cell>
          <table:table-cell table:style-name="ce2" office:value-type="string" calcext:value-type="string">
            <text:p>one week after the insulaiton insp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30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30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0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10" calcext:value-type="float">
            <text:p>10</text:p>
          </table:table-cell>
          <table:table-cell table:style-name="ce2" office:value-type="string" calcext:value-type="string">
            <text:p>one week after interior d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6]+1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37]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10" calcext:value-type="float">
            <text:p>10</text:p>
          </table:table-cell>
          <table:table-cell table:style-name="ce2" office:value-type="string" calcext:value-type="string">
            <text:p>One week after pai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0]" office:value-type="float" office:value="10" calcext:value-type="float">
            <text:p>10</text:p>
          </table:table-cell>
          <table:table-cell table:style-name="ce2" office:value-type="string" calcext:value-type="string">
            <text:p>Same week as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11" calcext:value-type="float">
            <text:p>11</text:p>
          </table:table-cell>
          <table:table-cell table:style-name="ce2" office:value-type="string" calcext:value-type="string">
            <text:p>One wee 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42]+1" office:value-type="float" office:value="12" calcext:value-type="float">
            <text:p>12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1]+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5]+1" office:value-type="float" office:value="13" calcext:value-type="float">
            <text:p>13</text:p>
          </table:table-cell>
          <table:table-cell table:style-name="ce2" office:value-type="string" calcext:value-type="string">
            <text:p>After Kitcen and Vanitie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6]+1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7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8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49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4" table:formula="of:=[.E50]+1" office:value-type="float" office:value="15" calcext:value-type="float">
            <text:p>15</text:p>
          </table:table-cell>
          <table:table-cell table:style-name="ce2" office:value-type="string" calcext:value-type="string">
            <text:p>After all accesories Instal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OJECT MANAGER</text:p>
          </table:table-cell>
          <table:table-cell table:style-name="ce2" table:formula="of:=[.E51]+1" office:value-type="float" office:value="16" calcext:value-type="float">
            <text:p>16</text:p>
          </table:table-cell>
          <table:table-cell table:style-name="ce2" office:value-type="string" calcext:value-type="string">
            <text:p>One week after</text:p>
          </table:table-cell>
          <table:table-cell table:number-columns-repeated="1018"/>
        </table:table-row>
        <table:table-row table:style-name="ro1" table:visibility="collapse" table:number-rows-repeated="948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style-name="ce2" office:value-type="string" calcext:value-type="string">
            <text:p>espesor del sla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fund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po de varil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po de cemento. Camion o de Home Depot</text:p>
          </table:table-cell>
          <table:table-cell table:number-columns-repeated="1023"/>
        </table:table-row>
        <table:table-row table:style-name="ro2" table:number-rows-repeated="1047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MAIN PROCESS'.$A$1" table:cell-range-address="$Sheet6.$A$1:.$G$1000"/>
        </table:named-expressions>
      </table:table>
      <table:table table:name="Sheet4" table:style-name="ta15">
        <table:table-column table:style-name="co7" table:number-columns-repeated="1024" table:default-cell-style-name="Default"/>
        <table:table-row table:style-name="ro1">
          <table:table-cell table:style-name="ce2" office:value-type="string" calcext:value-type="string">
            <text:p>IF THERE IS DEMO THEN THERE WILL BE <text:s/>DUMPSTER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6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ITION" table:style-name="ta17">
        <table:table-column table:style-name="co29" table:default-cell-style-name="Default"/>
        <table:table-column table:style-name="co2" table:default-cell-style-name="Default"/>
        <table:table-column table:style-name="co7" table:number-columns-repeated="1022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ocess Name</text:p>
          </table:table-cell>
          <table:table-cell table:style-name="ce7" office:value-type="string" calcext:value-type="string">
            <text:p>SubProcess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NSPECTION</text:p>
          </table:table-cell>
          <table:table-cell/>
          <table:table-cell table:style-name="ce1" office:value-type="string" calcext:value-type="string">
            <text:p>START W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Documen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J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Architecture, MEP, RES Check, Structural, Cover Sheet and Scope of work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ermits</text:p>
          </table:table-cell>
          <table:table-cell/>
          <table:table-cell table:style-name="ce2" office:value-type="string" calcext:value-type="string">
            <text:p>PLANING</text:p>
          </table:table-cell>
          <table:table-cell table:style-name="ce2" table:formula="of:=[.E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Post Permit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J1]+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Surveyor Property Delimit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OF STRUC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Tree Remov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Grading and soil leve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E WORK</text:p>
          </table:table-cell>
          <table:table-cell table:style-name="ce2" office:value-type="string" calcext:value-type="string">
            <text:p>Filling Dirt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Foundation Form and Excav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0]+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ie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Inground Plumb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1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Trenching and Rebar Post Tension or Vanilla Reba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3]+1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Concrete Pour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4]+1" office:value-type="float" office:value="5" calcext:value-type="float">
            <text:p>5</text:p>
          </table:table-cell>
          <table:table-cell table:style-name="ce2" office:value-type="string" calcext:value-type="string">
            <text:p>we wait 3 weeks af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CONDITIONS</text:p>
          </table:table-cell>
          <table:table-cell table:style-name="ce2" office:value-type="string" calcext:value-type="string">
            <text:p>Demo Prepar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ING</text:p>
          </table:table-cell>
          <table:table-cell table:style-name="ce2" office:value-type="string" calcext:value-type="string">
            <text:p>Fram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5]+1" office:value-type="float" office:value="6" calcext:value-type="float">
            <text:p>6</text:p>
          </table:table-cell>
          <table:table-cell table:style-name="ce2" office:value-type="string" calcext:value-type="string">
            <text:p>for remodeling is week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ior Sheating (Walls and Roof)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Exterior Windows and D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RIOR SHEATING</text:p>
          </table:table-cell>
          <table:table-cell table:style-name="ce2" office:value-type="string" calcext:value-type="string">
            <text:p>External Water P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17]" office:value-type="float" office:value="6" calcext:value-type="float">
            <text:p>6</text:p>
          </table:table-cell>
          <table:table-cell table:style-name="ce2" office:value-type="string" calcext:value-type="string">
            <text:p>same week as fram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FING</text:p>
          </table:table-cell>
          <table:table-cell table:style-name="ce2" office:value-type="string" calcext:value-type="string">
            <text:p>Roof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17]+1" office:value-type="float" office:value="7" calcext:value-type="float">
            <text:p>7</text:p>
          </table:table-cell>
          <table:table-cell table:style-name="ce2" office:value-type="string" calcext:value-type="string">
            <text:p>next week after fram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Plumb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1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ical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2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Mechanic (HVAC)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3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Communications and Data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4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Things that goes inside the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5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Wall Insu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6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ULATION</text:p>
          </table:table-cell>
          <table:table-cell table:style-name="ce2" office:value-type="string" calcext:value-type="string">
            <text:p>Roof Insulation (New House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" office:value-type="float" office:value="7" calcext:value-type="float">
            <text:p>7</text:p>
          </table:table-cell>
          <table:table-cell table:style-name="ce2" office:value-type="string" calcext:value-type="string">
            <text:p>it can be the same week as roofing</text:p>
          </table:table-cell>
          <table:table-cell table:style-name="ce2" office:value-type="string" calcext:value-type="string">
            <text:p>INSP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Sheet Rock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7]+1" office:value-type="float" office:value="8" calcext:value-type="float">
            <text:p>8</text:p>
          </table:table-cell>
          <table:table-cell table:style-name="ce2" office:value-type="string" calcext:value-type="string">
            <text:p>one week after the insulaiton insp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Hardybacke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Wet Areas Water Proofing Redguard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YWALL</text:p>
          </table:table-cell>
          <table:table-cell table:style-name="ce2" office:value-type="string" calcext:value-type="string">
            <text:p>Tape Bet and Texture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29]" office:value-type="float" office:value="8" calcext:value-type="float">
            <text:p>8</text:p>
          </table:table-cell>
          <table:table-cell table:style-name="ce2" office:value-type="string" calcext:value-type="string">
            <text:p>same as sheet 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ES</text:p>
          </table:table-cell>
          <table:table-cell table:style-name="ce2" office:value-type="string" calcext:value-type="string">
            <text:p>Tiles</text:p>
          </table:table-cell>
          <table:table-cell table:style-name="ce2"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ORS AND WINDOWS</text:p>
          </table:table-cell>
          <table:table-cell table:style-name="ce2" office:value-type="string" calcext:value-type="string">
            <text:p>Interior Do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PENTRY</text:p>
          </table:table-cell>
          <table:table-cell table:style-name="ce2" office:value-type="string" calcext:value-type="string">
            <text:p>Finish Carpent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29]+1" office:value-type="float" office:value="9" calcext:value-type="float">
            <text:p>9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 Prep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4]+1" office:value-type="float" office:value="10" calcext:value-type="float">
            <text:p>10</text:p>
          </table:table-cell>
          <table:table-cell table:style-name="ce2" office:value-type="string" calcext:value-type="string">
            <text:p>one week after sheetr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Wall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5]+1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Painting of Ceil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36]" office:value-type="float" office:value="10" calcext:value-type="float">
            <text:p>10</text:p>
          </table:table-cell>
          <table:table-cell table:style-name="ce2" office:value-type="string" calcext:value-type="string">
            <text:p>Same week as paint pre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Leveling and floating of floor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8]" office:value-type="float" office:value="10" calcext:value-type="float">
            <text:p>10</text:p>
          </table:table-cell>
          <table:table-cell table:style-name="ce2" office:value-type="string" calcext:value-type="string">
            <text:p>One week after pai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Floor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39]" office:value-type="float" office:value="10" calcext:value-type="float">
            <text:p>10</text:p>
          </table:table-cell>
          <table:table-cell table:style-name="ce2" office:value-type="string" calcext:value-type="string">
            <text:p>Same week as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ORING</text:p>
          </table:table-cell>
          <table:table-cell table:style-name="ce2" office:value-type="string" calcext:value-type="string">
            <text:p>Moldures and Baseboard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0]+1" office:value-type="float" office:value="11" calcext:value-type="float">
            <text:p>11</text:p>
          </table:table-cell>
          <table:table-cell table:style-name="ce2" office:value-type="string" calcext:value-type="string">
            <text:p>One wee 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Trim, baseboards and Mantel Painting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1]+1" office:value-type="float" office:value="12" calcext:value-type="float">
            <text:p>12</text:p>
          </table:table-cell>
          <table:table-cell table:style-name="ce2" office:value-type="string" calcext:value-type="string">
            <text:p>One week after moldures and baseboard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Kitchen Cabinet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Vanit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0]+2" office:value-type="float" office:value="12" calcext:value-type="float">
            <text:p>12</text:p>
          </table:table-cell>
          <table:table-cell table:style-name="ce2" office:value-type="string" calcext:value-type="string">
            <text:p>After Floor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UNTERTOP</text:p>
          </table:table-cell>
          <table:table-cell table:style-name="ce2" office:value-type="string" calcext:value-type="string">
            <text:p>Countertop In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4]+1" office:value-type="float" office:value="13" calcext:value-type="float">
            <text:p>13</text:p>
          </table:table-cell>
          <table:table-cell table:style-name="ce2" office:value-type="string" calcext:value-type="string">
            <text:p>After Kitchen and Vanitie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Smoke Detector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5]+1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MBING</text:p>
          </table:table-cell>
          <table:table-cell table:style-name="ce2" office:value-type="string" calcext:value-type="string">
            <text:p>Fixture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6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Electrodomestic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7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ccesories Installation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48]" office:value-type="float" office:value="14" calcext:value-type="float">
            <text:p>14</text:p>
          </table:table-cell>
          <table:table-cell table:style-name="ce2" office:value-type="string" calcext:value-type="string">
            <text:p>After COuntertops Install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inishes and Touch ups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4" table:formula="of:=[.E49]+1" office:value-type="float" office:value="15" calcext:value-type="float">
            <text:p>15</text:p>
          </table:table-cell>
          <table:table-cell table:style-name="ce2" office:value-type="string" calcext:value-type="string">
            <text:p>After all accesories Instal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DELIVERY</text:p>
          </table:table-cell>
          <table:table-cell/>
          <table:table-cell table:style-name="ce2" office:value-type="string" calcext:value-type="string">
            <text:p>PROJECT MANAGER</text:p>
          </table:table-cell>
          <table:table-cell table:style-name="ce2" table:formula="of:=[.E50]+1" office:value-type="float" office:value="16" calcext:value-type="float">
            <text:p>16</text:p>
          </table:table-cell>
          <table:table-cell table:style-name="ce2" office:value-type="string" calcext:value-type="string">
            <text:p>One week aft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Week Star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-00 <text:s text:c="3"/>GENERAL CONDITIONS TOTAL</text:p>
          </table:table-cell>
          <table:table-cell table:style-name="ce2" table:formula="of:=1+[.E54]-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.00 <text:s text:c="3"/>SITE WORK TOTALS</text:p>
          </table:table-cell>
          <table:table-cell table:style-name="ce2" table:formula="of:=[.B55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.00 <text:s text:c="3"/>FOUNDATION TOTAL</text:p>
          </table:table-cell>
          <table:table-cell table:style-name="ce2" table:formula="of:=[.B55]+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.00 <text:s text:c="3"/>ELECTRICAL</text:p>
          </table:table-cell>
          <table:table-cell table:style-name="ce4" table:formula="of:=[.B60]+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.00 <text:s text:c="3"/>PLUMBING</text:p>
          </table:table-cell>
          <table:table-cell table:style-name="ce4" table:formula="of:=[.B60]+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.0 <text:s text:c="4"/>FRAMING</text:p>
          </table:table-cell>
          <table:table-cell table:style-name="ce4" table:formula="of:=[.B57]+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7.0 <text:s text:c="5"/>EXTERIOR SHEATING</text:p>
          </table:table-cell>
          <table:table-cell table:style-name="ce4" table:formula="of:=[.B60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8.0 <text:s text:c="3"/>ROOFING</text:p>
          </table:table-cell>
          <table:table-cell table:style-name="ce4" table:formula="of:=[.B60]+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.0 <text:s text:c="3"/>DOORS AND WINDOWS</text:p>
          </table:table-cell>
          <table:table-cell table:style-name="ce4" table:formula="of:=[.B60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.0 <text:s text:c="3"/>PAINT</text:p>
          </table:table-cell>
          <table:table-cell table:style-name="ce4" table:formula="of:=[.B73]+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1.0 <text:s text:c="3"/>INSULATION</text:p>
          </table:table-cell>
          <table:table-cell table:style-name="ce4" table:formula="of:=[.B60]+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.0 <text:s text:c="3"/>FLOORING</text:p>
          </table:table-cell>
          <table:table-cell table:style-name="ce4" table:formula="of:=[.B64]+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3.0 <text:s text:c="3"/>STUCCO / SIDING</text:p>
          </table:table-cell>
          <table:table-cell table:style-name="ce4" table:formula="of:=[.B60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4.0 <text:s text:c="3"/>HVAC</text:p>
          </table:table-cell>
          <table:table-cell table:style-name="ce4" table:formula="of:=[.B60]+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5.0 <text:s text:c="5"/>TILES</text:p>
          </table:table-cell>
          <table:table-cell table:style-name="ce4" table:formula="of:=[.B73]+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7.0 <text:s text:c="5"/>GLASS</text:p>
          </table:table-cell>
          <table:table-cell table:style-name="ce4" table:formula="of:=[.B71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8.0 <text:s text:c="5"/>CABINETS </text:p>
          </table:table-cell>
          <table:table-cell table:style-name="ce4" table:formula="of:=[.B66]+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.0 <text:s text:c="6"/>COUNTERTOPS</text:p>
          </table:table-cell>
          <table:table-cell table:style-name="ce4" table:formula="of:=[.B71]+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.0 <text:s text:c="5"/>DRYWALL</text:p>
          </table:table-cell>
          <table:table-cell table:style-name="ce4" table:formula="of:=[.B61]+1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weeks" table:base-cell-address="$'MAIN PROCESS'.$A$1" table:cell-range-address="$weeks.$A$1:.$C$1048576"/>
      </table:named-expressions>
      <table:database-ranges>
        <table:database-range table:name="__Anonymous_Sheet_DB__0" table:target-range-address="'MAIN PROCESS'.B1:'MAIN PROCESS'.B1006" table:display-filter-buttons="true"/>
        <table:database-range table:name="__Anonymous_Sheet_DB__3" table:target-range-address="'TASK SCHEDULED'.D1:'TASK SCHEDULED'.I13" table:display-filter-buttons="true"/>
        <table:database-range table:name="__Anonymous_Sheet_DB__5" table:target-range-address="'ROBERT CAMPBELL'.A1:'ROBERT CAMPBELL'.H51" table:display-filter-buttons="true">
          <table:filter>
            <table:filter-and>
              <table:filter-condition table:field-number="5" table:value="X" table:operator="="/>
            </table:filter-and>
          </table:filter>
        </table:database-range>
        <table:database-range table:name="__Anonymous_Sheet_DB__13" table:target-range-address="Sheet6.A1:Sheet6.G1000" table:display-filter-buttons="true">
          <table:filter>
            <table:filter-and>
              <table:filter-condition table:field-number="2" table:value="X" table:operator="=">
                <table:filter-set-item table:value="X"/>
                <table:filter-set-item table:value="x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&quot;Times New Roman&quot;" svg:font-family="'&quot;Times New Roman&quot;'"/>
    <style:font-face style:name="&quot;Trebuchet MS&quot;" svg:font-family="'&quot;Trebuchet MS&quot;'"/>
    <style:font-face style:name="&quot;open sans&quot;" svg:font-family="'&quot;ope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month/>
      <number:text>/</number:text>
      <number:day/>
    </number:date-style>
    <number:currency-style style:name="N127P0" style:volatile="true">
      <number:text> </number:text>
      <number:currency-symbol number:language="es" number:country="CL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7P1" style:volatile="true">
      <number:text> </number:text>
      <number:currency-symbol number:language="es" number:country="CL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7P2" style:volatile="true">
      <number:text> </number:text>
      <number:currency-symbol number:language="es" number:country="CL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loext:min-decimal-places="0" number:min-integer-digits="1"/>
      <number:text> '</number:text>
    </number:number-style>
    <number:date-style style:name="N129"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PROCESS" style:display-name="PageStyle_MAIN PROC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FICATIONS" style:display-name="PageStyle_SPECIFIC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ve_20_barron" style:display-name="PageStyle_Dave barr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_20_SCHEDULED" style:display-name="PageStyle_TASK SCHEDUL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K_20_UP" style:display-name="PageStyle_BACK 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BERT_20_CAMPBELL" style:display-name="PageStyle_ROBERT CAMPBE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bert_20_Campbel_20_Final" style:display-name="PageStyle_Robert Campbel Fin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eks" style:display-name="PageStyle_wee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ANDA" style:display-name="PageStyle_AMAN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BCONTRACTORS" style:display-name="PageStyle_SUBCONTRACTO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TT_20_CRUMPTOM" style:display-name="PageStyle_PATT CRUMPT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ITION" style:display-name="PageStyle_ADDI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7230" meta:object-count="0"/>
    <meta:generator>LibreOfficeDev/6.0.5.2$Linux_X86_64 LibreOffice_project/</meta:generator>
  </office:meta>
</office:document-meta>
</file>